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4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DOS Bench OSD Scaling" table:style-name="ta1">
        <table:shapes>
          <draw:frame draw:z-index="0" draw:style-name="gr1" draw:text-style-name="P1" svg:width="6.2988in" svg:height="3.5429in" svg:x="5.8713in" svg:y="0in">
            <draw:object draw:notify-on-update-of-ranges="'RADOS Bench OSD Scaling'.A11:'RADOS Bench OSD Scaling'.A15 'RADOS Bench OSD Scaling'.B10:'RADOS Bench OSD Scaling'.B10 'RADOS Bench OSD Scaling'.B11:'RADOS Bench OSD Scaling'.B15 'RADOS Bench OSD Scaling'.C10:'RADOS Bench OSD Scaling'.C10 'RADOS Bench OSD Scaling'.C11:'RADOS Bench OSD Scaling'.C15 'RADOS Bench OSD Scaling'.D10:'RADOS Bench OSD Scaling'.D10 'RADOS Bench OSD Scaling'.D11:'RADOS Bench OSD Scaling'.D15 'RADOS Bench OSD Scaling'.E10:'RADOS Bench OSD Scaling'.E10 'RADOS Bench OSD Scaling'.E11:'RADOS Bench OSD Scaling'.E15 'RADOS Bench OSD Scaling'.F10:'RADOS Bench OSD Scaling'.F10 'RADOS Bench OSD Scaling'.F11:'RADOS Bench OSD Scaling'.F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1579in" svg:y="0.1689in">
            <draw:object draw:notify-on-update-of-ranges="'RADOS Bench OSD Scaling'.A17:'RADOS Bench OSD Scaling'.A17 'RADOS Bench OSD Scaling'.A18:'RADOS Bench OSD Scaling'.A21 'RADOS Bench OSD Scaling'.B17:'RADOS Bench OSD Scaling'.B17 'RADOS Bench OSD Scaling'.B18:'RADOS Bench OSD Scaling'.B21 'RADOS Bench OSD Scaling'.C17:'RADOS Bench OSD Scaling'.C17 'RADOS Bench OSD Scaling'.C18:'RADOS Bench OSD Scaling'.C21 'RADOS Bench OSD Scaling'.D17:'RADOS Bench OSD Scaling'.D17 'RADOS Bench OSD Scaling'.D18:'RADOS Bench OSD Scaling'.D21 'RADOS Bench OSD Scaling'.E17:'RADOS Bench OSD Scaling'.E17 'RADOS Bench OSD Scaling'.E18:'RADOS Bench OSD Scaling'.E21 'RADOS Bench OSD Scaling'.F17:'RADOS Bench OSD Scaling'.F17 'RADOS Bench OSD Scaling'.F18:'RADOS Bench OSD Scaling'.F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9035in" svg:y="3.7819in">
            <draw:object draw:notify-on-update-of-ranges="'RADOS Bench OSD Scaling'.A25:'RADOS Bench OSD Scaling'.A25 'RADOS Bench OSD Scaling'.A26:'RADOS Bench OSD Scaling'.A30 'RADOS Bench OSD Scaling'.B25:'RADOS Bench OSD Scaling'.B25 'RADOS Bench OSD Scaling'.B26:'RADOS Bench OSD Scaling'.B30 'RADOS Bench OSD Scaling'.C25:'RADOS Bench OSD Scaling'.C25 'RADOS Bench OSD Scaling'.C26:'RADOS Bench OSD Scaling'.C30 'RADOS Bench OSD Scaling'.D25:'RADOS Bench OSD Scaling'.D25 'RADOS Bench OSD Scaling'.D26:'RADOS Bench OSD Scaling'.D30 'RADOS Bench OSD Scaling'.E25:'RADOS Bench OSD Scaling'.E25 'RADOS Bench OSD Scaling'.E26:'RADOS Bench OSD Scaling'.E30 'RADOS Bench OSD Scaling'.F25:'RADOS Bench OSD Scaling'.F25 'RADOS Bench OSD Scaling'.F26:'RADOS Bench OSD Scaling'.F3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6.2988in" svg:height="3.5429in" svg:x="12.2126in" svg:y="3.8441in">
            <draw:object draw:notify-on-update-of-ranges="'RADOS Bench OSD Scaling'.A32:'RADOS Bench OSD Scaling'.A32 'RADOS Bench OSD Scaling'.A33:'RADOS Bench OSD Scaling'.A36 'RADOS Bench OSD Scaling'.B32:'RADOS Bench OSD Scaling'.B32 'RADOS Bench OSD Scaling'.B33:'RADOS Bench OSD Scaling'.B36 'RADOS Bench OSD Scaling'.C32:'RADOS Bench OSD Scaling'.C32 'RADOS Bench OSD Scaling'.C33:'RADOS Bench OSD Scaling'.C36 'RADOS Bench OSD Scaling'.D32:'RADOS Bench OSD Scaling'.D32 'RADOS Bench OSD Scaling'.D33:'RADOS Bench OSD Scaling'.D36 'RADOS Bench OSD Scaling'.E32:'RADOS Bench OSD Scaling'.E32 'RADOS Bench OSD Scaling'.E33:'RADOS Bench OSD Scaling'.E36 'RADOS Bench OSD Scaling'.F32:'RADOS Bench OSD Scaling'.F32 'RADOS Bench OSD Scaling'.F33:'RADOS Bench OSD Scaling'.F3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RADOS Bench Node Scaling</text:p>
          </table:table-cell>
          <table:table-cell table:number-columns-repeated="5"/>
        </table:table-row>
        <table:table-row table:style-name="ro1">
          <table:table-cell office:value-type="string">
            <text:p>Clients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Processes per Client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Ios per Process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string">
            <text:p>pools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2">
          <table:table-cell office:value-type="string">
            <text:p>PGs per Pool</text:p>
          </table:table-cell>
          <table:table-cell office:value-type="float" office:value="1024">
            <text:p>102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0.67-RC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OSDs (1 Node)</text:p>
          </table:table-cell>
          <table:table-cell office:value-type="string">
            <text:p>Writes</text:p>
          </table:table-cell>
          <table:table-cell office:value-type="string">
            <text:p>Reads</text:p>
          </table:table-cell>
          <table:table-cell office:value-type="string">
            <text:p>Writes (Including Journals)</text:p>
          </table:table-cell>
          <table:table-cell office:value-type="string">
            <text:p>Disk Fabric Max</text:p>
          </table:table-cell>
          <table:table-cell office:value-type="string">
            <text:p>Client Network Max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3.138">
            <text:p>403.138</text:p>
          </table:table-cell>
          <table:table-cell office:value-type="float" office:value="608.117">
            <text:p>608.117</text:p>
          </table:table-cell>
          <table:table-cell table:formula="of:=[.B11]*2" office:value-type="float" office:value="806.276">
            <text:p>806.276</text:p>
          </table:table-cell>
          <table:table-cell office:value-type="float" office:value="3000">
            <text:p>3000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76.236">
            <text:p>776.236</text:p>
          </table:table-cell>
          <table:table-cell office:value-type="float" office:value="1079.78">
            <text:p>1079.78</text:p>
          </table:table-cell>
          <table:table-cell table:formula="of:=[.B12]*2" office:value-type="float" office:value="1552.472">
            <text:p>1552.472</text:p>
          </table:table-cell>
          <table:table-cell office:value-type="float" office:value="3000">
            <text:p>3000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82.49">
            <text:p>1082.49</text:p>
          </table:table-cell>
          <table:table-cell office:value-type="float" office:value="1494.24">
            <text:p>1494.24</text:p>
          </table:table-cell>
          <table:table-cell table:formula="of:=[.B13]*2" office:value-type="float" office:value="2164.98">
            <text:p>2164.98</text:p>
          </table:table-cell>
          <table:table-cell office:value-type="float" office:value="3000">
            <text:p>3000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81.46">
            <text:p>1281.46</text:p>
          </table:table-cell>
          <table:table-cell office:value-type="float" office:value="1640.58">
            <text:p>1640.58</text:p>
          </table:table-cell>
          <table:table-cell table:formula="of:=[.B14]*2" office:value-type="float" office:value="2562.92">
            <text:p>2562.92</text:p>
          </table:table-cell>
          <table:table-cell office:value-type="float" office:value="3000">
            <text:p>3000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84.4">
            <text:p>1384.4</text:p>
          </table:table-cell>
          <table:table-cell office:value-type="float" office:value="2387.31">
            <text:p>2387.31</text:p>
          </table:table-cell>
          <table:table-cell table:formula="of:=[.B15]*2" office:value-type="float" office:value="2768.8">
            <text:p>2768.8</text:p>
          </table:table-cell>
          <table:table-cell office:value-type="float" office:value="3000">
            <text:p>3000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OSD Nodes</text:p>
          </table:table-cell>
          <table:table-cell office:value-type="string">
            <text:p>Writes</text:p>
          </table:table-cell>
          <table:table-cell office:value-type="string">
            <text:p>Reads</text:p>
          </table:table-cell>
          <table:table-cell office:value-type="string">
            <text:p>Writes (Including Journals)</text:p>
          </table:table-cell>
          <table:table-cell office:value-type="string">
            <text:p>Disk Fabric Max</text:p>
          </table:table-cell>
          <table:table-cell office:value-type="string">
            <text:p>Client Network Ma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84.4">
            <text:p>1384.4</text:p>
          </table:table-cell>
          <table:table-cell office:value-type="float" office:value="2387.31">
            <text:p>2387.31</text:p>
          </table:table-cell>
          <table:table-cell table:formula="of:=[.B18]*2" office:value-type="float" office:value="2768.8">
            <text:p>2768.8</text:p>
          </table:table-cell>
          <table:table-cell office:value-type="float" office:value="3000">
            <text:p>3000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2.1">
            <text:p>2572.1</text:p>
          </table:table-cell>
          <table:table-cell office:value-type="float" office:value="4260.31">
            <text:p>4260.31</text:p>
          </table:table-cell>
          <table:table-cell table:formula="of:=[.B19]*2" office:value-type="float" office:value="5144.2">
            <text:p>5144.2</text:p>
          </table:table-cell>
          <table:table-cell office:value-type="float" office:value="6000">
            <text:p>6000</text:p>
          </table:table-cell>
          <table:table-cell table:formula="of:=[.F18]*2" office:value-type="float" office:value="4940">
            <text:p>49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81.67">
            <text:p>3781.67</text:p>
          </table:table-cell>
          <table:table-cell office:value-type="float" office:value="5860.08">
            <text:p>5860.08</text:p>
          </table:table-cell>
          <table:table-cell table:formula="of:=[.B20]*2" office:value-type="float" office:value="7563.34">
            <text:p>7563.34</text:p>
          </table:table-cell>
          <table:table-cell office:value-type="float" office:value="9000">
            <text:p>9000</text:p>
          </table:table-cell>
          <table:table-cell table:formula="of:=[.F18]*3" office:value-type="float" office:value="7410">
            <text:p>74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48.36">
            <text:p>5048.36</text:p>
          </table:table-cell>
          <table:table-cell office:value-type="float" office:value="7860.18">
            <text:p>7860.18</text:p>
          </table:table-cell>
          <table:table-cell table:formula="of:=[.B21]*2" office:value-type="float" office:value="10096.72">
            <text:p>10096.72</text:p>
          </table:table-cell>
          <table:table-cell office:value-type="float" office:value="12000">
            <text:p>12000</text:p>
          </table:table-cell>
          <table:table-cell table:formula="of:=[.F18]*4" office:value-type="float" office:value="9880">
            <text:p>988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float" office:value="0.64">
            <text:p>0.64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2">
          <table:table-cell office:value-type="string">
            <text:p>OSDs (1 Node)</text:p>
          </table:table-cell>
          <table:table-cell office:value-type="string">
            <text:p>Writes</text:p>
          </table:table-cell>
          <table:table-cell office:value-type="string">
            <text:p>Reads</text:p>
          </table:table-cell>
          <table:table-cell office:value-type="string">
            <text:p>Writes (Including Journals)</text:p>
          </table:table-cell>
          <table:table-cell office:value-type="string">
            <text:p>Disk Fabric Max</text:p>
          </table:table-cell>
          <table:table-cell office:value-type="string">
            <text:p>Client Network Max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46.983">
            <text:p>546.983</text:p>
          </table:table-cell>
          <table:table-cell office:value-type="float" office:value="728.8">
            <text:p>728.8</text:p>
          </table:table-cell>
          <table:table-cell table:formula="of:=[.B26]*2" office:value-type="float" office:value="1093.966">
            <text:p>1093.966</text:p>
          </table:table-cell>
          <table:table-cell office:value-type="float" office:value="3000">
            <text:p>3000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79.263">
            <text:p>979.263</text:p>
          </table:table-cell>
          <table:table-cell office:value-type="float" office:value="1266.01">
            <text:p>1266.01</text:p>
          </table:table-cell>
          <table:table-cell table:formula="of:=[.B27]*2" office:value-type="float" office:value="1958.526">
            <text:p>1958.526</text:p>
          </table:table-cell>
          <table:table-cell office:value-type="float" office:value="3000">
            <text:p>3000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30.25">
            <text:p>1330.25</text:p>
          </table:table-cell>
          <table:table-cell office:value-type="float" office:value="1712.36">
            <text:p>1712.36</text:p>
          </table:table-cell>
          <table:table-cell table:formula="of:=[.B28]*2" office:value-type="float" office:value="2660.5">
            <text:p>2660.5</text:p>
          </table:table-cell>
          <table:table-cell office:value-type="float" office:value="3000">
            <text:p>3000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31.52">
            <text:p>1431.52</text:p>
          </table:table-cell>
          <table:table-cell office:value-type="float" office:value="2238.05">
            <text:p>2238.05</text:p>
          </table:table-cell>
          <table:table-cell table:formula="of:=[.B29]*2" office:value-type="float" office:value="2863.04">
            <text:p>2863.04</text:p>
          </table:table-cell>
          <table:table-cell office:value-type="float" office:value="3000">
            <text:p>3000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27.43">
            <text:p>1427.43</text:p>
          </table:table-cell>
          <table:table-cell office:value-type="float" office:value="2316.32">
            <text:p>2316.32</text:p>
          </table:table-cell>
          <table:table-cell table:formula="of:=[.B30]*2" office:value-type="float" office:value="2854.86">
            <text:p>2854.86</text:p>
          </table:table-cell>
          <table:table-cell office:value-type="float" office:value="3000">
            <text:p>3000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OSD Nodes</text:p>
          </table:table-cell>
          <table:table-cell office:value-type="string">
            <text:p>Writes</text:p>
          </table:table-cell>
          <table:table-cell office:value-type="string">
            <text:p>Reads</text:p>
          </table:table-cell>
          <table:table-cell office:value-type="string">
            <text:p>Writes (Including Journals)</text:p>
          </table:table-cell>
          <table:table-cell office:value-type="string">
            <text:p>Disk Fabric Max</text:p>
          </table:table-cell>
          <table:table-cell office:value-type="string">
            <text:p>Client Network Ma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27.43">
            <text:p>1427.43</text:p>
          </table:table-cell>
          <table:table-cell office:value-type="float" office:value="2316.32">
            <text:p>2316.32</text:p>
          </table:table-cell>
          <table:table-cell table:formula="of:=[.B33]*2" office:value-type="float" office:value="2854.86">
            <text:p>2854.86</text:p>
          </table:table-cell>
          <table:table-cell office:value-type="float" office:value="3000">
            <text:p>3000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95.92">
            <text:p>2695.92</text:p>
          </table:table-cell>
          <table:table-cell office:value-type="float" office:value="4695.82">
            <text:p>4695.82</text:p>
          </table:table-cell>
          <table:table-cell table:formula="of:=[.B34]*2" office:value-type="float" office:value="5391.84">
            <text:p>5391.84</text:p>
          </table:table-cell>
          <table:table-cell office:value-type="float" office:value="6000">
            <text:p>6000</text:p>
          </table:table-cell>
          <table:table-cell table:formula="of:=[.F33]*2" office:value-type="float" office:value="4940">
            <text:p>49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45.79">
            <text:p>4045.79</text:p>
          </table:table-cell>
          <table:table-cell office:value-type="float" office:value="6707.49">
            <text:p>6707.49</text:p>
          </table:table-cell>
          <table:table-cell table:formula="of:=[.B35]*2" office:value-type="float" office:value="8091.58">
            <text:p>8091.58</text:p>
          </table:table-cell>
          <table:table-cell office:value-type="float" office:value="9000">
            <text:p>9000</text:p>
          </table:table-cell>
          <table:table-cell table:formula="of:=[.F33]*3" office:value-type="float" office:value="7410">
            <text:p>74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22.91">
            <text:p>5322.91</text:p>
          </table:table-cell>
          <table:table-cell office:value-type="float" office:value="8781.62">
            <text:p>8781.62</text:p>
          </table:table-cell>
          <table:table-cell table:formula="of:=[.B36]*2" office:value-type="float" office:value="10645.82">
            <text:p>10645.82</text:p>
          </table:table-cell>
          <table:table-cell office:value-type="float" office:value="12000">
            <text:p>12000</text:p>
          </table:table-cell>
          <table:table-cell table:formula="of:=[.F33]*4" office:value-type="float" office:value="9880">
            <text:p>9880</text:p>
          </table:table-cell>
        </table:table-row>
        <table:table-row table:style-name="ro1" table:number-rows-repeated="104853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OR Client Scaling" table:style-name="ta1">
        <table:shapes>
          <draw:frame draw:z-index="0" draw:style-name="gr1" draw:text-style-name="P1" svg:width="6.2988in" svg:height="3.5429in" svg:x="4.798in" svg:y="1.5854in">
            <draw:object draw:notify-on-update-of-ranges="'IOR Client Scaling'.A13:'IOR Client Scaling'.A20 'IOR Client Scaling'.B12:'IOR Client Scaling'.B12 'IOR Client Scaling'.B13:'IOR Client Scaling'.B20 'IOR Client Scaling'.C12:'IOR Client Scaling'.C12 'IOR Client Scaling'.C13:'IOR Client Scaling'.C20 'IOR Client Scaling'.D12:'IOR Client Scaling'.D12 'IOR Client Scaling'.D13:'IOR Client Scaling'.D20 'IOR Client Scaling'.E12:'IOR Client Scaling'.E12 'IOR Client Scaling'.E13:'IOR Client Scaling'.E2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11.2047in" svg:y="1.5831in">
            <draw:object draw:notify-on-update-of-ranges="'IOR Client Scaling'.A26:'IOR Client Scaling'.A33 'IOR Client Scaling'.B25:'IOR Client Scaling'.B25 'IOR Client Scaling'.B26:'IOR Client Scaling'.B33 'IOR Client Scaling'.C25:'IOR Client Scaling'.C25 'IOR Client Scaling'.C26:'IOR Client Scaling'.C33 'IOR Client Scaling'.D25:'IOR Client Scaling'.D25 'IOR Client Scaling'.D26:'IOR Client Scaling'.D33 'IOR Client Scaling'.E25:'IOR Client Scaling'.E25 'IOR Client Scaling'.E26:'IOR Client Scaling'.E3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6.2988in" svg:height="3.5429in" svg:x="4.8307in" svg:y="5.5154in">
            <draw:object draw:notify-on-update-of-ranges="'IOR Client Scaling'.A39:'IOR Client Scaling'.A46 'IOR Client Scaling'.B38:'IOR Client Scaling'.B38 'IOR Client Scaling'.B39:'IOR Client Scaling'.B46 'IOR Client Scaling'.C38:'IOR Client Scaling'.C38 'IOR Client Scaling'.C39:'IOR Client Scaling'.C46 'IOR Client Scaling'.D38:'IOR Client Scaling'.D38 'IOR Client Scaling'.D39:'IOR Client Scaling'.D46 'IOR Client Scaling'.E38:'IOR Client Scaling'.E38 'IOR Client Scaling'.E39:'IOR Client Scaling'.E4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6.2988in" svg:height="3.5429in" svg:x="11.2154in" svg:y="5.5366in">
            <draw:object draw:notify-on-update-of-ranges="'IOR Client Scaling'.A52:'IOR Client Scaling'.A59 'IOR Client Scaling'.B51:'IOR Client Scaling'.B51 'IOR Client Scaling'.B52:'IOR Client Scaling'.B59 'IOR Client Scaling'.C51:'IOR Client Scaling'.C51 'IOR Client Scaling'.C52:'IOR Client Scaling'.C59 'IOR Client Scaling'.D51:'IOR Client Scaling'.D51 'IOR Client Scaling'.D52:'IOR Client Scaling'.D59 'IOR Client Scaling'.E51:'IOR Client Scaling'.E51 'IOR Client Scaling'.E52:'IOR Client Scaling'.E5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3" table:number-rows-repeated="9">
          <table:table-cell table:number-columns-repeated="5"/>
        </table:table-row>
        <table:table-row table:style-name="ro2">
          <table:table-cell office:value-type="string">
            <text:p>0.67-rc2 XFS 4K IOR Throughput (MiB/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lients</text:p>
          </table:table-cell>
          <table:table-cell office:value-type="string">
            <text:p>Max Write</text:p>
          </table:table-cell>
          <table:table-cell office:value-type="string">
            <text:p>Avg Write</text:p>
          </table:table-cell>
          <table:table-cell office:value-type="string">
            <text:p>Max Read</text:p>
          </table:table-cell>
          <table:table-cell office:value-type="string">
            <text:p>Avg Re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32.85">
            <text:p>832.85</text:p>
          </table:table-cell>
          <table:table-cell office:value-type="float" office:value="827.69">
            <text:p>827.69</text:p>
          </table:table-cell>
          <table:table-cell office:value-type="float" office:value="1007.95">
            <text:p>1007.95</text:p>
          </table:table-cell>
          <table:table-cell office:value-type="float" office:value="998.84">
            <text:p>998.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0.39">
            <text:p>1640.39</text:p>
          </table:table-cell>
          <table:table-cell office:value-type="float" office:value="1636.14">
            <text:p>1636.14</text:p>
          </table:table-cell>
          <table:table-cell office:value-type="float" office:value="2076.82">
            <text:p>2076.82</text:p>
          </table:table-cell>
          <table:table-cell office:value-type="float" office:value="2062.23">
            <text:p>2062.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1.43">
            <text:p>2461.43</text:p>
          </table:table-cell>
          <table:table-cell office:value-type="float" office:value="2448.9">
            <text:p>2448.9</text:p>
          </table:table-cell>
          <table:table-cell office:value-type="float" office:value="2093.52">
            <text:p>2093.52</text:p>
          </table:table-cell>
          <table:table-cell office:value-type="float" office:value="2037.08">
            <text:p>2037.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76.46">
            <text:p>3276.46</text:p>
          </table:table-cell>
          <table:table-cell office:value-type="float" office:value="3270.41">
            <text:p>3270.41</text:p>
          </table:table-cell>
          <table:table-cell office:value-type="float" office:value="3933.55">
            <text:p>3933.55</text:p>
          </table:table-cell>
          <table:table-cell office:value-type="float" office:value="3814.43">
            <text:p>3814.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98.96">
            <text:p>3998.96</text:p>
          </table:table-cell>
          <table:table-cell office:value-type="float" office:value="2870.91">
            <text:p>2870.91</text:p>
          </table:table-cell>
          <table:table-cell office:value-type="float" office:value="3269.6">
            <text:p>3269.6</text:p>
          </table:table-cell>
          <table:table-cell office:value-type="float" office:value="3205.99">
            <text:p>3205.9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07.89">
            <text:p>4607.89</text:p>
          </table:table-cell>
          <table:table-cell office:value-type="float" office:value="3202.5">
            <text:p>3202.5</text:p>
          </table:table-cell>
          <table:table-cell office:value-type="float" office:value="3657.42">
            <text:p>3657.42</text:p>
          </table:table-cell>
          <table:table-cell office:value-type="float" office:value="3600.85">
            <text:p>3600.8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49.6">
            <text:p>4749.6</text:p>
          </table:table-cell>
          <table:table-cell office:value-type="float" office:value="4631.55">
            <text:p>4631.55</text:p>
          </table:table-cell>
          <table:table-cell office:value-type="float" office:value="4077.29">
            <text:p>4077.29</text:p>
          </table:table-cell>
          <table:table-cell office:value-type="float" office:value="3626.92">
            <text:p>3626.9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63.1">
            <text:p>4563.1</text:p>
          </table:table-cell>
          <table:table-cell office:value-type="float" office:value="3469.94">
            <text:p>3469.94</text:p>
          </table:table-cell>
          <table:table-cell office:value-type="float" office:value="3739.24">
            <text:p>3739.24</text:p>
          </table:table-cell>
          <table:table-cell office:value-type="float" office:value="3691.04">
            <text:p>3691.04</text:p>
          </table:table-cell>
        </table:table-row>
        <table:table-row table:style-name="ro3" table:number-rows-repeated="2">
          <table:table-cell table:number-columns-repeated="5"/>
        </table:table-row>
        <table:table-row table:style-name="ro2">
          <table:table-cell office:value-type="string">
            <text:p>0.67-rc2 XFS 4M IOR Throughput (MiB/s)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1">
          <table:table-cell office:value-type="string">
            <text:p>Clients</text:p>
          </table:table-cell>
          <table:table-cell office:value-type="string">
            <text:p>Max Write</text:p>
          </table:table-cell>
          <table:table-cell office:value-type="string">
            <text:p>Avg Write</text:p>
          </table:table-cell>
          <table:table-cell office:value-type="string">
            <text:p>Max Read</text:p>
          </table:table-cell>
          <table:table-cell office:value-type="string">
            <text:p>Avg Re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62.83">
            <text:p>862.83</text:p>
          </table:table-cell>
          <table:table-cell office:value-type="float" office:value="860.53">
            <text:p>860.53</text:p>
          </table:table-cell>
          <table:table-cell office:value-type="float" office:value="1139.68">
            <text:p>1139.68</text:p>
          </table:table-cell>
          <table:table-cell office:value-type="float" office:value="1138.75">
            <text:p>1138.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9.39">
            <text:p>1719.39</text:p>
          </table:table-cell>
          <table:table-cell office:value-type="float" office:value="1714.55">
            <text:p>1714.55</text:p>
          </table:table-cell>
          <table:table-cell office:value-type="float" office:value="2270.11">
            <text:p>2270.11</text:p>
          </table:table-cell>
          <table:table-cell office:value-type="float" office:value="2254.56">
            <text:p>2254.5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75.65">
            <text:p>2575.65</text:p>
          </table:table-cell>
          <table:table-cell office:value-type="float" office:value="2566.78">
            <text:p>2566.78</text:p>
          </table:table-cell>
          <table:table-cell office:value-type="float" office:value="3011.07">
            <text:p>3011.07</text:p>
          </table:table-cell>
          <table:table-cell office:value-type="float" office:value="2855.33">
            <text:p>2855.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24.33">
            <text:p>3424.33</text:p>
          </table:table-cell>
          <table:table-cell office:value-type="float" office:value="3417.96">
            <text:p>3417.96</text:p>
          </table:table-cell>
          <table:table-cell office:value-type="float" office:value="3874.01">
            <text:p>3874.01</text:p>
          </table:table-cell>
          <table:table-cell office:value-type="float" office:value="3737.14">
            <text:p>3737.1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44.29">
            <text:p>4144.29</text:p>
          </table:table-cell>
          <table:table-cell office:value-type="float" office:value="2913.69">
            <text:p>2913.69</text:p>
          </table:table-cell>
          <table:table-cell office:value-type="float" office:value="3838.96">
            <text:p>3838.96</text:p>
          </table:table-cell>
          <table:table-cell office:value-type="float" office:value="3759.03">
            <text:p>3759.0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56.82">
            <text:p>4256.82</text:p>
          </table:table-cell>
          <table:table-cell office:value-type="float" office:value="3057.72">
            <text:p>3057.72</text:p>
          </table:table-cell>
          <table:table-cell office:value-type="float" office:value="3975.83">
            <text:p>3975.83</text:p>
          </table:table-cell>
          <table:table-cell office:value-type="float" office:value="3581.78">
            <text:p>3581.7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96.05">
            <text:p>4396.05</text:p>
          </table:table-cell>
          <table:table-cell office:value-type="float" office:value="3197.8">
            <text:p>3197.8</text:p>
          </table:table-cell>
          <table:table-cell office:value-type="float" office:value="3752.94">
            <text:p>3752.94</text:p>
          </table:table-cell>
          <table:table-cell office:value-type="float" office:value="3528.56">
            <text:p>3528.56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4834.8">
            <text:p>4834.8</text:p>
          </table:table-cell>
          <table:table-cell office:value-type="float" office:value="4621.68">
            <text:p>4621.68</text:p>
          </table:table-cell>
          <table:table-cell office:value-type="float" office:value="3672.73">
            <text:p>3672.73</text:p>
          </table:table-cell>
          <table:table-cell office:value-type="float" office:value="3456.59">
            <text:p>3456.59</text:p>
          </table:table-cell>
        </table:table-row>
        <table:table-row table:style-name="ro3" table:number-rows-repeated="2">
          <table:table-cell table:number-columns-repeated="5"/>
        </table:table-row>
        <table:table-row table:style-name="ro2">
          <table:table-cell office:value-type="string">
            <text:p>0.64 4K IOR Throughput (MiB/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lients</text:p>
          </table:table-cell>
          <table:table-cell office:value-type="string">
            <text:p>Max Write</text:p>
          </table:table-cell>
          <table:table-cell office:value-type="string">
            <text:p>Avg Write</text:p>
          </table:table-cell>
          <table:table-cell office:value-type="string">
            <text:p>Max Read</text:p>
          </table:table-cell>
          <table:table-cell office:value-type="string">
            <text:p>Avg Re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30.09">
            <text:p>830.09</text:p>
          </table:table-cell>
          <table:table-cell office:value-type="float" office:value="826.99">
            <text:p>826.99</text:p>
          </table:table-cell>
          <table:table-cell office:value-type="float" office:value="1027.27">
            <text:p>1027.27</text:p>
          </table:table-cell>
          <table:table-cell office:value-type="float" office:value="1023.04">
            <text:p>1023.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0.46">
            <text:p>1650.46</text:p>
          </table:table-cell>
          <table:table-cell office:value-type="float" office:value="1644.32">
            <text:p>1644.32</text:p>
          </table:table-cell>
          <table:table-cell office:value-type="float" office:value="2024.15">
            <text:p>2024.15</text:p>
          </table:table-cell>
          <table:table-cell office:value-type="float" office:value="2000.02">
            <text:p>2000.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7.81">
            <text:p>2457.81</text:p>
          </table:table-cell>
          <table:table-cell office:value-type="float" office:value="2454.62">
            <text:p>2454.62</text:p>
          </table:table-cell>
          <table:table-cell office:value-type="float" office:value="2261.94">
            <text:p>2261.94</text:p>
          </table:table-cell>
          <table:table-cell office:value-type="float" office:value="2142.14">
            <text:p>2142.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60.14">
            <text:p>3260.14</text:p>
          </table:table-cell>
          <table:table-cell office:value-type="float" office:value="3249.49">
            <text:p>3249.49</text:p>
          </table:table-cell>
          <table:table-cell office:value-type="float" office:value="4041.39">
            <text:p>4041.39</text:p>
          </table:table-cell>
          <table:table-cell office:value-type="float" office:value="3901.16">
            <text:p>3901.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34.7">
            <text:p>4034.7</text:p>
          </table:table-cell>
          <table:table-cell office:value-type="float" office:value="4008.31">
            <text:p>4008.31</text:p>
          </table:table-cell>
          <table:table-cell office:value-type="float" office:value="3400.56">
            <text:p>3400.56</text:p>
          </table:table-cell>
          <table:table-cell office:value-type="float" office:value="3346.45">
            <text:p>3346.4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40.66">
            <text:p>4740.66</text:p>
          </table:table-cell>
          <table:table-cell office:value-type="float" office:value="4722.15">
            <text:p>4722.15</text:p>
          </table:table-cell>
          <table:table-cell office:value-type="float" office:value="4029.38">
            <text:p>4029.38</text:p>
          </table:table-cell>
          <table:table-cell office:value-type="float" office:value="3996.37">
            <text:p>3996.3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188.27">
            <text:p>5188.27</text:p>
          </table:table-cell>
          <table:table-cell office:value-type="float" office:value="5125.43">
            <text:p>5125.43</text:p>
          </table:table-cell>
          <table:table-cell office:value-type="float" office:value="4660.78">
            <text:p>4660.78</text:p>
          </table:table-cell>
          <table:table-cell office:value-type="float" office:value="4585.33">
            <text:p>4585.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201.52">
            <text:p>5201.52</text:p>
          </table:table-cell>
          <table:table-cell office:value-type="float" office:value="3743.18">
            <text:p>3743.18</text:p>
          </table:table-cell>
          <table:table-cell office:value-type="float" office:value="7129.6">
            <text:p>7129.6</text:p>
          </table:table-cell>
          <table:table-cell office:value-type="float" office:value="6728.3">
            <text:p>6728.3</text:p>
          </table:table-cell>
        </table:table-row>
        <table:table-row table:style-name="ro3" table:number-rows-repeated="2">
          <table:table-cell table:number-columns-repeated="5"/>
        </table:table-row>
        <table:table-row table:style-name="ro2">
          <table:table-cell office:value-type="string">
            <text:p>0.64 4M IOR Throughput (MiB/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lients</text:p>
          </table:table-cell>
          <table:table-cell office:value-type="string">
            <text:p>Max Write</text:p>
          </table:table-cell>
          <table:table-cell office:value-type="string">
            <text:p>Avg Write</text:p>
          </table:table-cell>
          <table:table-cell office:value-type="string">
            <text:p>Max Read</text:p>
          </table:table-cell>
          <table:table-cell office:value-type="string">
            <text:p>Avg Re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60.89">
            <text:p>860.89</text:p>
          </table:table-cell>
          <table:table-cell office:value-type="float" office:value="858.62">
            <text:p>858.62</text:p>
          </table:table-cell>
          <table:table-cell office:value-type="float" office:value="1065.23">
            <text:p>1065.23</text:p>
          </table:table-cell>
          <table:table-cell office:value-type="float" office:value="1063.07">
            <text:p>1063.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3.22">
            <text:p>1723.22</text:p>
          </table:table-cell>
          <table:table-cell office:value-type="float" office:value="1721.27">
            <text:p>1721.27</text:p>
          </table:table-cell>
          <table:table-cell office:value-type="float" office:value="2103.45">
            <text:p>2103.45</text:p>
          </table:table-cell>
          <table:table-cell office:value-type="float" office:value="2099.68">
            <text:p>2099.6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67.44">
            <text:p>2567.44</text:p>
          </table:table-cell>
          <table:table-cell office:value-type="float" office:value="2565.19">
            <text:p>2565.19</text:p>
          </table:table-cell>
          <table:table-cell office:value-type="float" office:value="2796.9">
            <text:p>2796.9</text:p>
          </table:table-cell>
          <table:table-cell office:value-type="float" office:value="2736.89">
            <text:p>2736.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34.35">
            <text:p>3434.35</text:p>
          </table:table-cell>
          <table:table-cell office:value-type="float" office:value="3417.74">
            <text:p>3417.74</text:p>
          </table:table-cell>
          <table:table-cell office:value-type="float" office:value="3818.23">
            <text:p>3818.23</text:p>
          </table:table-cell>
          <table:table-cell office:value-type="float" office:value="3762.51">
            <text:p>3762.5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80.21">
            <text:p>4180.21</text:p>
          </table:table-cell>
          <table:table-cell office:value-type="float" office:value="2980.24">
            <text:p>2980.24</text:p>
          </table:table-cell>
          <table:table-cell office:value-type="float" office:value="4129.69">
            <text:p>4129.69</text:p>
          </table:table-cell>
          <table:table-cell office:value-type="float" office:value="3993.04">
            <text:p>3993.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921.92">
            <text:p>4921.92</text:p>
          </table:table-cell>
          <table:table-cell office:value-type="float" office:value="4913.64">
            <text:p>4913.64</text:p>
          </table:table-cell>
          <table:table-cell office:value-type="float" office:value="4704.74">
            <text:p>4704.74</text:p>
          </table:table-cell>
          <table:table-cell office:value-type="float" office:value="4495.23">
            <text:p>4495.2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61.92">
            <text:p>5061.92</text:p>
          </table:table-cell>
          <table:table-cell office:value-type="float" office:value="5030.37">
            <text:p>5030.37</text:p>
          </table:table-cell>
          <table:table-cell office:value-type="float" office:value="4838.83">
            <text:p>4838.83</text:p>
          </table:table-cell>
          <table:table-cell office:value-type="float" office:value="4757.32">
            <text:p>4757.3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62.05">
            <text:p>5162.05</text:p>
          </table:table-cell>
          <table:table-cell office:value-type="float" office:value="4815.26">
            <text:p>4815.26</text:p>
          </table:table-cell>
          <table:table-cell office:value-type="float" office:value="5728">
            <text:p>5728</text:p>
          </table:table-cell>
          <table:table-cell office:value-type="float" office:value="5621.72">
            <text:p>5621.72</text:p>
          </table:table-cell>
        </table:table-row>
      </table:table>
      <table:table table:name="MDTest Client Scaling" table:style-name="ta1">
        <table:shapes>
          <draw:frame draw:z-index="0" draw:style-name="gr1" draw:text-style-name="P1" svg:width="6.2988in" svg:height="3.5429in" svg:x="4.5272in" svg:y="0.1311in">
            <draw:object draw:notify-on-update-of-ranges="'MDTest Client Scaling'.A6:'MDTest Client Scaling'.A13 'MDTest Client Scaling'.B5:'MDTest Client Scaling'.B5 'MDTest Client Scaling'.B6:'MDTest Client Scaling'.B13 'MDTest Client Scaling'.C5:'MDTest Client Scaling'.C5 'MDTest Client Scaling'.C6:'MDTest Client Scaling'.C13 'MDTest Client Scaling'.D5:'MDTest Client Scaling'.D5 'MDTest Client Scaling'.D6:'MDTest Client Scaling'.D13 'MDTest Client Scaling'.E5:'MDTest Client Scaling'.E5 'MDTest Client Scaling'.E6:'MDTest Client Scaling'.E13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0.8583in" svg:y="0.1043in">
            <draw:object draw:notify-on-update-of-ranges="'MDTest Client Scaling'.A19:'MDTest Client Scaling'.A26 'MDTest Client Scaling'.B18:'MDTest Client Scaling'.B18 'MDTest Client Scaling'.B19:'MDTest Client Scaling'.B26 'MDTest Client Scaling'.C18:'MDTest Client Scaling'.C18 'MDTest Client Scaling'.C19:'MDTest Client Scaling'.C26 'MDTest Client Scaling'.D18:'MDTest Client Scaling'.D18 'MDTest Client Scaling'.D19:'MDTest Client Scaling'.D26 'MDTest Client Scaling'.E18:'MDTest Client Scaling'.E18 'MDTest Client Scaling'.E19:'MDTest Client Scaling'.E26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4.5165in" svg:y="3.8118in">
            <draw:object draw:notify-on-update-of-ranges="'MDTest Client Scaling'.A32:'MDTest Client Scaling'.A39 'MDTest Client Scaling'.B31:'MDTest Client Scaling'.B31 'MDTest Client Scaling'.B32:'MDTest Client Scaling'.B39 'MDTest Client Scaling'.C31:'MDTest Client Scaling'.C31 'MDTest Client Scaling'.C32:'MDTest Client Scaling'.C39 'MDTest Client Scaling'.D31:'MDTest Client Scaling'.D31 'MDTest Client Scaling'.D32:'MDTest Client Scaling'.D39 'MDTest Client Scaling'.E31:'MDTest Client Scaling'.E31 'MDTest Client Scaling'.E32:'MDTest Client Scaling'.E3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6.2988in" svg:height="3.5429in" svg:x="4.4949in" svg:y="7.4827in">
            <draw:object draw:notify-on-update-of-ranges="'MDTest Client Scaling'.A48:'MDTest Client Scaling'.A55 'MDTest Client Scaling'.B47:'MDTest Client Scaling'.B47 'MDTest Client Scaling'.B48:'MDTest Client Scaling'.B55 'MDTest Client Scaling'.C47:'MDTest Client Scaling'.C47 'MDTest Client Scaling'.C48:'MDTest Client Scaling'.C55 'MDTest Client Scaling'.D47:'MDTest Client Scaling'.D47 'MDTest Client Scaling'.D48:'MDTest Client Scaling'.D55 'MDTest Client Scaling'.E47:'MDTest Client Scaling'.E47 'MDTest Client Scaling'.E48:'MDTest Client Scaling'.E5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6.2988in" svg:height="3.5429in" svg:x="10.8902in" svg:y="7.4925in">
            <draw:object draw:notify-on-update-of-ranges="'MDTest Client Scaling'.A61:'MDTest Client Scaling'.A68 'MDTest Client Scaling'.B60:'MDTest Client Scaling'.B60 'MDTest Client Scaling'.B61:'MDTest Client Scaling'.B68 'MDTest Client Scaling'.C60:'MDTest Client Scaling'.C60 'MDTest Client Scaling'.C61:'MDTest Client Scaling'.C68 'MDTest Client Scaling'.D60:'MDTest Client Scaling'.D60 'MDTest Client Scaling'.D61:'MDTest Client Scaling'.D68 'MDTest Client Scaling'.E60:'MDTest Client Scaling'.E60 'MDTest Client Scaling'.E61:'MDTest Client Scaling'.E68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4.5386in" svg:y="11.0169in">
            <draw:object draw:notify-on-update-of-ranges="'MDTest Client Scaling'.A74:'MDTest Client Scaling'.A81 'MDTest Client Scaling'.B73:'MDTest Client Scaling'.B73 'MDTest Client Scaling'.B74:'MDTest Client Scaling'.B81 'MDTest Client Scaling'.C73:'MDTest Client Scaling'.C73 'MDTest Client Scaling'.C74:'MDTest Client Scaling'.C81 'MDTest Client Scaling'.D73:'MDTest Client Scaling'.D73 'MDTest Client Scaling'.D74:'MDTest Client Scaling'.D81 'MDTest Client Scaling'.E73:'MDTest Client Scaling'.E73 'MDTest Client Scaling'.E74:'MDTest Client Scaling'.E8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4.4949in" svg:y="14.626in">
            <draw:object draw:notify-on-update-of-ranges="'MDTest Client Scaling'.A91:'MDTest Client Scaling'.A98 'MDTest Client Scaling'.B90:'MDTest Client Scaling'.B90 'MDTest Client Scaling'.B91:'MDTest Client Scaling'.B98 'MDTest Client Scaling'.C90:'MDTest Client Scaling'.C90 'MDTest Client Scaling'.C91:'MDTest Client Scaling'.C98 'MDTest Client Scaling'.D90:'MDTest Client Scaling'.D90 'MDTest Client Scaling'.D91:'MDTest Client Scaling'.D98 'MDTest Client Scaling'.E90:'MDTest Client Scaling'.E90 'MDTest Client Scaling'.E91:'MDTest Client Scaling'.E98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0.8469in" svg:y="14.6252in">
            <draw:object draw:notify-on-update-of-ranges="'MDTest Client Scaling'.A104:'MDTest Client Scaling'.A111 'MDTest Client Scaling'.B103:'MDTest Client Scaling'.B103 'MDTest Client Scaling'.B104:'MDTest Client Scaling'.B111 'MDTest Client Scaling'.C103:'MDTest Client Scaling'.C103 'MDTest Client Scaling'.C104:'MDTest Client Scaling'.C111 'MDTest Client Scaling'.D103:'MDTest Client Scaling'.D103 'MDTest Client Scaling'.D104:'MDTest Client Scaling'.D111 'MDTest Client Scaling'.E103:'MDTest Client Scaling'.E103 'MDTest Client Scaling'.E104:'MDTest Client Scaling'.E111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2">
          <table:table-cell office:value-type="string">
            <text:p>mpirun -np &lt;num&gt; --host &lt;hosts&gt; /usr/local/bin/mdtest -y -w 1048576 -n 1000 -d /mnt/ceph/tmp -u -i 5 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1">
          <table:table-cell office:value-type="string">
            <text:p>0.64 Directory Crea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lients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ean</text:p>
          </table:table-cell>
          <table:table-cell office:value-type="string">
            <text:p>Std Dev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72.651">
            <text:p>872.651</text:p>
          </table:table-cell>
          <table:table-cell office:value-type="float" office:value="795.131">
            <text:p>795.131</text:p>
          </table:table-cell>
          <table:table-cell office:value-type="float" office:value="834.747">
            <text:p>834.747</text:p>
          </table:table-cell>
          <table:table-cell office:value-type="float" office:value="28.841">
            <text:p>28.8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8.722">
            <text:p>1668.722</text:p>
          </table:table-cell>
          <table:table-cell office:value-type="float" office:value="1268.715">
            <text:p>1268.715</text:p>
          </table:table-cell>
          <table:table-cell office:value-type="float" office:value="1529.985">
            <text:p>1529.985</text:p>
          </table:table-cell>
          <table:table-cell office:value-type="float" office:value="145.901">
            <text:p>145.9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37.005">
            <text:p>2237.005</text:p>
          </table:table-cell>
          <table:table-cell office:value-type="float" office:value="1413.015">
            <text:p>1413.015</text:p>
          </table:table-cell>
          <table:table-cell office:value-type="float" office:value="1948.614">
            <text:p>1948.614</text:p>
          </table:table-cell>
          <table:table-cell office:value-type="float" office:value="300.126">
            <text:p>300.1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74.265">
            <text:p>2674.265</text:p>
          </table:table-cell>
          <table:table-cell office:value-type="float" office:value="1365.972">
            <text:p>1365.972</text:p>
          </table:table-cell>
          <table:table-cell office:value-type="float" office:value="2176.408">
            <text:p>2176.408</text:p>
          </table:table-cell>
          <table:table-cell office:value-type="float" office:value="519.86">
            <text:p>519.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67.223">
            <text:p>3367.223</text:p>
          </table:table-cell>
          <table:table-cell office:value-type="float" office:value="1857.033">
            <text:p>1857.033</text:p>
          </table:table-cell>
          <table:table-cell office:value-type="float" office:value="2814.881">
            <text:p>2814.881</text:p>
          </table:table-cell>
          <table:table-cell office:value-type="float" office:value="549.443">
            <text:p>549.44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79.805">
            <text:p>3379.805</text:p>
          </table:table-cell>
          <table:table-cell office:value-type="float" office:value="1799.73">
            <text:p>1799.73</text:p>
          </table:table-cell>
          <table:table-cell office:value-type="float" office:value="2497.395">
            <text:p>2497.395</text:p>
          </table:table-cell>
          <table:table-cell office:value-type="float" office:value="613.557">
            <text:p>613.55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317.399">
            <text:p>3317.399</text:p>
          </table:table-cell>
          <table:table-cell office:value-type="float" office:value="1739.466">
            <text:p>1739.466</text:p>
          </table:table-cell>
          <table:table-cell office:value-type="float" office:value="2175.496">
            <text:p>2175.496</text:p>
          </table:table-cell>
          <table:table-cell office:value-type="float" office:value="576.83">
            <text:p>576.8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54.73">
            <text:p>3154.73</text:p>
          </table:table-cell>
          <table:table-cell office:value-type="float" office:value="1584.247">
            <text:p>1584.247</text:p>
          </table:table-cell>
          <table:table-cell office:value-type="float" office:value="2176.64">
            <text:p>2176.64</text:p>
          </table:table-cell>
          <table:table-cell office:value-type="float" office:value="568.079">
            <text:p>568.07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0.64 Directory Sta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lients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ean</text:p>
          </table:table-cell>
          <table:table-cell office:value-type="string">
            <text:p>Std Dev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8342.414">
            <text:p>378342.414</text:p>
          </table:table-cell>
          <table:table-cell office:value-type="float" office:value="209599.92">
            <text:p>209599.92</text:p>
          </table:table-cell>
          <table:table-cell office:value-type="float" office:value="309880.417">
            <text:p>309880.417</text:p>
          </table:table-cell>
          <table:table-cell office:value-type="float" office:value="78914.969">
            <text:p>78914.9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0193.065">
            <text:p>740193.065</text:p>
          </table:table-cell>
          <table:table-cell office:value-type="float" office:value="701799.381">
            <text:p>701799.381</text:p>
          </table:table-cell>
          <table:table-cell office:value-type="float" office:value="726007.736">
            <text:p>726007.736</text:p>
          </table:table-cell>
          <table:table-cell office:value-type="float" office:value="13340.058">
            <text:p>13340.0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29931.034">
            <text:p>1129931.034</text:p>
          </table:table-cell>
          <table:table-cell office:value-type="float" office:value="1029192.868">
            <text:p>1029192.868</text:p>
          </table:table-cell>
          <table:table-cell office:value-type="float" office:value="1061307.471">
            <text:p>1061307.471</text:p>
          </table:table-cell>
          <table:table-cell office:value-type="float" office:value="36781.432">
            <text:p>36781.4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46561.131">
            <text:p>1446561.131</text:p>
          </table:table-cell>
          <table:table-cell office:value-type="float" office:value="1261824.308">
            <text:p>1261824.308</text:p>
          </table:table-cell>
          <table:table-cell office:value-type="float" office:value="1392749.585">
            <text:p>1392749.585</text:p>
          </table:table-cell>
          <table:table-cell office:value-type="float" office:value="71352.972">
            <text:p>71352.9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28220.731">
            <text:p>1828220.731</text:p>
          </table:table-cell>
          <table:table-cell office:value-type="float" office:value="1754351.681">
            <text:p>1754351.681</text:p>
          </table:table-cell>
          <table:table-cell office:value-type="float" office:value="1779603.647">
            <text:p>1779603.647</text:p>
          </table:table-cell>
          <table:table-cell office:value-type="float" office:value="25719.066">
            <text:p>25719.06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81404.929">
            <text:p>1981404.929</text:p>
          </table:table-cell>
          <table:table-cell office:value-type="float" office:value="1802322.137">
            <text:p>1802322.137</text:p>
          </table:table-cell>
          <table:table-cell office:value-type="float" office:value="1888122.802">
            <text:p>1888122.802</text:p>
          </table:table-cell>
          <table:table-cell office:value-type="float" office:value="61031.721">
            <text:p>61031.72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10321.648">
            <text:p>2410321.648</text:p>
          </table:table-cell>
          <table:table-cell office:value-type="float" office:value="2333317.015">
            <text:p>2333317.015</text:p>
          </table:table-cell>
          <table:table-cell office:value-type="float" office:value="2365723.728">
            <text:p>2365723.728</text:p>
          </table:table-cell>
          <table:table-cell office:value-type="float" office:value="24920.903">
            <text:p>24920.90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53996.087">
            <text:p>2853996.087</text:p>
          </table:table-cell>
          <table:table-cell office:value-type="float" office:value="2730444.463">
            <text:p>2730444.463</text:p>
          </table:table-cell>
          <table:table-cell office:value-type="float" office:value="2783151.003">
            <text:p>2783151.003</text:p>
          </table:table-cell>
          <table:table-cell office:value-type="float" office:value="40454.741">
            <text:p>40454.74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0.64 Directory Remova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lients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ean</text:p>
          </table:table-cell>
          <table:table-cell office:value-type="string">
            <text:p>Std Dev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73.872">
            <text:p>1273.872</text:p>
          </table:table-cell>
          <table:table-cell office:value-type="float" office:value="790.104">
            <text:p>790.104</text:p>
          </table:table-cell>
          <table:table-cell office:value-type="float" office:value="1082.587">
            <text:p>1082.587</text:p>
          </table:table-cell>
          <table:table-cell office:value-type="float" office:value="195.649">
            <text:p>195.6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2.217">
            <text:p>2282.217</text:p>
          </table:table-cell>
          <table:table-cell office:value-type="float" office:value="1328.166">
            <text:p>1328.166</text:p>
          </table:table-cell>
          <table:table-cell office:value-type="float" office:value="1963.478">
            <text:p>1963.478</text:p>
          </table:table-cell>
          <table:table-cell office:value-type="float" office:value="336.265">
            <text:p>336.26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16.439">
            <text:p>2716.439</text:p>
          </table:table-cell>
          <table:table-cell office:value-type="float" office:value="1936.316">
            <text:p>1936.316</text:p>
          </table:table-cell>
          <table:table-cell office:value-type="float" office:value="2475.052">
            <text:p>2475.052</text:p>
          </table:table-cell>
          <table:table-cell office:value-type="float" office:value="282.856">
            <text:p>282.85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63.064">
            <text:p>2963.064</text:p>
          </table:table-cell>
          <table:table-cell office:value-type="float" office:value="2338.298">
            <text:p>2338.298</text:p>
          </table:table-cell>
          <table:table-cell office:value-type="float" office:value="2671.796">
            <text:p>2671.796</text:p>
          </table:table-cell>
          <table:table-cell office:value-type="float" office:value="204.837">
            <text:p>204.83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71.106">
            <text:p>2771.106</text:p>
          </table:table-cell>
          <table:table-cell office:value-type="float" office:value="1536.402">
            <text:p>1536.402</text:p>
          </table:table-cell>
          <table:table-cell office:value-type="float" office:value="2211.638">
            <text:p>2211.638</text:p>
          </table:table-cell>
          <table:table-cell office:value-type="float" office:value="477.287">
            <text:p>477.28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58.213">
            <text:p>3258.213</text:p>
          </table:table-cell>
          <table:table-cell office:value-type="float" office:value="1923.375">
            <text:p>1923.375</text:p>
          </table:table-cell>
          <table:table-cell office:value-type="float" office:value="2626.094">
            <text:p>2626.094</text:p>
          </table:table-cell>
          <table:table-cell office:value-type="float" office:value="529.782">
            <text:p>529.78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83.592">
            <text:p>3183.592</text:p>
          </table:table-cell>
          <table:table-cell office:value-type="float" office:value="2316.512">
            <text:p>2316.512</text:p>
          </table:table-cell>
          <table:table-cell office:value-type="float" office:value="2740.527">
            <text:p>2740.527</text:p>
          </table:table-cell>
          <table:table-cell office:value-type="float" office:value="316.6">
            <text:p>316.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75.345">
            <text:p>2775.345</text:p>
          </table:table-cell>
          <table:table-cell office:value-type="float" office:value="2451.358">
            <text:p>2451.358</text:p>
          </table:table-cell>
          <table:table-cell office:value-type="float" office:value="2574.768">
            <text:p>2574.768</text:p>
          </table:table-cell>
          <table:table-cell office:value-type="float" office:value="122.316">
            <text:p>122.316</text:p>
          </table:table-cell>
        </table:table-row>
        <table:table-row table:style-name="ro3" table:number-rows-repeated="5">
          <table:table-cell table:number-columns-repeated="5"/>
        </table:table-row>
        <table:table-row table:style-name="ro1">
          <table:table-cell office:value-type="string">
            <text:p>0.64 File Crea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lients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ean</text:p>
          </table:table-cell>
          <table:table-cell office:value-type="string">
            <text:p>Std Dev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.608">
            <text:p>20.608</text:p>
          </table:table-cell>
          <table:table-cell office:value-type="float" office:value="20.563">
            <text:p>20.563</text:p>
          </table:table-cell>
          <table:table-cell office:value-type="float" office:value="20.591">
            <text:p>20.591</text:p>
          </table:table-cell>
          <table:table-cell office:value-type="float" office:value="0.017">
            <text:p>0.0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014">
            <text:p>41.014</text:p>
          </table:table-cell>
          <table:table-cell office:value-type="float" office:value="40.39">
            <text:p>40.39</text:p>
          </table:table-cell>
          <table:table-cell office:value-type="float" office:value="40.712">
            <text:p>40.712</text:p>
          </table:table-cell>
          <table:table-cell office:value-type="float" office:value="0.214">
            <text:p>0.2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0.914">
            <text:p>60.914</text:p>
          </table:table-cell>
          <table:table-cell office:value-type="float" office:value="60.284">
            <text:p>60.284</text:p>
          </table:table-cell>
          <table:table-cell office:value-type="float" office:value="60.623">
            <text:p>60.623</text:p>
          </table:table-cell>
          <table:table-cell office:value-type="float" office:value="0.225">
            <text:p>0.2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.001">
            <text:p>81.001</text:p>
          </table:table-cell>
          <table:table-cell office:value-type="float" office:value="80.388">
            <text:p>80.388</text:p>
          </table:table-cell>
          <table:table-cell office:value-type="float" office:value="80.765">
            <text:p>80.765</text:p>
          </table:table-cell>
          <table:table-cell office:value-type="float" office:value="0.211">
            <text:p>0.2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60.168">
            <text:p>1260.168</text:p>
          </table:table-cell>
          <table:table-cell office:value-type="float" office:value="945.393">
            <text:p>945.393</text:p>
          </table:table-cell>
          <table:table-cell office:value-type="float" office:value="1086.75">
            <text:p>1086.75</text:p>
          </table:table-cell>
          <table:table-cell office:value-type="float" office:value="111.269">
            <text:p>111.26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01.303">
            <text:p>1501.303</text:p>
          </table:table-cell>
          <table:table-cell office:value-type="float" office:value="1075.039">
            <text:p>1075.039</text:p>
          </table:table-cell>
          <table:table-cell office:value-type="float" office:value="1259.14">
            <text:p>1259.14</text:p>
          </table:table-cell>
          <table:table-cell office:value-type="float" office:value="137.227">
            <text:p>137.22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0.537">
            <text:p>140.537</text:p>
          </table:table-cell>
          <table:table-cell office:value-type="float" office:value="140.037">
            <text:p>140.037</text:p>
          </table:table-cell>
          <table:table-cell office:value-type="float" office:value="140.196">
            <text:p>140.196</text:p>
          </table:table-cell>
          <table:table-cell office:value-type="float" office:value="0.175">
            <text:p>0.1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9.658">
            <text:p>159.658</text:p>
          </table:table-cell>
          <table:table-cell office:value-type="float" office:value="157.569">
            <text:p>157.569</text:p>
          </table:table-cell>
          <table:table-cell office:value-type="float" office:value="158.97">
            <text:p>158.97</text:p>
          </table:table-cell>
          <table:table-cell office:value-type="float" office:value="0.745">
            <text:p>0.745</text:p>
          </table:table-cell>
        </table:table-row>
        <table:table-row table:style-name="ro3" table:number-rows-repeated="2">
          <table:table-cell table:number-columns-repeated="5"/>
        </table:table-row>
        <table:table-row table:style-name="ro1">
          <table:table-cell office:value-type="string">
            <text:p>0.64 File Sta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lients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ean</text:p>
          </table:table-cell>
          <table:table-cell office:value-type="string">
            <text:p>Std Dev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6121.802">
            <text:p>346121.802</text:p>
          </table:table-cell>
          <table:table-cell office:value-type="float" office:value="340363.872">
            <text:p>340363.872</text:p>
          </table:table-cell>
          <table:table-cell office:value-type="float" office:value="343377.671">
            <text:p>343377.671</text:p>
          </table:table-cell>
          <table:table-cell office:value-type="float" office:value="2319.109">
            <text:p>2319.1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7959.153">
            <text:p>707959.153</text:p>
          </table:table-cell>
          <table:table-cell office:value-type="float" office:value="654695.075">
            <text:p>654695.075</text:p>
          </table:table-cell>
          <table:table-cell office:value-type="float" office:value="681719.839">
            <text:p>681719.839</text:p>
          </table:table-cell>
          <table:table-cell office:value-type="float" office:value="17062.686">
            <text:p>17062.68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44041.017">
            <text:p>1344041.017</text:p>
          </table:table-cell>
          <table:table-cell office:value-type="float" office:value="969333.025">
            <text:p>969333.025</text:p>
          </table:table-cell>
          <table:table-cell office:value-type="float" office:value="1056275.061">
            <text:p>1056275.061</text:p>
          </table:table-cell>
          <table:table-cell office:value-type="float" office:value="144534.312">
            <text:p>144534.3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02073.876">
            <text:p>1402073.876</text:p>
          </table:table-cell>
          <table:table-cell office:value-type="float" office:value="1243770.183">
            <text:p>1243770.183</text:p>
          </table:table-cell>
          <table:table-cell office:value-type="float" office:value="1355933.589">
            <text:p>1355933.589</text:p>
          </table:table-cell>
          <table:table-cell office:value-type="float" office:value="58031.414">
            <text:p>58031.41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63053.384">
            <text:p>1763053.384</text:p>
          </table:table-cell>
          <table:table-cell office:value-type="float" office:value="1688528.18">
            <text:p>1688528.18</text:p>
          </table:table-cell>
          <table:table-cell office:value-type="float" office:value="1734774.874">
            <text:p>1734774.874</text:p>
          </table:table-cell>
          <table:table-cell office:value-type="float" office:value="24765.209">
            <text:p>24765.2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57544.273">
            <text:p>2057544.273</text:p>
          </table:table-cell>
          <table:table-cell office:value-type="float" office:value="1729015.733">
            <text:p>1729015.733</text:p>
          </table:table-cell>
          <table:table-cell office:value-type="float" office:value="1888361.135">
            <text:p>1888361.135</text:p>
          </table:table-cell>
          <table:table-cell office:value-type="float" office:value="105511.781">
            <text:p>105511.78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04596.888">
            <text:p>2404596.888</text:p>
          </table:table-cell>
          <table:table-cell office:value-type="float" office:value="2281638.794">
            <text:p>2281638.794</text:p>
          </table:table-cell>
          <table:table-cell office:value-type="float" office:value="2355533.496">
            <text:p>2355533.496</text:p>
          </table:table-cell>
          <table:table-cell office:value-type="float" office:value="46333.638">
            <text:p>46333.63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02040.251">
            <text:p>2802040.251</text:p>
          </table:table-cell>
          <table:table-cell office:value-type="float" office:value="2624515.604">
            <text:p>2624515.604</text:p>
          </table:table-cell>
          <table:table-cell office:value-type="float" office:value="2703944.684">
            <text:p>2703944.684</text:p>
          </table:table-cell>
          <table:table-cell office:value-type="float" office:value="69558.23">
            <text:p>69558.23</text:p>
          </table:table-cell>
        </table:table-row>
        <table:table-row table:style-name="ro3" table:number-rows-repeated="2">
          <table:table-cell table:number-columns-repeated="5"/>
        </table:table-row>
        <table:table-row table:style-name="ro1">
          <table:table-cell office:value-type="string">
            <text:p>0.64 File Remova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lients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ean</text:p>
          </table:table-cell>
          <table:table-cell office:value-type="string">
            <text:p>Std Dev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92.959">
            <text:p>1192.959</text:p>
          </table:table-cell>
          <table:table-cell office:value-type="float" office:value="850.562">
            <text:p>850.562</text:p>
          </table:table-cell>
          <table:table-cell office:value-type="float" office:value="1060.303">
            <text:p>1060.303</text:p>
          </table:table-cell>
          <table:table-cell office:value-type="float" office:value="124.7">
            <text:p>124.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6.99">
            <text:p>2366.99</text:p>
          </table:table-cell>
          <table:table-cell office:value-type="float" office:value="1994.26">
            <text:p>1994.26</text:p>
          </table:table-cell>
          <table:table-cell office:value-type="float" office:value="2172.542">
            <text:p>2172.542</text:p>
          </table:table-cell>
          <table:table-cell office:value-type="float" office:value="131.555">
            <text:p>131.5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7.278">
            <text:p>2587.278</text:p>
          </table:table-cell>
          <table:table-cell office:value-type="float" office:value="1656.28">
            <text:p>1656.28</text:p>
          </table:table-cell>
          <table:table-cell office:value-type="float" office:value="2196.431">
            <text:p>2196.431</text:p>
          </table:table-cell>
          <table:table-cell office:value-type="float" office:value="306.843">
            <text:p>306.8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9.2">
            <text:p>2469.2</text:p>
          </table:table-cell>
          <table:table-cell office:value-type="float" office:value="1516.746">
            <text:p>1516.746</text:p>
          </table:table-cell>
          <table:table-cell office:value-type="float" office:value="1930.052">
            <text:p>1930.052</text:p>
          </table:table-cell>
          <table:table-cell office:value-type="float" office:value="357.982">
            <text:p>357.9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45.084">
            <text:p>2645.084</text:p>
          </table:table-cell>
          <table:table-cell office:value-type="float" office:value="1580.504">
            <text:p>1580.504</text:p>
          </table:table-cell>
          <table:table-cell office:value-type="float" office:value="2139.388">
            <text:p>2139.388</text:p>
          </table:table-cell>
          <table:table-cell office:value-type="float" office:value="410.592">
            <text:p>410.59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43.273">
            <text:p>2643.273</text:p>
          </table:table-cell>
          <table:table-cell office:value-type="float" office:value="1784.783">
            <text:p>1784.783</text:p>
          </table:table-cell>
          <table:table-cell office:value-type="float" office:value="2250.241">
            <text:p>2250.241</text:p>
          </table:table-cell>
          <table:table-cell office:value-type="float" office:value="321.569">
            <text:p>321.56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08.264">
            <text:p>2708.264</text:p>
          </table:table-cell>
          <table:table-cell office:value-type="float" office:value="1831.561">
            <text:p>1831.561</text:p>
          </table:table-cell>
          <table:table-cell office:value-type="float" office:value="2271.861">
            <text:p>2271.861</text:p>
          </table:table-cell>
          <table:table-cell office:value-type="float" office:value="355.232">
            <text:p>355.23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44.365">
            <text:p>2244.365</text:p>
          </table:table-cell>
          <table:table-cell office:value-type="float" office:value="1739.86">
            <text:p>1739.86</text:p>
          </table:table-cell>
          <table:table-cell office:value-type="float" office:value="2016.682">
            <text:p>2016.682</text:p>
          </table:table-cell>
          <table:table-cell office:value-type="float" office:value="174.195">
            <text:p>174.195</text:p>
          </table:table-cell>
        </table:table-row>
        <table:table-row table:style-name="ro3" table:number-rows-repeated="6">
          <table:table-cell table:number-columns-repeated="5"/>
        </table:table-row>
        <table:table-row table:style-name="ro1">
          <table:table-cell office:value-type="string">
            <text:p>0.64 Tree Crea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lients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ean</text:p>
          </table:table-cell>
          <table:table-cell office:value-type="string">
            <text:p>Std Dev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33.142">
            <text:p>733.142</text:p>
          </table:table-cell>
          <table:table-cell office:value-type="float" office:value="541.41">
            <text:p>541.41</text:p>
          </table:table-cell>
          <table:table-cell office:value-type="float" office:value="644.846">
            <text:p>644.846</text:p>
          </table:table-cell>
          <table:table-cell office:value-type="float" office:value="65.53">
            <text:p>65.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4.297">
            <text:p>734.297</text:p>
          </table:table-cell>
          <table:table-cell office:value-type="float" office:value="527.121">
            <text:p>527.121</text:p>
          </table:table-cell>
          <table:table-cell office:value-type="float" office:value="590.329">
            <text:p>590.329</text:p>
          </table:table-cell>
          <table:table-cell office:value-type="float" office:value="75.074">
            <text:p>75.07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87.704">
            <text:p>687.704</text:p>
          </table:table-cell>
          <table:table-cell office:value-type="float" office:value="29.583">
            <text:p>29.583</text:p>
          </table:table-cell>
          <table:table-cell office:value-type="float" office:value="485.999">
            <text:p>485.999</text:p>
          </table:table-cell>
          <table:table-cell office:value-type="float" office:value="246.658">
            <text:p>246.65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41.131">
            <text:p>541.131</text:p>
          </table:table-cell>
          <table:table-cell office:value-type="float" office:value="24.553">
            <text:p>24.553</text:p>
          </table:table-cell>
          <table:table-cell office:value-type="float" office:value="231.242">
            <text:p>231.242</text:p>
          </table:table-cell>
          <table:table-cell office:value-type="float" office:value="251.949">
            <text:p>251.94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3.851">
            <text:p>763.851</text:p>
          </table:table-cell>
          <table:table-cell office:value-type="float" office:value="25.091">
            <text:p>25.091</text:p>
          </table:table-cell>
          <table:table-cell office:value-type="float" office:value="507.767">
            <text:p>507.767</text:p>
          </table:table-cell>
          <table:table-cell office:value-type="float" office:value="257.539">
            <text:p>257.53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5.258">
            <text:p>655.258</text:p>
          </table:table-cell>
          <table:table-cell office:value-type="float" office:value="24.235">
            <text:p>24.235</text:p>
          </table:table-cell>
          <table:table-cell office:value-type="float" office:value="361.32">
            <text:p>361.32</text:p>
          </table:table-cell>
          <table:table-cell office:value-type="float" office:value="280.555">
            <text:p>280.55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93.536">
            <text:p>393.536</text:p>
          </table:table-cell>
          <table:table-cell office:value-type="float" office:value="24.733">
            <text:p>24.733</text:p>
          </table:table-cell>
          <table:table-cell office:value-type="float" office:value="99.549">
            <text:p>99.549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61.671">
            <text:p>361.671</text:p>
          </table:table-cell>
          <table:table-cell office:value-type="float" office:value="22.426">
            <text:p>22.426</text:p>
          </table:table-cell>
          <table:table-cell office:value-type="float" office:value="91.222">
            <text:p>91.222</text:p>
          </table:table-cell>
          <table:table-cell office:value-type="float" office:value="135.227">
            <text:p>135.227</text:p>
          </table:table-cell>
        </table:table-row>
        <table:table-row table:style-name="ro3" table:number-rows-repeated="2">
          <table:table-cell table:number-columns-repeated="5"/>
        </table:table-row>
        <table:table-row table:style-name="ro1">
          <table:table-cell office:value-type="string">
            <text:p>0.64 Tree Remova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lients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ean</text:p>
          </table:table-cell>
          <table:table-cell office:value-type="string">
            <text:p>Std Dev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7.613">
            <text:p>67.613</text:p>
          </table:table-cell>
          <table:table-cell office:value-type="float" office:value="7.274">
            <text:p>7.274</text:p>
          </table:table-cell>
          <table:table-cell office:value-type="float" office:value="26.605">
            <text:p>26.605</text:p>
          </table:table-cell>
          <table:table-cell office:value-type="float" office:value="22.045">
            <text:p>22.0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.526">
            <text:p>14.526</text:p>
          </table:table-cell>
          <table:table-cell office:value-type="float" office:value="7.277">
            <text:p>7.277</text:p>
          </table:table-cell>
          <table:table-cell office:value-type="float" office:value="9.68">
            <text:p>9.68</text:p>
          </table:table-cell>
          <table:table-cell office:value-type="float" office:value="2.616">
            <text:p>2.6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4.236">
            <text:p>44.236</text:p>
          </table:table-cell>
          <table:table-cell office:value-type="float" office:value="10.086">
            <text:p>10.086</text:p>
          </table:table-cell>
          <table:table-cell office:value-type="float" office:value="18.476">
            <text:p>18.476</text:p>
          </table:table-cell>
          <table:table-cell office:value-type="float" office:value="12.982">
            <text:p>12.98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.639">
            <text:p>17.639</text:p>
          </table:table-cell>
          <table:table-cell office:value-type="float" office:value="6.784">
            <text:p>6.784</text:p>
          </table:table-cell>
          <table:table-cell office:value-type="float" office:value="12.864">
            <text:p>12.864</text:p>
          </table:table-cell>
          <table:table-cell office:value-type="float" office:value="3.94">
            <text:p>3.9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6.52">
            <text:p>66.52</text:p>
          </table:table-cell>
          <table:table-cell office:value-type="float" office:value="10.685">
            <text:p>10.685</text:p>
          </table:table-cell>
          <table:table-cell office:value-type="float" office:value="31.42">
            <text:p>31.42</text:p>
          </table:table-cell>
          <table:table-cell office:value-type="float" office:value="21.456">
            <text:p>21.45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5.859">
            <text:p>85.859</text:p>
          </table:table-cell>
          <table:table-cell office:value-type="float" office:value="7.538">
            <text:p>7.538</text:p>
          </table:table-cell>
          <table:table-cell office:value-type="float" office:value="25.413">
            <text:p>25.413</text:p>
          </table:table-cell>
          <table:table-cell office:value-type="float" office:value="30.287">
            <text:p>30.28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.098">
            <text:p>48.098</text:p>
          </table:table-cell>
          <table:table-cell office:value-type="float" office:value="8.38">
            <text:p>8.38</text:p>
          </table:table-cell>
          <table:table-cell office:value-type="float" office:value="18.921">
            <text:p>18.921</text:p>
          </table:table-cell>
          <table:table-cell office:value-type="float" office:value="14.747">
            <text:p>14.74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.737">
            <text:p>25.737</text:p>
          </table:table-cell>
          <table:table-cell office:value-type="float" office:value="2.082">
            <text:p>2.082</text:p>
          </table:table-cell>
          <table:table-cell office:value-type="float" office:value="11.587">
            <text:p>11.587</text:p>
          </table:table-cell>
          <table:table-cell office:value-type="float" office:value="8.495">
            <text:p>8.495</text:p>
          </table:table-cell>
        </table:table-row>
      </table:table>
      <table:table table:name="RADOS Bench Replication" table:style-name="ta1">
        <table:shapes>
          <draw:frame draw:z-index="0" draw:style-name="gr1" draw:text-style-name="P1" svg:width="6.2988in" svg:height="3.5429in" svg:x="3.5953in" svg:y="0.385in">
            <draw:object draw:notify-on-update-of-ranges="'RADOS Bench Replication'.A3:'RADOS Bench Replication'.A3 'RADOS Bench Replication'.A4:'RADOS Bench Replication'.A6 'RADOS Bench Replication'.B3:'RADOS Bench Replication'.B3 'RADOS Bench Replication'.B4:'RADOS Bench Replication'.B6 'RADOS Bench Replication'.C3:'RADOS Bench Replication'.C3 'RADOS Bench Replication'.C4:'RADOS Bench Replication'.C6 'RADOS Bench Replication'.D3:'RADOS Bench Replication'.D3 'RADOS Bench Replication'.D4:'RADOS Bench Replication'.D6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0.64 RADOS Bench Replication Testing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4">
          <table:table-cell office:value-type="string">
            <text:p>Replication Level</text:p>
          </table:table-cell>
          <table:table-cell office:value-type="string">
            <text:p>Write</text:p>
          </table:table-cell>
          <table:table-cell office:value-type="string">
            <text:p>Read</text:p>
          </table:table-cell>
          <table:table-cell office:value-type="string">
            <text:p>Total Write</text:p>
            <text:p>(Including Journals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322.91">
            <text:p>5322.91</text:p>
          </table:table-cell>
          <table:table-cell office:value-type="float" office:value="8781.62">
            <text:p>8781.62</text:p>
          </table:table-cell>
          <table:table-cell table:formula="of:=[.B4]*2*[.A4]" office:value-type="float" office:value="10645.82">
            <text:p>10645.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1.75">
            <text:p>2211.75</text:p>
          </table:table-cell>
          <table:table-cell office:value-type="float" office:value="8602.01">
            <text:p>8602.01</text:p>
          </table:table-cell>
          <table:table-cell table:formula="of:=[.B5]*2*[.A5]" office:value-type="float" office:value="8847">
            <text:p>88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08.98">
            <text:p>1408.98</text:p>
          </table:table-cell>
          <table:table-cell office:value-type="float" office:value="8610.15">
            <text:p>8610.15</text:p>
          </table:table-cell>
          <table:table-cell table:formula="of:=[.B6]*2*[.A6]" office:value-type="float" office:value="8453.88">
            <text:p>8453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0">00/00/0000</text:date>, <text:time style:data-style-name="N2" text:time-value="0000-00-00T09:43: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Nelson</meta:initial-creator>
    <meta:creation-date>2013-07-25T16:33:15</meta:creation-date>
    <dc:date>2013-07-30T14:21:10</dc:date>
    <dc:creator>Mark Nelson</dc:creator>
    <meta:editing-duration>P1DT2H29M25S</meta:editing-duration>
    <meta:editing-cycles>4</meta:editing-cycles>
    <meta:generator>LibreOffice/4.0.4.2$Linux_X86_64 LibreOffice_project/400m0$Build-2</meta:generator>
    <meta:document-statistic meta:table-count="4" meta:cell-count="715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Fine_20_Dashed_20__28_var_29_" svg:stroke-width="0.08cm" svg:stroke-color="#ffd320" svg:stroke-opacity="50%" draw:fill-color="#ffd320" draw:opacity="50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Fine_20_Dashed_20__28_var_29_" svg:stroke-width="0.08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_20__28_var_29_" svg:stroke-width="0.08cm" svg:stroke-color="#7e0021" svg:stroke-opacity="50%" draw:fill-color="#7e0021" draw:opacity="50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38cm" svg:y="0.316cm" chart:style-name="ch2">
          <text:p>0.67-RC2 XFS Single-Server RADOS Bench</text:p>
        </chart:title>
        <chart:subtitle svg:x="5.773cm" svg:y="1.275cm" chart:style-name="ch3">
          <text:p>4MB IOs, 8 Client Nodes</text:p>
        </chart:subtitle>
        <chart:legend chart:legend-position="end" svg:x="9.781cm" svg:y="3.205cm" style:legend-expansion="high" chart:style-name="ch4"/>
        <chart:plot-area chart:style-name="ch5" table:cell-range-address="'RADOS Bench OSD Scaling'.A11:'RADOS Bench OSD Scaling'.F15 'RADOS Bench OSD Scaling'.B10:'RADOS Bench OSD Scaling'.F10" chart:data-source-has-labels="both" svg:x="1.331cm" svg:y="2.318cm" svg:width="7.81cm" svg:height="5.521cm">
          <chartooo:coordinate-region svg:x="2.323cm" svg:y="2.518cm" svg:width="6.631cm" svg:height="4.674cm"/>
          <chart:axis chart:dimension="x" chart:name="primary-x" chart:style-name="ch6" chartooo:axis-type="auto">
            <chartooo:date-scale/>
            <chart:title svg:x="4.755cm" svg:y="8.019cm" chart:style-name="ch7">
              <text:p>OSDs</text:p>
            </chart:title>
            <chart:categories table:cell-range-address="'RADOS Bench OSD Scaling'.A11:'RADOS Bench OSD Scaling'.A15"/>
          </chart:axis>
          <chart:axis chart:dimension="y" chart:name="primary-y" chart:style-name="ch6">
            <chart:title svg:x="0.451cm" svg:y="6.471cm" chart:style-name="ch8">
              <text:p>Throughput (MB/s)</text:p>
            </chart:title>
            <chart:grid chart:style-name="ch9" chart:class="major"/>
          </chart:axis>
          <chart:series chart:style-name="ch10" chart:values-cell-range-address="'RADOS Bench OSD Scaling'.B11:'RADOS Bench OSD Scaling'.B15" chart:label-cell-address="'RADOS Bench OSD Scaling'.B10:'RADOS Bench OSD Scaling'.B10" chart:class="chart:line">
            <chart:data-point chart:repeated="5"/>
          </chart:series>
          <chart:series chart:style-name="ch11" chart:values-cell-range-address="'RADOS Bench OSD Scaling'.C11:'RADOS Bench OSD Scaling'.C15" chart:label-cell-address="'RADOS Bench OSD Scaling'.C10:'RADOS Bench OSD Scaling'.C10" chart:class="chart:line">
            <chart:data-point chart:repeated="5"/>
          </chart:series>
          <chart:series chart:style-name="ch12" chart:values-cell-range-address="'RADOS Bench OSD Scaling'.D11:'RADOS Bench OSD Scaling'.D15" chart:label-cell-address="'RADOS Bench OSD Scaling'.D10:'RADOS Bench OSD Scaling'.D10" chart:class="chart:line">
            <chart:data-point chart:repeated="5"/>
          </chart:series>
          <chart:series chart:style-name="ch13" chart:values-cell-range-address="'RADOS Bench OSD Scaling'.E11:'RADOS Bench OSD Scaling'.E15" chart:label-cell-address="'RADOS Bench OSD Scaling'.E10:'RADOS Bench OSD Scaling'.E10" chart:class="chart:line">
            <chart:data-point chart:repeated="5"/>
          </chart:series>
          <chart:series chart:style-name="ch14" chart:values-cell-range-address="'RADOS Bench OSD Scaling'.F11:'RADOS Bench OSD Scaling'.F15" chart:label-cell-address="'RADOS Bench OSD Scaling'.F10:'RADOS Bench OSD Scaling'.F10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</text:p>
                <draw:g>
                  <svg:desc>'RADOS Bench OSD Scaling'.B10:'RADOS Bench OSD Scaling'.B10</svg:desc>
                </draw:g>
              </table:table-cell>
              <table:table-cell office:value-type="string">
                <text:p>Reads</text:p>
                <draw:g>
                  <svg:desc>'RADOS Bench OSD Scaling'.C10:'RADOS Bench OSD Scaling'.C10</svg:desc>
                </draw:g>
              </table:table-cell>
              <table:table-cell office:value-type="string">
                <text:p>Writes (Including Journals)</text:p>
                <draw:g>
                  <svg:desc>'RADOS Bench OSD Scaling'.D10:'RADOS Bench OSD Scaling'.D10</svg:desc>
                </draw:g>
              </table:table-cell>
              <table:table-cell office:value-type="string">
                <text:p>Disk Fabric Max</text:p>
                <draw:g>
                  <svg:desc>'RADOS Bench OSD Scaling'.E10:'RADOS Bench OSD Scaling'.E10</svg:desc>
                </draw:g>
              </table:table-cell>
              <table:table-cell office:value-type="string">
                <text:p>Client Network Max</text:p>
                <draw:g>
                  <svg:desc>'RADOS Bench OSD Scaling'.F10:'RADOS Bench OSD Scaling'.F10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'RADOS Bench OSD Scaling'.A11:'RADOS Bench OSD Scaling'.A15</svg:desc>
                </draw:g>
              </table:table-cell>
              <table:table-cell office:value-type="float" office:value="403.138">
                <text:p>403.138</text:p>
                <draw:g>
                  <svg:desc>'RADOS Bench OSD Scaling'.B11:'RADOS Bench OSD Scaling'.B15</svg:desc>
                </draw:g>
              </table:table-cell>
              <table:table-cell office:value-type="float" office:value="608.117">
                <text:p>608.117</text:p>
                <draw:g>
                  <svg:desc>'RADOS Bench OSD Scaling'.C11:'RADOS Bench OSD Scaling'.C15</svg:desc>
                </draw:g>
              </table:table-cell>
              <table:table-cell office:value-type="float" office:value="806.276">
                <text:p>806.276</text:p>
                <draw:g>
                  <svg:desc>'RADOS Bench OSD Scaling'.D11:'RADOS Bench OSD Scaling'.D15</svg:desc>
                </draw:g>
              </table:table-cell>
              <table:table-cell office:value-type="float" office:value="3000">
                <text:p>3000</text:p>
                <draw:g>
                  <svg:desc>'RADOS Bench OSD Scaling'.E11:'RADOS Bench OSD Scaling'.E15</svg:desc>
                </draw:g>
              </table:table-cell>
              <table:table-cell office:value-type="float" office:value="2470">
                <text:p>2470</text:p>
                <draw:g>
                  <svg:desc>'RADOS Bench OSD Scaling'.F11:'RADOS Bench OSD Scaling'.F15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76.236">
                <text:p>776.236</text:p>
              </table:table-cell>
              <table:table-cell office:value-type="float" office:value="1079.78">
                <text:p>1079.78</text:p>
              </table:table-cell>
              <table:table-cell office:value-type="float" office:value="1552.472">
                <text:p>1552.472</text:p>
              </table:table-cell>
              <table:table-cell office:value-type="float" office:value="3000">
                <text:p>3000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82.49">
                <text:p>1082.49</text:p>
              </table:table-cell>
              <table:table-cell office:value-type="float" office:value="1494.24">
                <text:p>1494.24</text:p>
              </table:table-cell>
              <table:table-cell office:value-type="float" office:value="2164.98">
                <text:p>2164.98</text:p>
              </table:table-cell>
              <table:table-cell office:value-type="float" office:value="3000">
                <text:p>3000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81.46">
                <text:p>1281.46</text:p>
              </table:table-cell>
              <table:table-cell office:value-type="float" office:value="1640.58">
                <text:p>1640.58</text:p>
              </table:table-cell>
              <table:table-cell office:value-type="float" office:value="2562.92">
                <text:p>2562.92</text:p>
              </table:table-cell>
              <table:table-cell office:value-type="float" office:value="3000">
                <text:p>3000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84.4">
                <text:p>1384.4</text:p>
              </table:table-cell>
              <table:table-cell office:value-type="float" office:value="2387.31">
                <text:p>2387.31</text:p>
              </table:table-cell>
              <table:table-cell office:value-type="float" office:value="2768.8">
                <text:p>2768.8</text:p>
              </table:table-cell>
              <table:table-cell office:value-type="float" office:value="3000">
                <text:p>3000</text:p>
              </table:table-cell>
              <table:table-cell office:value-type="float" office:value="2470">
                <text:p>24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29cm" svg:y="0.316cm" chart:style-name="ch2">
          <text:p>Ceph 0.64 mdtest Directory Stat</text:p>
        </chart:title>
        <chart:legend chart:legend-position="end" svg:x="13.412cm" svg:y="3.454cm" style:legend-expansion="high" chart:style-name="ch3"/>
        <chart:plot-area chart:style-name="ch4" table:cell-range-address="'MDTest Client Scaling'.A19:'MDTest Client Scaling'.E26 'MDTest Client Scaling'.B18:'MDTest Client Scaling'.E18" chart:data-source-has-labels="both" svg:x="1.331cm" svg:y="1.635cm" svg:width="11.441cm" svg:height="6.204cm">
          <chartooo:coordinate-region svg:x="2.878cm" svg:y="1.835cm" svg:width="9.8cm" svg:height="5.357cm"/>
          <chart:axis chart:dimension="x" chart:name="primary-x" chart:style-name="ch5" chartooo:axis-type="auto">
            <chartooo:date-scale/>
            <chart:title svg:x="4.784cm" svg:y="8.019cm" chart:style-name="ch6">
              <text:p>Client Nodes (1 Process Each)</text:p>
            </chart:title>
            <chart:categories table:cell-range-address="'MDTest Client Scaling'.A19:'MDTest Client Scaling'.A26"/>
          </chart:axis>
          <chart:axis chart:dimension="y" chart:name="primary-y" chart:style-name="ch5">
            <chart:title svg:x="0.451cm" svg:y="6.474cm" chart:style-name="ch7">
              <text:p>Operations Per Second</text:p>
            </chart:title>
            <chart:grid chart:style-name="ch8" chart:class="major"/>
          </chart:axis>
          <chart:series chart:style-name="ch9" chart:values-cell-range-address="'MDTest Client Scaling'.B19:'MDTest Client Scaling'.B26" chart:label-cell-address="'MDTest Client Scaling'.B18:'MDTest Client Scaling'.B18" chart:class="chart:line">
            <chart:data-point chart:repeated="8"/>
          </chart:series>
          <chart:series chart:style-name="ch10" chart:values-cell-range-address="'MDTest Client Scaling'.C19:'MDTest Client Scaling'.C26" chart:label-cell-address="'MDTest Client Scaling'.C18:'MDTest Client Scaling'.C18" chart:class="chart:line">
            <chart:data-point chart:repeated="8"/>
          </chart:series>
          <chart:series chart:style-name="ch11" chart:values-cell-range-address="'MDTest Client Scaling'.D19:'MDTest Client Scaling'.D26" chart:label-cell-address="'MDTest Client Scaling'.D18:'MDTest Client Scaling'.D18" chart:class="chart:line">
            <chart:data-point chart:repeated="8"/>
          </chart:series>
          <chart:series chart:style-name="ch12" chart:values-cell-range-address="'MDTest Client Scaling'.E19:'MDTest Client Scaling'.E26" chart:label-cell-address="'MDTest Client Scaling'.E18:'MDTest Client Scaling'.E18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  <draw:g>
                  <svg:desc>'MDTest Client Scaling'.B18:'MDTest Client Scaling'.B18</svg:desc>
                </draw:g>
              </table:table-cell>
              <table:table-cell office:value-type="string">
                <text:p>Min</text:p>
                <draw:g>
                  <svg:desc>'MDTest Client Scaling'.C18:'MDTest Client Scaling'.C18</svg:desc>
                </draw:g>
              </table:table-cell>
              <table:table-cell office:value-type="string">
                <text:p>Mean</text:p>
                <draw:g>
                  <svg:desc>'MDTest Client Scaling'.D18:'MDTest Client Scaling'.D18</svg:desc>
                </draw:g>
              </table:table-cell>
              <table:table-cell office:value-type="string">
                <text:p>Std Dev</text:p>
                <draw:g>
                  <svg:desc>'MDTest Client Scaling'.E18:'MDTest Client Scaling'.E1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MDTest Client Scaling'.A19:'MDTest Client Scaling'.A26</svg:desc>
                </draw:g>
              </table:table-cell>
              <table:table-cell office:value-type="float" office:value="378342.414">
                <text:p>378342.414</text:p>
                <draw:g>
                  <svg:desc>'MDTest Client Scaling'.B19:'MDTest Client Scaling'.B26</svg:desc>
                </draw:g>
              </table:table-cell>
              <table:table-cell office:value-type="float" office:value="209599.92">
                <text:p>209599.92</text:p>
                <draw:g>
                  <svg:desc>'MDTest Client Scaling'.C19:'MDTest Client Scaling'.C26</svg:desc>
                </draw:g>
              </table:table-cell>
              <table:table-cell office:value-type="float" office:value="309880.417">
                <text:p>309880.417</text:p>
                <draw:g>
                  <svg:desc>'MDTest Client Scaling'.D19:'MDTest Client Scaling'.D26</svg:desc>
                </draw:g>
              </table:table-cell>
              <table:table-cell office:value-type="float" office:value="78914.969">
                <text:p>78914.969</text:p>
                <draw:g>
                  <svg:desc>'MDTest Client Scaling'.E19:'MDTest Client Scaling'.E2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40193.065">
                <text:p>740193.065</text:p>
              </table:table-cell>
              <table:table-cell office:value-type="float" office:value="701799.381">
                <text:p>701799.381</text:p>
              </table:table-cell>
              <table:table-cell office:value-type="float" office:value="726007.736">
                <text:p>726007.736</text:p>
              </table:table-cell>
              <table:table-cell office:value-type="float" office:value="13340.058">
                <text:p>13340.05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29931.034">
                <text:p>1129931.034</text:p>
              </table:table-cell>
              <table:table-cell office:value-type="float" office:value="1029192.868">
                <text:p>1029192.868</text:p>
              </table:table-cell>
              <table:table-cell office:value-type="float" office:value="1061307.471">
                <text:p>1061307.471</text:p>
              </table:table-cell>
              <table:table-cell office:value-type="float" office:value="36781.432">
                <text:p>36781.43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46561.131">
                <text:p>1446561.131</text:p>
              </table:table-cell>
              <table:table-cell office:value-type="float" office:value="1261824.308">
                <text:p>1261824.308</text:p>
              </table:table-cell>
              <table:table-cell office:value-type="float" office:value="1392749.585">
                <text:p>1392749.585</text:p>
              </table:table-cell>
              <table:table-cell office:value-type="float" office:value="71352.972">
                <text:p>71352.97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828220.731">
                <text:p>1828220.731</text:p>
              </table:table-cell>
              <table:table-cell office:value-type="float" office:value="1754351.681">
                <text:p>1754351.681</text:p>
              </table:table-cell>
              <table:table-cell office:value-type="float" office:value="1779603.647">
                <text:p>1779603.647</text:p>
              </table:table-cell>
              <table:table-cell office:value-type="float" office:value="25719.066">
                <text:p>25719.0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981404.929">
                <text:p>1981404.929</text:p>
              </table:table-cell>
              <table:table-cell office:value-type="float" office:value="1802322.137">
                <text:p>1802322.137</text:p>
              </table:table-cell>
              <table:table-cell office:value-type="float" office:value="1888122.802">
                <text:p>1888122.802</text:p>
              </table:table-cell>
              <table:table-cell office:value-type="float" office:value="61031.721">
                <text:p>61031.72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410321.648">
                <text:p>2410321.648</text:p>
              </table:table-cell>
              <table:table-cell office:value-type="float" office:value="2333317.015">
                <text:p>2333317.015</text:p>
              </table:table-cell>
              <table:table-cell office:value-type="float" office:value="2365723.728">
                <text:p>2365723.728</text:p>
              </table:table-cell>
              <table:table-cell office:value-type="float" office:value="24920.903">
                <text:p>24920.90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853996.087">
                <text:p>2853996.087</text:p>
              </table:table-cell>
              <table:table-cell office:value-type="float" office:value="2730444.463">
                <text:p>2730444.463</text:p>
              </table:table-cell>
              <table:table-cell office:value-type="float" office:value="2783151.003">
                <text:p>2783151.003</text:p>
              </table:table-cell>
              <table:table-cell office:value-type="float" office:value="40454.741">
                <text:p>40454.7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52cm" svg:y="0.316cm" chart:style-name="ch2">
          <text:p>Ceph 0.64 mdtest Directory Removal</text:p>
        </chart:title>
        <chart:legend chart:legend-position="end" svg:x="13.412cm" svg:y="3.454cm" style:legend-expansion="high" chart:style-name="ch3"/>
        <chart:plot-area chart:style-name="ch4" table:cell-range-address="'MDTest Client Scaling'.A32:'MDTest Client Scaling'.E39 'MDTest Client Scaling'.B31:'MDTest Client Scaling'.E31" chart:data-source-has-labels="both" svg:x="1.331cm" svg:y="1.635cm" svg:width="11.441cm" svg:height="6.204cm">
          <chartooo:coordinate-region svg:x="2.323cm" svg:y="1.834cm" svg:width="10.355cm" svg:height="5.358cm"/>
          <chart:axis chart:dimension="x" chart:name="primary-x" chart:style-name="ch5" chartooo:axis-type="auto">
            <chartooo:date-scale/>
            <chart:title svg:x="4.784cm" svg:y="8.019cm" chart:style-name="ch6">
              <text:p>Client Nodes (1 Process Each)</text:p>
            </chart:title>
            <chart:categories table:cell-range-address="'MDTest Client Scaling'.A32:'MDTest Client Scaling'.A39"/>
          </chart:axis>
          <chart:axis chart:dimension="y" chart:name="primary-y" chart:style-name="ch5">
            <chart:title svg:x="0.451cm" svg:y="6.474cm" chart:style-name="ch7">
              <text:p>Operations Per Second</text:p>
            </chart:title>
            <chart:grid chart:style-name="ch8" chart:class="major"/>
          </chart:axis>
          <chart:series chart:style-name="ch9" chart:values-cell-range-address="'MDTest Client Scaling'.B32:'MDTest Client Scaling'.B39" chart:label-cell-address="'MDTest Client Scaling'.B31:'MDTest Client Scaling'.B31" chart:class="chart:line">
            <chart:data-point chart:repeated="8"/>
          </chart:series>
          <chart:series chart:style-name="ch10" chart:values-cell-range-address="'MDTest Client Scaling'.C32:'MDTest Client Scaling'.C39" chart:label-cell-address="'MDTest Client Scaling'.C31:'MDTest Client Scaling'.C31" chart:class="chart:line">
            <chart:data-point chart:repeated="8"/>
          </chart:series>
          <chart:series chart:style-name="ch11" chart:values-cell-range-address="'MDTest Client Scaling'.D32:'MDTest Client Scaling'.D39" chart:label-cell-address="'MDTest Client Scaling'.D31:'MDTest Client Scaling'.D31" chart:class="chart:line">
            <chart:data-point chart:repeated="8"/>
          </chart:series>
          <chart:series chart:style-name="ch12" chart:values-cell-range-address="'MDTest Client Scaling'.E32:'MDTest Client Scaling'.E39" chart:label-cell-address="'MDTest Client Scaling'.E31:'MDTest Client Scaling'.E3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  <draw:g>
                  <svg:desc>'MDTest Client Scaling'.B31:'MDTest Client Scaling'.B31</svg:desc>
                </draw:g>
              </table:table-cell>
              <table:table-cell office:value-type="string">
                <text:p>Min</text:p>
                <draw:g>
                  <svg:desc>'MDTest Client Scaling'.C31:'MDTest Client Scaling'.C31</svg:desc>
                </draw:g>
              </table:table-cell>
              <table:table-cell office:value-type="string">
                <text:p>Mean</text:p>
                <draw:g>
                  <svg:desc>'MDTest Client Scaling'.D31:'MDTest Client Scaling'.D31</svg:desc>
                </draw:g>
              </table:table-cell>
              <table:table-cell office:value-type="string">
                <text:p>Std Dev</text:p>
                <draw:g>
                  <svg:desc>'MDTest Client Scaling'.E31:'MDTest Client Scaling'.E3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MDTest Client Scaling'.A32:'MDTest Client Scaling'.A39</svg:desc>
                </draw:g>
              </table:table-cell>
              <table:table-cell office:value-type="float" office:value="1273.872">
                <text:p>1273.872</text:p>
                <draw:g>
                  <svg:desc>'MDTest Client Scaling'.B32:'MDTest Client Scaling'.B39</svg:desc>
                </draw:g>
              </table:table-cell>
              <table:table-cell office:value-type="float" office:value="790.104">
                <text:p>790.104</text:p>
                <draw:g>
                  <svg:desc>'MDTest Client Scaling'.C32:'MDTest Client Scaling'.C39</svg:desc>
                </draw:g>
              </table:table-cell>
              <table:table-cell office:value-type="float" office:value="1082.587">
                <text:p>1082.587</text:p>
                <draw:g>
                  <svg:desc>'MDTest Client Scaling'.D32:'MDTest Client Scaling'.D39</svg:desc>
                </draw:g>
              </table:table-cell>
              <table:table-cell office:value-type="float" office:value="195.649">
                <text:p>195.649</text:p>
                <draw:g>
                  <svg:desc>'MDTest Client Scaling'.E32:'MDTest Client Scaling'.E3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282.217">
                <text:p>2282.217</text:p>
              </table:table-cell>
              <table:table-cell office:value-type="float" office:value="1328.166">
                <text:p>1328.166</text:p>
              </table:table-cell>
              <table:table-cell office:value-type="float" office:value="1963.478">
                <text:p>1963.478</text:p>
              </table:table-cell>
              <table:table-cell office:value-type="float" office:value="336.265">
                <text:p>336.26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716.439">
                <text:p>2716.439</text:p>
              </table:table-cell>
              <table:table-cell office:value-type="float" office:value="1936.316">
                <text:p>1936.316</text:p>
              </table:table-cell>
              <table:table-cell office:value-type="float" office:value="2475.052">
                <text:p>2475.052</text:p>
              </table:table-cell>
              <table:table-cell office:value-type="float" office:value="282.856">
                <text:p>282.85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963.064">
                <text:p>2963.064</text:p>
              </table:table-cell>
              <table:table-cell office:value-type="float" office:value="2338.298">
                <text:p>2338.298</text:p>
              </table:table-cell>
              <table:table-cell office:value-type="float" office:value="2671.796">
                <text:p>2671.796</text:p>
              </table:table-cell>
              <table:table-cell office:value-type="float" office:value="204.837">
                <text:p>204.83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771.106">
                <text:p>2771.106</text:p>
              </table:table-cell>
              <table:table-cell office:value-type="float" office:value="1536.402">
                <text:p>1536.402</text:p>
              </table:table-cell>
              <table:table-cell office:value-type="float" office:value="2211.638">
                <text:p>2211.638</text:p>
              </table:table-cell>
              <table:table-cell office:value-type="float" office:value="477.287">
                <text:p>477.28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258.213">
                <text:p>3258.213</text:p>
              </table:table-cell>
              <table:table-cell office:value-type="float" office:value="1923.375">
                <text:p>1923.375</text:p>
              </table:table-cell>
              <table:table-cell office:value-type="float" office:value="2626.094">
                <text:p>2626.094</text:p>
              </table:table-cell>
              <table:table-cell office:value-type="float" office:value="529.782">
                <text:p>529.78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183.592">
                <text:p>3183.592</text:p>
              </table:table-cell>
              <table:table-cell office:value-type="float" office:value="2316.512">
                <text:p>2316.512</text:p>
              </table:table-cell>
              <table:table-cell office:value-type="float" office:value="2740.527">
                <text:p>2740.527</text:p>
              </table:table-cell>
              <table:table-cell office:value-type="float" office:value="316.6">
                <text:p>316.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775.345">
                <text:p>2775.345</text:p>
              </table:table-cell>
              <table:table-cell office:value-type="float" office:value="2451.358">
                <text:p>2451.358</text:p>
              </table:table-cell>
              <table:table-cell office:value-type="float" office:value="2574.768">
                <text:p>2574.768</text:p>
              </table:table-cell>
              <table:table-cell office:value-type="float" office:value="122.316">
                <text:p>122.31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2cm" svg:y="0.316cm" chart:style-name="ch2">
          <text:p>Ceph 0.64 mdtest File Create</text:p>
        </chart:title>
        <chart:legend chart:legend-position="end" svg:x="13.412cm" svg:y="3.454cm" style:legend-expansion="high" chart:style-name="ch3"/>
        <chart:plot-area chart:style-name="ch4" table:cell-range-address="'MDTest Client Scaling'.A48:'MDTest Client Scaling'.E55 'MDTest Client Scaling'.B47:'MDTest Client Scaling'.E47" chart:data-source-has-labels="both" svg:x="1.331cm" svg:y="1.635cm" svg:width="11.441cm" svg:height="6.204cm">
          <chartooo:coordinate-region svg:x="2.323cm" svg:y="1.834cm" svg:width="10.355cm" svg:height="5.358cm"/>
          <chart:axis chart:dimension="x" chart:name="primary-x" chart:style-name="ch5" chartooo:axis-type="auto">
            <chartooo:date-scale/>
            <chart:title svg:x="4.784cm" svg:y="8.019cm" chart:style-name="ch6">
              <text:p>Client Nodes (1 Process Each)</text:p>
            </chart:title>
            <chart:categories table:cell-range-address="'MDTest Client Scaling'.A48:'MDTest Client Scaling'.A55"/>
          </chart:axis>
          <chart:axis chart:dimension="y" chart:name="primary-y" chart:style-name="ch5">
            <chart:title svg:x="0.451cm" svg:y="6.474cm" chart:style-name="ch7">
              <text:p>Operations Per Second</text:p>
            </chart:title>
            <chart:grid chart:style-name="ch8" chart:class="major"/>
          </chart:axis>
          <chart:series chart:style-name="ch9" chart:values-cell-range-address="'MDTest Client Scaling'.B48:'MDTest Client Scaling'.B55" chart:label-cell-address="'MDTest Client Scaling'.B47:'MDTest Client Scaling'.B47" chart:class="chart:line">
            <chart:data-point chart:repeated="8"/>
          </chart:series>
          <chart:series chart:style-name="ch10" chart:values-cell-range-address="'MDTest Client Scaling'.C48:'MDTest Client Scaling'.C55" chart:label-cell-address="'MDTest Client Scaling'.C47:'MDTest Client Scaling'.C47" chart:class="chart:line">
            <chart:data-point chart:repeated="8"/>
          </chart:series>
          <chart:series chart:style-name="ch11" chart:values-cell-range-address="'MDTest Client Scaling'.D48:'MDTest Client Scaling'.D55" chart:label-cell-address="'MDTest Client Scaling'.D47:'MDTest Client Scaling'.D47" chart:class="chart:line">
            <chart:data-point chart:repeated="8"/>
          </chart:series>
          <chart:series chart:style-name="ch12" chart:values-cell-range-address="'MDTest Client Scaling'.E48:'MDTest Client Scaling'.E55" chart:label-cell-address="'MDTest Client Scaling'.E47:'MDTest Client Scaling'.E47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  <draw:g>
                  <svg:desc>'MDTest Client Scaling'.B47:'MDTest Client Scaling'.B47</svg:desc>
                </draw:g>
              </table:table-cell>
              <table:table-cell office:value-type="string">
                <text:p>Min</text:p>
                <draw:g>
                  <svg:desc>'MDTest Client Scaling'.C47:'MDTest Client Scaling'.C47</svg:desc>
                </draw:g>
              </table:table-cell>
              <table:table-cell office:value-type="string">
                <text:p>Mean</text:p>
                <draw:g>
                  <svg:desc>'MDTest Client Scaling'.D47:'MDTest Client Scaling'.D47</svg:desc>
                </draw:g>
              </table:table-cell>
              <table:table-cell office:value-type="string">
                <text:p>Std Dev</text:p>
                <draw:g>
                  <svg:desc>'MDTest Client Scaling'.E47:'MDTest Client Scaling'.E4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MDTest Client Scaling'.A48:'MDTest Client Scaling'.A55</svg:desc>
                </draw:g>
              </table:table-cell>
              <table:table-cell office:value-type="float" office:value="20.608">
                <text:p>20.608</text:p>
                <draw:g>
                  <svg:desc>'MDTest Client Scaling'.B48:'MDTest Client Scaling'.B55</svg:desc>
                </draw:g>
              </table:table-cell>
              <table:table-cell office:value-type="float" office:value="20.563">
                <text:p>20.563</text:p>
                <draw:g>
                  <svg:desc>'MDTest Client Scaling'.C48:'MDTest Client Scaling'.C55</svg:desc>
                </draw:g>
              </table:table-cell>
              <table:table-cell office:value-type="float" office:value="20.591">
                <text:p>20.591</text:p>
                <draw:g>
                  <svg:desc>'MDTest Client Scaling'.D48:'MDTest Client Scaling'.D55</svg:desc>
                </draw:g>
              </table:table-cell>
              <table:table-cell office:value-type="float" office:value="0.017">
                <text:p>0.017</text:p>
                <draw:g>
                  <svg:desc>'MDTest Client Scaling'.E48:'MDTest Client Scaling'.E5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1.014">
                <text:p>41.014</text:p>
              </table:table-cell>
              <table:table-cell office:value-type="float" office:value="40.39">
                <text:p>40.39</text:p>
              </table:table-cell>
              <table:table-cell office:value-type="float" office:value="40.712">
                <text:p>40.712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0.914">
                <text:p>60.914</text:p>
              </table:table-cell>
              <table:table-cell office:value-type="float" office:value="60.284">
                <text:p>60.284</text:p>
              </table:table-cell>
              <table:table-cell office:value-type="float" office:value="60.623">
                <text:p>60.623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1.001">
                <text:p>81.001</text:p>
              </table:table-cell>
              <table:table-cell office:value-type="float" office:value="80.388">
                <text:p>80.388</text:p>
              </table:table-cell>
              <table:table-cell office:value-type="float" office:value="80.765">
                <text:p>80.765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60.168">
                <text:p>1260.168</text:p>
              </table:table-cell>
              <table:table-cell office:value-type="float" office:value="945.393">
                <text:p>945.393</text:p>
              </table:table-cell>
              <table:table-cell office:value-type="float" office:value="1086.75">
                <text:p>1086.75</text:p>
              </table:table-cell>
              <table:table-cell office:value-type="float" office:value="111.269">
                <text:p>111.26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01.303">
                <text:p>1501.303</text:p>
              </table:table-cell>
              <table:table-cell office:value-type="float" office:value="1075.039">
                <text:p>1075.039</text:p>
              </table:table-cell>
              <table:table-cell office:value-type="float" office:value="1259.14">
                <text:p>1259.14</text:p>
              </table:table-cell>
              <table:table-cell office:value-type="float" office:value="137.227">
                <text:p>137.22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0.537">
                <text:p>140.537</text:p>
              </table:table-cell>
              <table:table-cell office:value-type="float" office:value="140.037">
                <text:p>140.037</text:p>
              </table:table-cell>
              <table:table-cell office:value-type="float" office:value="140.196">
                <text:p>140.196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59.658">
                <text:p>159.658</text:p>
              </table:table-cell>
              <table:table-cell office:value-type="float" office:value="157.569">
                <text:p>157.569</text:p>
              </table:table-cell>
              <table:table-cell office:value-type="float" office:value="158.97">
                <text:p>158.97</text:p>
              </table:table-cell>
              <table:table-cell office:value-type="float" office:value="0.745">
                <text:p>0.74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84cm" svg:y="0.316cm" chart:style-name="ch2">
          <text:p>Ceph 0.64 mdtest File Stat</text:p>
        </chart:title>
        <chart:legend chart:legend-position="end" svg:x="13.412cm" svg:y="3.454cm" style:legend-expansion="high" chart:style-name="ch3"/>
        <chart:plot-area chart:style-name="ch4" table:cell-range-address="'MDTest Client Scaling'.A61:'MDTest Client Scaling'.E68 'MDTest Client Scaling'.B60:'MDTest Client Scaling'.E60" chart:data-source-has-labels="both" svg:x="1.331cm" svg:y="1.635cm" svg:width="11.441cm" svg:height="6.204cm">
          <chartooo:coordinate-region svg:x="2.878cm" svg:y="1.835cm" svg:width="9.8cm" svg:height="5.357cm"/>
          <chart:axis chart:dimension="x" chart:name="primary-x" chart:style-name="ch5" chartooo:axis-type="auto">
            <chartooo:date-scale/>
            <chart:title svg:x="4.784cm" svg:y="8.019cm" chart:style-name="ch6">
              <text:p>Client Nodes (1 Process Each)</text:p>
            </chart:title>
            <chart:categories table:cell-range-address="'MDTest Client Scaling'.A61:'MDTest Client Scaling'.A68"/>
          </chart:axis>
          <chart:axis chart:dimension="y" chart:name="primary-y" chart:style-name="ch5">
            <chart:title svg:x="0.451cm" svg:y="6.474cm" chart:style-name="ch7">
              <text:p>Operations Per Second</text:p>
            </chart:title>
            <chart:grid chart:style-name="ch8" chart:class="major"/>
          </chart:axis>
          <chart:series chart:style-name="ch9" chart:values-cell-range-address="'MDTest Client Scaling'.B61:'MDTest Client Scaling'.B68" chart:label-cell-address="'MDTest Client Scaling'.B60:'MDTest Client Scaling'.B60" chart:class="chart:line">
            <chart:data-point chart:repeated="8"/>
          </chart:series>
          <chart:series chart:style-name="ch10" chart:values-cell-range-address="'MDTest Client Scaling'.C61:'MDTest Client Scaling'.C68" chart:label-cell-address="'MDTest Client Scaling'.C60:'MDTest Client Scaling'.C60" chart:class="chart:line">
            <chart:data-point chart:repeated="8"/>
          </chart:series>
          <chart:series chart:style-name="ch11" chart:values-cell-range-address="'MDTest Client Scaling'.D61:'MDTest Client Scaling'.D68" chart:label-cell-address="'MDTest Client Scaling'.D60:'MDTest Client Scaling'.D60" chart:class="chart:line">
            <chart:data-point chart:repeated="8"/>
          </chart:series>
          <chart:series chart:style-name="ch12" chart:values-cell-range-address="'MDTest Client Scaling'.E61:'MDTest Client Scaling'.E68" chart:label-cell-address="'MDTest Client Scaling'.E60:'MDTest Client Scaling'.E60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  <draw:g>
                  <svg:desc>'MDTest Client Scaling'.B60:'MDTest Client Scaling'.B60</svg:desc>
                </draw:g>
              </table:table-cell>
              <table:table-cell office:value-type="string">
                <text:p>Min</text:p>
                <draw:g>
                  <svg:desc>'MDTest Client Scaling'.C60:'MDTest Client Scaling'.C60</svg:desc>
                </draw:g>
              </table:table-cell>
              <table:table-cell office:value-type="string">
                <text:p>Mean</text:p>
                <draw:g>
                  <svg:desc>'MDTest Client Scaling'.D60:'MDTest Client Scaling'.D60</svg:desc>
                </draw:g>
              </table:table-cell>
              <table:table-cell office:value-type="string">
                <text:p>Std Dev</text:p>
                <draw:g>
                  <svg:desc>'MDTest Client Scaling'.E60:'MDTest Client Scaling'.E6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MDTest Client Scaling'.A61:'MDTest Client Scaling'.A68</svg:desc>
                </draw:g>
              </table:table-cell>
              <table:table-cell office:value-type="float" office:value="346121.802">
                <text:p>346121.802</text:p>
                <draw:g>
                  <svg:desc>'MDTest Client Scaling'.B61:'MDTest Client Scaling'.B68</svg:desc>
                </draw:g>
              </table:table-cell>
              <table:table-cell office:value-type="float" office:value="340363.872">
                <text:p>340363.872</text:p>
                <draw:g>
                  <svg:desc>'MDTest Client Scaling'.C61:'MDTest Client Scaling'.C68</svg:desc>
                </draw:g>
              </table:table-cell>
              <table:table-cell office:value-type="float" office:value="343377.671">
                <text:p>343377.671</text:p>
                <draw:g>
                  <svg:desc>'MDTest Client Scaling'.D61:'MDTest Client Scaling'.D68</svg:desc>
                </draw:g>
              </table:table-cell>
              <table:table-cell office:value-type="float" office:value="2319.109">
                <text:p>2319.109</text:p>
                <draw:g>
                  <svg:desc>'MDTest Client Scaling'.E61:'MDTest Client Scaling'.E6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07959.153">
                <text:p>707959.153</text:p>
              </table:table-cell>
              <table:table-cell office:value-type="float" office:value="654695.075">
                <text:p>654695.075</text:p>
              </table:table-cell>
              <table:table-cell office:value-type="float" office:value="681719.839">
                <text:p>681719.839</text:p>
              </table:table-cell>
              <table:table-cell office:value-type="float" office:value="17062.686">
                <text:p>17062.68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44041.017">
                <text:p>1344041.017</text:p>
              </table:table-cell>
              <table:table-cell office:value-type="float" office:value="969333.025">
                <text:p>969333.025</text:p>
              </table:table-cell>
              <table:table-cell office:value-type="float" office:value="1056275.061">
                <text:p>1056275.061</text:p>
              </table:table-cell>
              <table:table-cell office:value-type="float" office:value="144534.312">
                <text:p>144534.31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02073.876">
                <text:p>1402073.876</text:p>
              </table:table-cell>
              <table:table-cell office:value-type="float" office:value="1243770.183">
                <text:p>1243770.183</text:p>
              </table:table-cell>
              <table:table-cell office:value-type="float" office:value="1355933.589">
                <text:p>1355933.589</text:p>
              </table:table-cell>
              <table:table-cell office:value-type="float" office:value="58031.414">
                <text:p>58031.41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763053.384">
                <text:p>1763053.384</text:p>
              </table:table-cell>
              <table:table-cell office:value-type="float" office:value="1688528.18">
                <text:p>1688528.18</text:p>
              </table:table-cell>
              <table:table-cell office:value-type="float" office:value="1734774.874">
                <text:p>1734774.874</text:p>
              </table:table-cell>
              <table:table-cell office:value-type="float" office:value="24765.209">
                <text:p>24765.20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57544.273">
                <text:p>2057544.273</text:p>
              </table:table-cell>
              <table:table-cell office:value-type="float" office:value="1729015.733">
                <text:p>1729015.733</text:p>
              </table:table-cell>
              <table:table-cell office:value-type="float" office:value="1888361.135">
                <text:p>1888361.135</text:p>
              </table:table-cell>
              <table:table-cell office:value-type="float" office:value="105511.781">
                <text:p>105511.78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404596.888">
                <text:p>2404596.888</text:p>
              </table:table-cell>
              <table:table-cell office:value-type="float" office:value="2281638.794">
                <text:p>2281638.794</text:p>
              </table:table-cell>
              <table:table-cell office:value-type="float" office:value="2355533.496">
                <text:p>2355533.496</text:p>
              </table:table-cell>
              <table:table-cell office:value-type="float" office:value="46333.638">
                <text:p>46333.63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802040.251">
                <text:p>2802040.251</text:p>
              </table:table-cell>
              <table:table-cell office:value-type="float" office:value="2624515.604">
                <text:p>2624515.604</text:p>
              </table:table-cell>
              <table:table-cell office:value-type="float" office:value="2703944.684">
                <text:p>2703944.684</text:p>
              </table:table-cell>
              <table:table-cell office:value-type="float" office:value="69558.23">
                <text:p>69558.2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08cm" svg:y="0.316cm" chart:style-name="ch2">
          <text:p>Ceph 0.64 mdtest File Removal</text:p>
        </chart:title>
        <chart:legend chart:legend-position="end" svg:x="13.412cm" svg:y="3.454cm" style:legend-expansion="high" chart:style-name="ch3"/>
        <chart:plot-area chart:style-name="ch4" table:cell-range-address="'MDTest Client Scaling'.A74:'MDTest Client Scaling'.E81 'MDTest Client Scaling'.B73:'MDTest Client Scaling'.E73" chart:data-source-has-labels="both" svg:x="1.331cm" svg:y="1.635cm" svg:width="11.441cm" svg:height="6.204cm">
          <chartooo:coordinate-region svg:x="2.323cm" svg:y="1.834cm" svg:width="10.355cm" svg:height="5.358cm"/>
          <chart:axis chart:dimension="x" chart:name="primary-x" chart:style-name="ch5" chartooo:axis-type="auto">
            <chartooo:date-scale/>
            <chart:title svg:x="4.784cm" svg:y="8.019cm" chart:style-name="ch6">
              <text:p>Client Nodes (1 Process Each)</text:p>
            </chart:title>
            <chart:categories table:cell-range-address="'MDTest Client Scaling'.A74:'MDTest Client Scaling'.A81"/>
          </chart:axis>
          <chart:axis chart:dimension="y" chart:name="primary-y" chart:style-name="ch5">
            <chart:title svg:x="0.451cm" svg:y="6.474cm" chart:style-name="ch7">
              <text:p>Operations Per Second</text:p>
            </chart:title>
            <chart:grid chart:style-name="ch8" chart:class="major"/>
          </chart:axis>
          <chart:series chart:style-name="ch9" chart:values-cell-range-address="'MDTest Client Scaling'.B74:'MDTest Client Scaling'.B81" chart:label-cell-address="'MDTest Client Scaling'.B73:'MDTest Client Scaling'.B73" chart:class="chart:line">
            <chart:data-point chart:repeated="8"/>
          </chart:series>
          <chart:series chart:style-name="ch10" chart:values-cell-range-address="'MDTest Client Scaling'.C74:'MDTest Client Scaling'.C81" chart:label-cell-address="'MDTest Client Scaling'.C73:'MDTest Client Scaling'.C73" chart:class="chart:line">
            <chart:data-point chart:repeated="8"/>
          </chart:series>
          <chart:series chart:style-name="ch11" chart:values-cell-range-address="'MDTest Client Scaling'.D74:'MDTest Client Scaling'.D81" chart:label-cell-address="'MDTest Client Scaling'.D73:'MDTest Client Scaling'.D73" chart:class="chart:line">
            <chart:data-point chart:repeated="8"/>
          </chart:series>
          <chart:series chart:style-name="ch12" chart:values-cell-range-address="'MDTest Client Scaling'.E74:'MDTest Client Scaling'.E81" chart:label-cell-address="'MDTest Client Scaling'.E73:'MDTest Client Scaling'.E73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  <draw:g>
                  <svg:desc>'MDTest Client Scaling'.B73:'MDTest Client Scaling'.B73</svg:desc>
                </draw:g>
              </table:table-cell>
              <table:table-cell office:value-type="string">
                <text:p>Min</text:p>
                <draw:g>
                  <svg:desc>'MDTest Client Scaling'.C73:'MDTest Client Scaling'.C73</svg:desc>
                </draw:g>
              </table:table-cell>
              <table:table-cell office:value-type="string">
                <text:p>Mean</text:p>
                <draw:g>
                  <svg:desc>'MDTest Client Scaling'.D73:'MDTest Client Scaling'.D73</svg:desc>
                </draw:g>
              </table:table-cell>
              <table:table-cell office:value-type="string">
                <text:p>Std Dev</text:p>
                <draw:g>
                  <svg:desc>'MDTest Client Scaling'.E73:'MDTest Client Scaling'.E7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MDTest Client Scaling'.A74:'MDTest Client Scaling'.A81</svg:desc>
                </draw:g>
              </table:table-cell>
              <table:table-cell office:value-type="float" office:value="1192.959">
                <text:p>1192.959</text:p>
                <draw:g>
                  <svg:desc>'MDTest Client Scaling'.B74:'MDTest Client Scaling'.B81</svg:desc>
                </draw:g>
              </table:table-cell>
              <table:table-cell office:value-type="float" office:value="850.562">
                <text:p>850.562</text:p>
                <draw:g>
                  <svg:desc>'MDTest Client Scaling'.C74:'MDTest Client Scaling'.C81</svg:desc>
                </draw:g>
              </table:table-cell>
              <table:table-cell office:value-type="float" office:value="1060.303">
                <text:p>1060.303</text:p>
                <draw:g>
                  <svg:desc>'MDTest Client Scaling'.D74:'MDTest Client Scaling'.D81</svg:desc>
                </draw:g>
              </table:table-cell>
              <table:table-cell office:value-type="float" office:value="124.7">
                <text:p>124.7</text:p>
                <draw:g>
                  <svg:desc>'MDTest Client Scaling'.E74:'MDTest Client Scaling'.E8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366.99">
                <text:p>2366.99</text:p>
              </table:table-cell>
              <table:table-cell office:value-type="float" office:value="1994.26">
                <text:p>1994.26</text:p>
              </table:table-cell>
              <table:table-cell office:value-type="float" office:value="2172.542">
                <text:p>2172.542</text:p>
              </table:table-cell>
              <table:table-cell office:value-type="float" office:value="131.555">
                <text:p>131.55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587.278">
                <text:p>2587.278</text:p>
              </table:table-cell>
              <table:table-cell office:value-type="float" office:value="1656.28">
                <text:p>1656.28</text:p>
              </table:table-cell>
              <table:table-cell office:value-type="float" office:value="2196.431">
                <text:p>2196.431</text:p>
              </table:table-cell>
              <table:table-cell office:value-type="float" office:value="306.843">
                <text:p>306.8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469.2">
                <text:p>2469.2</text:p>
              </table:table-cell>
              <table:table-cell office:value-type="float" office:value="1516.746">
                <text:p>1516.746</text:p>
              </table:table-cell>
              <table:table-cell office:value-type="float" office:value="1930.052">
                <text:p>1930.052</text:p>
              </table:table-cell>
              <table:table-cell office:value-type="float" office:value="357.982">
                <text:p>357.98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45.084">
                <text:p>2645.084</text:p>
              </table:table-cell>
              <table:table-cell office:value-type="float" office:value="1580.504">
                <text:p>1580.504</text:p>
              </table:table-cell>
              <table:table-cell office:value-type="float" office:value="2139.388">
                <text:p>2139.388</text:p>
              </table:table-cell>
              <table:table-cell office:value-type="float" office:value="410.592">
                <text:p>410.59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643.273">
                <text:p>2643.273</text:p>
              </table:table-cell>
              <table:table-cell office:value-type="float" office:value="1784.783">
                <text:p>1784.783</text:p>
              </table:table-cell>
              <table:table-cell office:value-type="float" office:value="2250.241">
                <text:p>2250.241</text:p>
              </table:table-cell>
              <table:table-cell office:value-type="float" office:value="321.569">
                <text:p>321.56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708.264">
                <text:p>2708.264</text:p>
              </table:table-cell>
              <table:table-cell office:value-type="float" office:value="1831.561">
                <text:p>1831.561</text:p>
              </table:table-cell>
              <table:table-cell office:value-type="float" office:value="2271.861">
                <text:p>2271.861</text:p>
              </table:table-cell>
              <table:table-cell office:value-type="float" office:value="355.232">
                <text:p>355.23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244.365">
                <text:p>2244.365</text:p>
              </table:table-cell>
              <table:table-cell office:value-type="float" office:value="1739.86">
                <text:p>1739.86</text:p>
              </table:table-cell>
              <table:table-cell office:value-type="float" office:value="2016.682">
                <text:p>2016.682</text:p>
              </table:table-cell>
              <table:table-cell office:value-type="float" office:value="174.195">
                <text:p>174.19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55cm" svg:y="0.316cm" chart:style-name="ch2">
          <text:p>Ceph 0.64 mdtest Tree Creation</text:p>
        </chart:title>
        <chart:legend chart:legend-position="end" svg:x="13.412cm" svg:y="3.454cm" style:legend-expansion="high" chart:style-name="ch3"/>
        <chart:plot-area chart:style-name="ch4" table:cell-range-address="'MDTest Client Scaling'.A91:'MDTest Client Scaling'.E98 'MDTest Client Scaling'.B90:'MDTest Client Scaling'.E90" chart:data-source-has-labels="both" svg:x="1.331cm" svg:y="1.635cm" svg:width="11.441cm" svg:height="6.204cm">
          <chartooo:coordinate-region svg:x="2.138cm" svg:y="1.834cm" svg:width="10.54cm" svg:height="5.358cm"/>
          <chart:axis chart:dimension="x" chart:name="primary-x" chart:style-name="ch5" chartooo:axis-type="auto">
            <chartooo:date-scale/>
            <chart:title svg:x="4.784cm" svg:y="8.019cm" chart:style-name="ch6">
              <text:p>Client Nodes (1 Process Each)</text:p>
            </chart:title>
            <chart:categories table:cell-range-address="'MDTest Client Scaling'.A91:'MDTest Client Scaling'.A98"/>
          </chart:axis>
          <chart:axis chart:dimension="y" chart:name="primary-y" chart:style-name="ch5">
            <chart:title svg:x="0.451cm" svg:y="6.474cm" chart:style-name="ch7">
              <text:p>Operations Per Second</text:p>
            </chart:title>
            <chart:grid chart:style-name="ch8" chart:class="major"/>
          </chart:axis>
          <chart:series chart:style-name="ch9" chart:values-cell-range-address="'MDTest Client Scaling'.B91:'MDTest Client Scaling'.B98" chart:label-cell-address="'MDTest Client Scaling'.B90:'MDTest Client Scaling'.B90" chart:class="chart:line">
            <chart:data-point chart:repeated="8"/>
          </chart:series>
          <chart:series chart:style-name="ch10" chart:values-cell-range-address="'MDTest Client Scaling'.C91:'MDTest Client Scaling'.C98" chart:label-cell-address="'MDTest Client Scaling'.C90:'MDTest Client Scaling'.C90" chart:class="chart:line">
            <chart:data-point chart:repeated="8"/>
          </chart:series>
          <chart:series chart:style-name="ch11" chart:values-cell-range-address="'MDTest Client Scaling'.D91:'MDTest Client Scaling'.D98" chart:label-cell-address="'MDTest Client Scaling'.D90:'MDTest Client Scaling'.D90" chart:class="chart:line">
            <chart:data-point chart:repeated="8"/>
          </chart:series>
          <chart:series chart:style-name="ch12" chart:values-cell-range-address="'MDTest Client Scaling'.E91:'MDTest Client Scaling'.E98" chart:label-cell-address="'MDTest Client Scaling'.E90:'MDTest Client Scaling'.E90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  <draw:g>
                  <svg:desc>'MDTest Client Scaling'.B90:'MDTest Client Scaling'.B90</svg:desc>
                </draw:g>
              </table:table-cell>
              <table:table-cell office:value-type="string">
                <text:p>Min</text:p>
                <draw:g>
                  <svg:desc>'MDTest Client Scaling'.C90:'MDTest Client Scaling'.C90</svg:desc>
                </draw:g>
              </table:table-cell>
              <table:table-cell office:value-type="string">
                <text:p>Mean</text:p>
                <draw:g>
                  <svg:desc>'MDTest Client Scaling'.D90:'MDTest Client Scaling'.D90</svg:desc>
                </draw:g>
              </table:table-cell>
              <table:table-cell office:value-type="string">
                <text:p>Std Dev</text:p>
                <draw:g>
                  <svg:desc>'MDTest Client Scaling'.E90:'MDTest Client Scaling'.E9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MDTest Client Scaling'.A91:'MDTest Client Scaling'.A98</svg:desc>
                </draw:g>
              </table:table-cell>
              <table:table-cell office:value-type="float" office:value="733.142">
                <text:p>733.142</text:p>
                <draw:g>
                  <svg:desc>'MDTest Client Scaling'.B91:'MDTest Client Scaling'.B98</svg:desc>
                </draw:g>
              </table:table-cell>
              <table:table-cell office:value-type="float" office:value="541.41">
                <text:p>541.41</text:p>
                <draw:g>
                  <svg:desc>'MDTest Client Scaling'.C91:'MDTest Client Scaling'.C98</svg:desc>
                </draw:g>
              </table:table-cell>
              <table:table-cell office:value-type="float" office:value="644.846">
                <text:p>644.846</text:p>
                <draw:g>
                  <svg:desc>'MDTest Client Scaling'.D91:'MDTest Client Scaling'.D98</svg:desc>
                </draw:g>
              </table:table-cell>
              <table:table-cell office:value-type="float" office:value="65.53">
                <text:p>65.53</text:p>
                <draw:g>
                  <svg:desc>'MDTest Client Scaling'.E91:'MDTest Client Scaling'.E9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34.297">
                <text:p>734.297</text:p>
              </table:table-cell>
              <table:table-cell office:value-type="float" office:value="527.121">
                <text:p>527.121</text:p>
              </table:table-cell>
              <table:table-cell office:value-type="float" office:value="590.329">
                <text:p>590.329</text:p>
              </table:table-cell>
              <table:table-cell office:value-type="float" office:value="75.074">
                <text:p>75.07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87.704">
                <text:p>687.704</text:p>
              </table:table-cell>
              <table:table-cell office:value-type="float" office:value="29.583">
                <text:p>29.583</text:p>
              </table:table-cell>
              <table:table-cell office:value-type="float" office:value="485.999">
                <text:p>485.999</text:p>
              </table:table-cell>
              <table:table-cell office:value-type="float" office:value="246.658">
                <text:p>246.65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41.131">
                <text:p>541.131</text:p>
              </table:table-cell>
              <table:table-cell office:value-type="float" office:value="24.553">
                <text:p>24.553</text:p>
              </table:table-cell>
              <table:table-cell office:value-type="float" office:value="231.242">
                <text:p>231.242</text:p>
              </table:table-cell>
              <table:table-cell office:value-type="float" office:value="251.949">
                <text:p>251.94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63.851">
                <text:p>763.851</text:p>
              </table:table-cell>
              <table:table-cell office:value-type="float" office:value="25.091">
                <text:p>25.091</text:p>
              </table:table-cell>
              <table:table-cell office:value-type="float" office:value="507.767">
                <text:p>507.767</text:p>
              </table:table-cell>
              <table:table-cell office:value-type="float" office:value="257.539">
                <text:p>257.53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55.258">
                <text:p>655.258</text:p>
              </table:table-cell>
              <table:table-cell office:value-type="float" office:value="24.235">
                <text:p>24.235</text:p>
              </table:table-cell>
              <table:table-cell office:value-type="float" office:value="361.32">
                <text:p>361.32</text:p>
              </table:table-cell>
              <table:table-cell office:value-type="float" office:value="280.555">
                <text:p>280.55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93.536">
                <text:p>393.536</text:p>
              </table:table-cell>
              <table:table-cell office:value-type="float" office:value="24.733">
                <text:p>24.733</text:p>
              </table:table-cell>
              <table:table-cell office:value-type="float" office:value="99.549">
                <text:p>99.54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61.671">
                <text:p>361.671</text:p>
              </table:table-cell>
              <table:table-cell office:value-type="float" office:value="22.426">
                <text:p>22.426</text:p>
              </table:table-cell>
              <table:table-cell office:value-type="float" office:value="91.222">
                <text:p>91.222</text:p>
              </table:table-cell>
              <table:table-cell office:value-type="float" office:value="135.227">
                <text:p>135.22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15cm" svg:y="0.316cm" chart:style-name="ch2">
          <text:p>Ceph 0.64 mdtest Tree Removal</text:p>
        </chart:title>
        <chart:legend chart:legend-position="end" svg:x="13.412cm" svg:y="3.454cm" style:legend-expansion="high" chart:style-name="ch3"/>
        <chart:plot-area chart:style-name="ch4" table:cell-range-address="'MDTest Client Scaling'.A104:'MDTest Client Scaling'.E111 'MDTest Client Scaling'.B103:'MDTest Client Scaling'.E103" chart:data-source-has-labels="both" svg:x="1.331cm" svg:y="1.635cm" svg:width="11.441cm" svg:height="6.204cm">
          <chartooo:coordinate-region svg:x="2.138cm" svg:y="1.834cm" svg:width="10.54cm" svg:height="5.358cm"/>
          <chart:axis chart:dimension="x" chart:name="primary-x" chart:style-name="ch5" chartooo:axis-type="auto">
            <chartooo:date-scale/>
            <chart:title svg:x="4.784cm" svg:y="8.019cm" chart:style-name="ch6">
              <text:p>Client Nodes (1 Process Each)</text:p>
            </chart:title>
            <chart:categories table:cell-range-address="'MDTest Client Scaling'.A104:'MDTest Client Scaling'.A111"/>
          </chart:axis>
          <chart:axis chart:dimension="y" chart:name="primary-y" chart:style-name="ch5">
            <chart:title svg:x="0.451cm" svg:y="6.474cm" chart:style-name="ch7">
              <text:p>Operations Per Second</text:p>
            </chart:title>
            <chart:grid chart:style-name="ch8" chart:class="major"/>
          </chart:axis>
          <chart:series chart:style-name="ch9" chart:values-cell-range-address="'MDTest Client Scaling'.B104:'MDTest Client Scaling'.B111" chart:label-cell-address="'MDTest Client Scaling'.B103:'MDTest Client Scaling'.B103" chart:class="chart:line">
            <chart:data-point chart:repeated="8"/>
          </chart:series>
          <chart:series chart:style-name="ch10" chart:values-cell-range-address="'MDTest Client Scaling'.C104:'MDTest Client Scaling'.C111" chart:label-cell-address="'MDTest Client Scaling'.C103:'MDTest Client Scaling'.C103" chart:class="chart:line">
            <chart:data-point chart:repeated="8"/>
          </chart:series>
          <chart:series chart:style-name="ch11" chart:values-cell-range-address="'MDTest Client Scaling'.D104:'MDTest Client Scaling'.D111" chart:label-cell-address="'MDTest Client Scaling'.D103:'MDTest Client Scaling'.D103" chart:class="chart:line">
            <chart:data-point chart:repeated="8"/>
          </chart:series>
          <chart:series chart:style-name="ch12" chart:values-cell-range-address="'MDTest Client Scaling'.E104:'MDTest Client Scaling'.E111" chart:label-cell-address="'MDTest Client Scaling'.E103:'MDTest Client Scaling'.E103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  <draw:g>
                  <svg:desc>'MDTest Client Scaling'.B103:'MDTest Client Scaling'.B103</svg:desc>
                </draw:g>
              </table:table-cell>
              <table:table-cell office:value-type="string">
                <text:p>Min</text:p>
                <draw:g>
                  <svg:desc>'MDTest Client Scaling'.C103:'MDTest Client Scaling'.C103</svg:desc>
                </draw:g>
              </table:table-cell>
              <table:table-cell office:value-type="string">
                <text:p>Mean</text:p>
                <draw:g>
                  <svg:desc>'MDTest Client Scaling'.D103:'MDTest Client Scaling'.D103</svg:desc>
                </draw:g>
              </table:table-cell>
              <table:table-cell office:value-type="string">
                <text:p>Std Dev</text:p>
                <draw:g>
                  <svg:desc>'MDTest Client Scaling'.E103:'MDTest Client Scaling'.E10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MDTest Client Scaling'.A104:'MDTest Client Scaling'.A111</svg:desc>
                </draw:g>
              </table:table-cell>
              <table:table-cell office:value-type="float" office:value="67.613">
                <text:p>67.613</text:p>
                <draw:g>
                  <svg:desc>'MDTest Client Scaling'.B104:'MDTest Client Scaling'.B111</svg:desc>
                </draw:g>
              </table:table-cell>
              <table:table-cell office:value-type="float" office:value="7.274">
                <text:p>7.274</text:p>
                <draw:g>
                  <svg:desc>'MDTest Client Scaling'.C104:'MDTest Client Scaling'.C111</svg:desc>
                </draw:g>
              </table:table-cell>
              <table:table-cell office:value-type="float" office:value="26.605">
                <text:p>26.605</text:p>
                <draw:g>
                  <svg:desc>'MDTest Client Scaling'.D104:'MDTest Client Scaling'.D111</svg:desc>
                </draw:g>
              </table:table-cell>
              <table:table-cell office:value-type="float" office:value="22.045">
                <text:p>22.045</text:p>
                <draw:g>
                  <svg:desc>'MDTest Client Scaling'.E104:'MDTest Client Scaling'.E11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4.526">
                <text:p>14.526</text:p>
              </table:table-cell>
              <table:table-cell office:value-type="float" office:value="7.277">
                <text:p>7.277</text:p>
              </table:table-cell>
              <table:table-cell office:value-type="float" office:value="9.68">
                <text:p>9.68</text:p>
              </table:table-cell>
              <table:table-cell office:value-type="float" office:value="2.616">
                <text:p>2.61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4.236">
                <text:p>44.236</text:p>
              </table:table-cell>
              <table:table-cell office:value-type="float" office:value="10.086">
                <text:p>10.086</text:p>
              </table:table-cell>
              <table:table-cell office:value-type="float" office:value="18.476">
                <text:p>18.476</text:p>
              </table:table-cell>
              <table:table-cell office:value-type="float" office:value="12.982">
                <text:p>12.98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7.639">
                <text:p>17.639</text:p>
              </table:table-cell>
              <table:table-cell office:value-type="float" office:value="6.784">
                <text:p>6.784</text:p>
              </table:table-cell>
              <table:table-cell office:value-type="float" office:value="12.864">
                <text:p>12.864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6.52">
                <text:p>66.52</text:p>
              </table:table-cell>
              <table:table-cell office:value-type="float" office:value="10.685">
                <text:p>10.685</text:p>
              </table:table-cell>
              <table:table-cell office:value-type="float" office:value="31.42">
                <text:p>31.42</text:p>
              </table:table-cell>
              <table:table-cell office:value-type="float" office:value="21.456">
                <text:p>21.45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5.859">
                <text:p>85.859</text:p>
              </table:table-cell>
              <table:table-cell office:value-type="float" office:value="7.538">
                <text:p>7.538</text:p>
              </table:table-cell>
              <table:table-cell office:value-type="float" office:value="25.413">
                <text:p>25.413</text:p>
              </table:table-cell>
              <table:table-cell office:value-type="float" office:value="30.287">
                <text:p>30.28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8.098">
                <text:p>48.098</text:p>
              </table:table-cell>
              <table:table-cell office:value-type="float" office:value="8.38">
                <text:p>8.38</text:p>
              </table:table-cell>
              <table:table-cell office:value-type="float" office:value="18.921">
                <text:p>18.921</text:p>
              </table:table-cell>
              <table:table-cell office:value-type="float" office:value="14.747">
                <text:p>14.74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5.737">
                <text:p>25.737</text:p>
              </table:table-cell>
              <table:table-cell office:value-type="float" office:value="2.082">
                <text:p>2.082</text:p>
              </table:table-cell>
              <table:table-cell office:value-type="float" office:value="11.587">
                <text:p>11.587</text:p>
              </table:table-cell>
              <table:table-cell office:value-type="float" office:value="8.495">
                <text:p>8.49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8cm" svg:y="0.316cm" chart:style-name="ch2">
          <text:p>ORNL 4MB RADOS Bench Throughput</text:p>
        </chart:title>
        <chart:legend chart:legend-position="end" svg:x="12.255cm" svg:y="3.504cm" style:legend-expansion="high" chart:style-name="ch3"/>
        <chart:plot-area chart:style-name="ch4" table:cell-range-address="'RADOS Bench Replication'.A3:'RADOS Bench Replication'.D6" chart:data-source-has-labels="both" svg:x="1.331cm" svg:y="1.635cm" svg:width="10.284cm" svg:height="6.204cm">
          <chartooo:coordinate-region svg:x="2.508cm" svg:y="1.834cm" svg:width="9.107cm" svg:height="5.358cm"/>
          <chart:axis chart:dimension="x" chart:name="primary-x" chart:style-name="ch5" chartooo:axis-type="auto">
            <chartooo:date-scale/>
            <chart:title svg:x="5.159cm" svg:y="8.019cm" chart:style-name="ch6">
              <text:p>Replication Level</text:p>
            </chart:title>
            <chart:categories table:cell-range-address="'RADOS Bench Replication'.A4:'RADOS Bench Replication'.A6"/>
          </chart:axis>
          <chart:axis chart:dimension="y" chart:name="primary-y" chart:style-name="ch7">
            <chart:title svg:x="0.451cm" svg:y="6.13cm" chart:style-name="ch8">
              <text:p>Throughput (MB/s)</text:p>
            </chart:title>
            <chart:grid chart:style-name="ch9" chart:class="major"/>
          </chart:axis>
          <chart:series chart:style-name="ch10" chart:values-cell-range-address="'RADOS Bench Replication'.B4:'RADOS Bench Replication'.B6" chart:label-cell-address="'RADOS Bench Replication'.B3:'RADOS Bench Replication'.B3" chart:class="chart:bar">
            <chart:data-point chart:repeated="3"/>
          </chart:series>
          <chart:series chart:style-name="ch11" chart:values-cell-range-address="'RADOS Bench Replication'.C4:'RADOS Bench Replication'.C6" chart:label-cell-address="'RADOS Bench Replication'.C3:'RADOS Bench Replication'.C3" chart:class="chart:bar">
            <chart:data-point chart:repeated="3"/>
          </chart:series>
          <chart:series chart:style-name="ch12" chart:values-cell-range-address="'RADOS Bench Replication'.D4:'RADOS Bench Replication'.D6" chart:label-cell-address="'RADOS Bench Replication'.D3:'RADOS Bench Replication'.D3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</text:p>
                <draw:g>
                  <svg:desc>'RADOS Bench Replication'.B3:'RADOS Bench Replication'.B3</svg:desc>
                </draw:g>
              </table:table-cell>
              <table:table-cell office:value-type="string">
                <text:p>Read</text:p>
                <draw:g>
                  <svg:desc>'RADOS Bench Replication'.C3:'RADOS Bench Replication'.C3</svg:desc>
                </draw:g>
              </table:table-cell>
              <table:table-cell office:value-type="string">
                <text:p>Total Write
(Including Journals)</text:p>
                <draw:g>
                  <svg:desc>'RADOS Bench Replication'.D3:'RADOS Bench Replication'.D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RADOS Bench Replication'.A4:'RADOS Bench Replication'.A6</svg:desc>
                </draw:g>
              </table:table-cell>
              <table:table-cell office:value-type="float" office:value="5322.91">
                <text:p>5322.91</text:p>
                <draw:g>
                  <svg:desc>'RADOS Bench Replication'.B4:'RADOS Bench Replication'.B6</svg:desc>
                </draw:g>
              </table:table-cell>
              <table:table-cell office:value-type="float" office:value="8781.62">
                <text:p>8781.62</text:p>
                <draw:g>
                  <svg:desc>'RADOS Bench Replication'.C4:'RADOS Bench Replication'.C6</svg:desc>
                </draw:g>
              </table:table-cell>
              <table:table-cell office:value-type="float" office:value="10645.82">
                <text:p>10645.82</text:p>
                <draw:g>
                  <svg:desc>'RADOS Bench Replication'.D4:'RADOS Bench Replication'.D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211.75">
                <text:p>2211.75</text:p>
              </table:table-cell>
              <table:table-cell office:value-type="float" office:value="8602.01">
                <text:p>8602.01</text:p>
              </table:table-cell>
              <table:table-cell office:value-type="float" office:value="8847">
                <text:p>884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08.98">
                <text:p>1408.98</text:p>
              </table:table-cell>
              <table:table-cell office:value-type="float" office:value="8610.15">
                <text:p>8610.15</text:p>
              </table:table-cell>
              <table:table-cell office:value-type="float" office:value="8453.88">
                <text:p>8453.8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Fine_20_Dashed_20__28_var_29_" svg:stroke-width="0.08cm" svg:stroke-color="#ffd320" svg:stroke-opacity="50%" draw:fill-color="#ffd320" draw:opacity="50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Fine_20_Dashed_20__28_var_29_" svg:stroke-width="0.08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_20__28_var_29_" svg:stroke-width="0.08cm" svg:stroke-color="#7e0021" svg:stroke-opacity="50%" draw:fill-color="#7e0021" draw:opacity="50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7cm" svg:y="0.316cm" chart:style-name="ch2">
          <text:p>0.67-RC2 XFS Multi-Server RADOS Bench</text:p>
        </chart:title>
        <chart:subtitle svg:x="5.773cm" svg:y="1.275cm" chart:style-name="ch3">
          <text:p>4MB IOs, 8 Client Nodes</text:p>
        </chart:subtitle>
        <chart:legend chart:legend-position="end" svg:x="9.781cm" svg:y="3.205cm" style:legend-expansion="high" chart:style-name="ch4"/>
        <chart:plot-area chart:style-name="ch5" table:cell-range-address="'RADOS Bench OSD Scaling'.A17:'RADOS Bench OSD Scaling'.F21" chart:data-source-has-labels="both" svg:x="1.331cm" svg:y="2.318cm" svg:width="7.81cm" svg:height="5.521cm">
          <chartooo:coordinate-region svg:x="2.508cm" svg:y="2.518cm" svg:width="6.539cm" svg:height="4.674cm"/>
          <chart:axis chart:dimension="x" chart:name="primary-x" chart:style-name="ch6" chartooo:axis-type="auto">
            <chartooo:date-scale/>
            <chart:title svg:x="3.432cm" svg:y="8.019cm" chart:style-name="ch7">
              <text:p>Servers (11 OSDs each)</text:p>
            </chart:title>
            <chart:categories table:cell-range-address="'RADOS Bench OSD Scaling'.A18:'RADOS Bench OSD Scaling'.A21"/>
          </chart:axis>
          <chart:axis chart:dimension="y" chart:name="primary-y" chart:style-name="ch6">
            <chart:title svg:x="0.451cm" svg:y="6.471cm" chart:style-name="ch8">
              <text:p>Throughput (MB/s)</text:p>
            </chart:title>
            <chart:grid chart:style-name="ch9" chart:class="major"/>
          </chart:axis>
          <chart:series chart:style-name="ch10" chart:values-cell-range-address="'RADOS Bench OSD Scaling'.B18:'RADOS Bench OSD Scaling'.B21" chart:label-cell-address="'RADOS Bench OSD Scaling'.B17:'RADOS Bench OSD Scaling'.B17" chart:class="chart:line">
            <chart:data-point chart:repeated="4"/>
          </chart:series>
          <chart:series chart:style-name="ch11" chart:values-cell-range-address="'RADOS Bench OSD Scaling'.C18:'RADOS Bench OSD Scaling'.C21" chart:label-cell-address="'RADOS Bench OSD Scaling'.C17:'RADOS Bench OSD Scaling'.C17" chart:class="chart:line">
            <chart:data-point chart:repeated="4"/>
          </chart:series>
          <chart:series chart:style-name="ch12" chart:values-cell-range-address="'RADOS Bench OSD Scaling'.D18:'RADOS Bench OSD Scaling'.D21" chart:label-cell-address="'RADOS Bench OSD Scaling'.D17:'RADOS Bench OSD Scaling'.D17" chart:class="chart:line">
            <chart:data-point chart:repeated="4"/>
          </chart:series>
          <chart:series chart:style-name="ch13" chart:values-cell-range-address="'RADOS Bench OSD Scaling'.E18:'RADOS Bench OSD Scaling'.E21" chart:label-cell-address="'RADOS Bench OSD Scaling'.E17:'RADOS Bench OSD Scaling'.E17" chart:class="chart:line">
            <chart:data-point chart:repeated="4"/>
          </chart:series>
          <chart:series chart:style-name="ch14" chart:values-cell-range-address="'RADOS Bench OSD Scaling'.F18:'RADOS Bench OSD Scaling'.F21" chart:label-cell-address="'RADOS Bench OSD Scaling'.F17:'RADOS Bench OSD Scaling'.F17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</text:p>
                <draw:g>
                  <svg:desc>'RADOS Bench OSD Scaling'.B17:'RADOS Bench OSD Scaling'.B17</svg:desc>
                </draw:g>
              </table:table-cell>
              <table:table-cell office:value-type="string">
                <text:p>Reads</text:p>
                <draw:g>
                  <svg:desc>'RADOS Bench OSD Scaling'.C17:'RADOS Bench OSD Scaling'.C17</svg:desc>
                </draw:g>
              </table:table-cell>
              <table:table-cell office:value-type="string">
                <text:p>Writes (Including Journals)</text:p>
                <draw:g>
                  <svg:desc>'RADOS Bench OSD Scaling'.D17:'RADOS Bench OSD Scaling'.D17</svg:desc>
                </draw:g>
              </table:table-cell>
              <table:table-cell office:value-type="string">
                <text:p>Disk Fabric Max</text:p>
                <draw:g>
                  <svg:desc>'RADOS Bench OSD Scaling'.E17:'RADOS Bench OSD Scaling'.E17</svg:desc>
                </draw:g>
              </table:table-cell>
              <table:table-cell office:value-type="string">
                <text:p>Client Network Max</text:p>
                <draw:g>
                  <svg:desc>'RADOS Bench OSD Scaling'.F17:'RADOS Bench OSD Scaling'.F1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RADOS Bench OSD Scaling'.A18:'RADOS Bench OSD Scaling'.A21</svg:desc>
                </draw:g>
              </table:table-cell>
              <table:table-cell office:value-type="float" office:value="1384.4">
                <text:p>1384.4</text:p>
                <draw:g>
                  <svg:desc>'RADOS Bench OSD Scaling'.B18:'RADOS Bench OSD Scaling'.B21</svg:desc>
                </draw:g>
              </table:table-cell>
              <table:table-cell office:value-type="float" office:value="2387.31">
                <text:p>2387.31</text:p>
                <draw:g>
                  <svg:desc>'RADOS Bench OSD Scaling'.C18:'RADOS Bench OSD Scaling'.C21</svg:desc>
                </draw:g>
              </table:table-cell>
              <table:table-cell office:value-type="float" office:value="2768.8">
                <text:p>2768.8</text:p>
                <draw:g>
                  <svg:desc>'RADOS Bench OSD Scaling'.D18:'RADOS Bench OSD Scaling'.D21</svg:desc>
                </draw:g>
              </table:table-cell>
              <table:table-cell office:value-type="float" office:value="3000">
                <text:p>3000</text:p>
                <draw:g>
                  <svg:desc>'RADOS Bench OSD Scaling'.E18:'RADOS Bench OSD Scaling'.E21</svg:desc>
                </draw:g>
              </table:table-cell>
              <table:table-cell office:value-type="float" office:value="2470">
                <text:p>2470</text:p>
                <draw:g>
                  <svg:desc>'RADOS Bench OSD Scaling'.F18:'RADOS Bench OSD Scaling'.F2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572.1">
                <text:p>2572.1</text:p>
              </table:table-cell>
              <table:table-cell office:value-type="float" office:value="4260.31">
                <text:p>4260.31</text:p>
              </table:table-cell>
              <table:table-cell office:value-type="float" office:value="5144.2">
                <text:p>5144.2</text:p>
              </table:table-cell>
              <table:table-cell office:value-type="float" office:value="6000">
                <text:p>6000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781.67">
                <text:p>3781.67</text:p>
              </table:table-cell>
              <table:table-cell office:value-type="float" office:value="5860.08">
                <text:p>5860.08</text:p>
              </table:table-cell>
              <table:table-cell office:value-type="float" office:value="7563.34">
                <text:p>7563.34</text:p>
              </table:table-cell>
              <table:table-cell office:value-type="float" office:value="9000">
                <text:p>9000</text:p>
              </table:table-cell>
              <table:table-cell office:value-type="float" office:value="7410">
                <text:p>741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048.36">
                <text:p>5048.36</text:p>
              </table:table-cell>
              <table:table-cell office:value-type="float" office:value="7860.18">
                <text:p>7860.18</text:p>
              </table:table-cell>
              <table:table-cell office:value-type="float" office:value="10096.72">
                <text:p>10096.72</text:p>
              </table:table-cell>
              <table:table-cell office:value-type="float" office:value="12000">
                <text:p>12000</text:p>
              </table:table-cell>
              <table:table-cell office:value-type="float" office:value="9880">
                <text:p>98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17cm" svg:y="0.316cm" chart:style-name="ch2">
          <text:p>0.67-RC2 XFS 4K IOR Throughput</text:p>
        </chart:title>
        <chart:legend chart:legend-position="end" svg:x="13.095cm" svg:y="3.454cm" style:legend-expansion="high" chart:style-name="ch3"/>
        <chart:plot-area chart:style-name="ch4" table:cell-range-address="'IOR Client Scaling'.A12:'IOR Client Scaling'.E20" chart:data-source-has-labels="both" svg:x="1.331cm" svg:y="1.635cm" svg:width="11.124cm" svg:height="6.204cm">
          <chartooo:coordinate-region svg:x="2.323cm" svg:y="1.834cm" svg:width="10.038cm" svg:height="5.358cm"/>
          <chart:axis chart:dimension="x" chart:name="primary-x" chart:style-name="ch5" chartooo:axis-type="auto">
            <chartooo:date-scale/>
            <chart:title svg:x="4.454cm" svg:y="8.019cm" chart:style-name="ch6">
              <text:p>Client Nodes (8 Processes Each)</text:p>
            </chart:title>
            <chart:categories table:cell-range-address="'IOR Client Scaling'.A13:'IOR Client Scaling'.A20"/>
          </chart:axis>
          <chart:axis chart:dimension="y" chart:name="primary-y" chart:style-name="ch7">
            <chart:title svg:x="0.451cm" svg:y="6.17cm" chart:style-name="ch8">
              <text:p>Throughput (MiB/s)</text:p>
            </chart:title>
            <chart:grid chart:style-name="ch9" chart:class="major"/>
          </chart:axis>
          <chart:series chart:style-name="ch10" chart:values-cell-range-address="'IOR Client Scaling'.B13:'IOR Client Scaling'.B20" chart:label-cell-address="'IOR Client Scaling'.B12:'IOR Client Scaling'.B12" chart:class="chart:line">
            <chart:data-point chart:repeated="8"/>
          </chart:series>
          <chart:series chart:style-name="ch11" chart:values-cell-range-address="'IOR Client Scaling'.C13:'IOR Client Scaling'.C20" chart:label-cell-address="'IOR Client Scaling'.C12:'IOR Client Scaling'.C12" chart:class="chart:line">
            <chart:data-point chart:repeated="8"/>
          </chart:series>
          <chart:series chart:style-name="ch12" chart:values-cell-range-address="'IOR Client Scaling'.D13:'IOR Client Scaling'.D20" chart:label-cell-address="'IOR Client Scaling'.D12:'IOR Client Scaling'.D12" chart:class="chart:line">
            <chart:data-point chart:repeated="8"/>
          </chart:series>
          <chart:series chart:style-name="ch13" chart:values-cell-range-address="'IOR Client Scaling'.E13:'IOR Client Scaling'.E20" chart:label-cell-address="'IOR Client Scaling'.E12:'IOR Client Scaling'.E12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Write</text:p>
                <draw:g>
                  <svg:desc>'IOR Client Scaling'.B12:'IOR Client Scaling'.B12</svg:desc>
                </draw:g>
              </table:table-cell>
              <table:table-cell office:value-type="string">
                <text:p>Avg Write</text:p>
                <draw:g>
                  <svg:desc>'IOR Client Scaling'.C12:'IOR Client Scaling'.C12</svg:desc>
                </draw:g>
              </table:table-cell>
              <table:table-cell office:value-type="string">
                <text:p>Max Read</text:p>
                <draw:g>
                  <svg:desc>'IOR Client Scaling'.D12:'IOR Client Scaling'.D12</svg:desc>
                </draw:g>
              </table:table-cell>
              <table:table-cell office:value-type="string">
                <text:p>Avg Read</text:p>
                <draw:g>
                  <svg:desc>'IOR Client Scaling'.E12:'IOR Client Scaling'.E1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IOR Client Scaling'.A13:'IOR Client Scaling'.A20</svg:desc>
                </draw:g>
              </table:table-cell>
              <table:table-cell office:value-type="float" office:value="832.85">
                <text:p>832.85</text:p>
                <draw:g>
                  <svg:desc>'IOR Client Scaling'.B13:'IOR Client Scaling'.B20</svg:desc>
                </draw:g>
              </table:table-cell>
              <table:table-cell office:value-type="float" office:value="827.69">
                <text:p>827.69</text:p>
                <draw:g>
                  <svg:desc>'IOR Client Scaling'.C13:'IOR Client Scaling'.C20</svg:desc>
                </draw:g>
              </table:table-cell>
              <table:table-cell office:value-type="float" office:value="1007.95">
                <text:p>1007.95</text:p>
                <draw:g>
                  <svg:desc>'IOR Client Scaling'.D13:'IOR Client Scaling'.D20</svg:desc>
                </draw:g>
              </table:table-cell>
              <table:table-cell office:value-type="float" office:value="998.84">
                <text:p>998.84</text:p>
                <draw:g>
                  <svg:desc>'IOR Client Scaling'.E13:'IOR Client Scaling'.E2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40.39">
                <text:p>1640.39</text:p>
              </table:table-cell>
              <table:table-cell office:value-type="float" office:value="1636.14">
                <text:p>1636.14</text:p>
              </table:table-cell>
              <table:table-cell office:value-type="float" office:value="2076.82">
                <text:p>2076.82</text:p>
              </table:table-cell>
              <table:table-cell office:value-type="float" office:value="2062.23">
                <text:p>2062.2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461.43">
                <text:p>2461.43</text:p>
              </table:table-cell>
              <table:table-cell office:value-type="float" office:value="2448.9">
                <text:p>2448.9</text:p>
              </table:table-cell>
              <table:table-cell office:value-type="float" office:value="2093.52">
                <text:p>2093.52</text:p>
              </table:table-cell>
              <table:table-cell office:value-type="float" office:value="2037.08">
                <text:p>2037.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76.46">
                <text:p>3276.46</text:p>
              </table:table-cell>
              <table:table-cell office:value-type="float" office:value="3270.41">
                <text:p>3270.41</text:p>
              </table:table-cell>
              <table:table-cell office:value-type="float" office:value="3933.55">
                <text:p>3933.55</text:p>
              </table:table-cell>
              <table:table-cell office:value-type="float" office:value="3814.43">
                <text:p>3814.4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998.96">
                <text:p>3998.96</text:p>
              </table:table-cell>
              <table:table-cell office:value-type="float" office:value="2870.91">
                <text:p>2870.91</text:p>
              </table:table-cell>
              <table:table-cell office:value-type="float" office:value="3269.6">
                <text:p>3269.6</text:p>
              </table:table-cell>
              <table:table-cell office:value-type="float" office:value="3205.99">
                <text:p>3205.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607.89">
                <text:p>4607.89</text:p>
              </table:table-cell>
              <table:table-cell office:value-type="float" office:value="3202.5">
                <text:p>3202.5</text:p>
              </table:table-cell>
              <table:table-cell office:value-type="float" office:value="3657.42">
                <text:p>3657.42</text:p>
              </table:table-cell>
              <table:table-cell office:value-type="float" office:value="3600.85">
                <text:p>3600.8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749.6">
                <text:p>4749.6</text:p>
              </table:table-cell>
              <table:table-cell office:value-type="float" office:value="4631.55">
                <text:p>4631.55</text:p>
              </table:table-cell>
              <table:table-cell office:value-type="float" office:value="4077.29">
                <text:p>4077.29</text:p>
              </table:table-cell>
              <table:table-cell office:value-type="float" office:value="3626.92">
                <text:p>3626.9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563.1">
                <text:p>4563.1</text:p>
              </table:table-cell>
              <table:table-cell office:value-type="float" office:value="3469.94">
                <text:p>3469.94</text:p>
              </table:table-cell>
              <table:table-cell office:value-type="float" office:value="3739.24">
                <text:p>3739.24</text:p>
              </table:table-cell>
              <table:table-cell office:value-type="float" office:value="3691.04">
                <text:p>3691.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7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77cm" svg:y="0.316cm" chart:style-name="ch2">
          <text:p>0.67-RC2 XFS 4M IOR Throughput</text:p>
        </chart:title>
        <chart:legend chart:legend-position="end" svg:x="13.095cm" svg:y="3.454cm" style:legend-expansion="high" chart:style-name="ch3"/>
        <chart:plot-area chart:style-name="ch4" table:cell-range-address="'IOR Client Scaling'.A25:'IOR Client Scaling'.E33" chart:data-source-has-labels="both" svg:x="1.331cm" svg:y="1.635cm" svg:width="11.124cm" svg:height="6.204cm">
          <chartooo:coordinate-region svg:x="2.323cm" svg:y="1.834cm" svg:width="10.038cm" svg:height="5.358cm"/>
          <chart:axis chart:dimension="x" chart:name="primary-x" chart:style-name="ch5" chartooo:axis-type="auto">
            <chartooo:date-scale/>
            <chart:title svg:x="4.891cm" svg:y="8.019cm" chart:style-name="ch6">
              <text:p>Clients (8 Processes Each)</text:p>
            </chart:title>
            <chart:categories table:cell-range-address="'IOR Client Scaling'.A26:'IOR Client Scaling'.A33"/>
          </chart:axis>
          <chart:axis chart:dimension="y" chart:name="primary-y" chart:style-name="ch7">
            <chart:title svg:x="0.451cm" svg:y="6.17cm" chart:style-name="ch8">
              <text:p>Throughput (MiB/s)</text:p>
            </chart:title>
            <chart:grid chart:style-name="ch9" chart:class="major"/>
          </chart:axis>
          <chart:series chart:style-name="ch10" chart:values-cell-range-address="'IOR Client Scaling'.B26:'IOR Client Scaling'.B33" chart:label-cell-address="'IOR Client Scaling'.B25:'IOR Client Scaling'.B25" chart:class="chart:line">
            <chart:data-point chart:repeated="8"/>
          </chart:series>
          <chart:series chart:style-name="ch11" chart:values-cell-range-address="'IOR Client Scaling'.C26:'IOR Client Scaling'.C33" chart:label-cell-address="'IOR Client Scaling'.C25:'IOR Client Scaling'.C25" chart:class="chart:line">
            <chart:data-point chart:repeated="8"/>
          </chart:series>
          <chart:series chart:style-name="ch12" chart:values-cell-range-address="'IOR Client Scaling'.D26:'IOR Client Scaling'.D33" chart:label-cell-address="'IOR Client Scaling'.D25:'IOR Client Scaling'.D25" chart:class="chart:line">
            <chart:data-point chart:repeated="8"/>
          </chart:series>
          <chart:series chart:style-name="ch13" chart:values-cell-range-address="'IOR Client Scaling'.E26:'IOR Client Scaling'.E33" chart:label-cell-address="'IOR Client Scaling'.E25:'IOR Client Scaling'.E25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Write</text:p>
                <draw:g>
                  <svg:desc>'IOR Client Scaling'.B25:'IOR Client Scaling'.B25</svg:desc>
                </draw:g>
              </table:table-cell>
              <table:table-cell office:value-type="string">
                <text:p>Avg Write</text:p>
                <draw:g>
                  <svg:desc>'IOR Client Scaling'.C25:'IOR Client Scaling'.C25</svg:desc>
                </draw:g>
              </table:table-cell>
              <table:table-cell office:value-type="string">
                <text:p>Max Read</text:p>
                <draw:g>
                  <svg:desc>'IOR Client Scaling'.D25:'IOR Client Scaling'.D25</svg:desc>
                </draw:g>
              </table:table-cell>
              <table:table-cell office:value-type="string">
                <text:p>Avg Read</text:p>
                <draw:g>
                  <svg:desc>'IOR Client Scaling'.E25:'IOR Client Scaling'.E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IOR Client Scaling'.A26:'IOR Client Scaling'.A33</svg:desc>
                </draw:g>
              </table:table-cell>
              <table:table-cell office:value-type="float" office:value="862.83">
                <text:p>862.83</text:p>
                <draw:g>
                  <svg:desc>'IOR Client Scaling'.B26:'IOR Client Scaling'.B33</svg:desc>
                </draw:g>
              </table:table-cell>
              <table:table-cell office:value-type="float" office:value="860.53">
                <text:p>860.53</text:p>
                <draw:g>
                  <svg:desc>'IOR Client Scaling'.C26:'IOR Client Scaling'.C33</svg:desc>
                </draw:g>
              </table:table-cell>
              <table:table-cell office:value-type="float" office:value="1139.68">
                <text:p>1139.68</text:p>
                <draw:g>
                  <svg:desc>'IOR Client Scaling'.D26:'IOR Client Scaling'.D33</svg:desc>
                </draw:g>
              </table:table-cell>
              <table:table-cell office:value-type="float" office:value="1138.75">
                <text:p>1138.75</text:p>
                <draw:g>
                  <svg:desc>'IOR Client Scaling'.E26:'IOR Client Scaling'.E3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719.39">
                <text:p>1719.39</text:p>
              </table:table-cell>
              <table:table-cell office:value-type="float" office:value="1714.55">
                <text:p>1714.55</text:p>
              </table:table-cell>
              <table:table-cell office:value-type="float" office:value="2270.11">
                <text:p>2270.11</text:p>
              </table:table-cell>
              <table:table-cell office:value-type="float" office:value="2254.56">
                <text:p>2254.5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575.65">
                <text:p>2575.65</text:p>
              </table:table-cell>
              <table:table-cell office:value-type="float" office:value="2566.78">
                <text:p>2566.78</text:p>
              </table:table-cell>
              <table:table-cell office:value-type="float" office:value="3011.07">
                <text:p>3011.07</text:p>
              </table:table-cell>
              <table:table-cell office:value-type="float" office:value="2855.33">
                <text:p>2855.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424.33">
                <text:p>3424.33</text:p>
              </table:table-cell>
              <table:table-cell office:value-type="float" office:value="3417.96">
                <text:p>3417.96</text:p>
              </table:table-cell>
              <table:table-cell office:value-type="float" office:value="3874.01">
                <text:p>3874.01</text:p>
              </table:table-cell>
              <table:table-cell office:value-type="float" office:value="3737.14">
                <text:p>3737.1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144.29">
                <text:p>4144.29</text:p>
              </table:table-cell>
              <table:table-cell office:value-type="float" office:value="2913.69">
                <text:p>2913.69</text:p>
              </table:table-cell>
              <table:table-cell office:value-type="float" office:value="3838.96">
                <text:p>3838.96</text:p>
              </table:table-cell>
              <table:table-cell office:value-type="float" office:value="3759.03">
                <text:p>3759.0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256.82">
                <text:p>4256.82</text:p>
              </table:table-cell>
              <table:table-cell office:value-type="float" office:value="3057.72">
                <text:p>3057.72</text:p>
              </table:table-cell>
              <table:table-cell office:value-type="float" office:value="3975.83">
                <text:p>3975.83</text:p>
              </table:table-cell>
              <table:table-cell office:value-type="float" office:value="3581.78">
                <text:p>3581.7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396.05">
                <text:p>4396.05</text:p>
              </table:table-cell>
              <table:table-cell office:value-type="float" office:value="3197.8">
                <text:p>3197.8</text:p>
              </table:table-cell>
              <table:table-cell office:value-type="float" office:value="3752.94">
                <text:p>3752.94</text:p>
              </table:table-cell>
              <table:table-cell office:value-type="float" office:value="3528.56">
                <text:p>3528.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834.8">
                <text:p>4834.8</text:p>
              </table:table-cell>
              <table:table-cell office:value-type="float" office:value="4621.68">
                <text:p>4621.68</text:p>
              </table:table-cell>
              <table:table-cell office:value-type="float" office:value="3672.73">
                <text:p>3672.73</text:p>
              </table:table-cell>
              <table:table-cell office:value-type="float" office:value="3456.59">
                <text:p>3456.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33cm" svg:y="0.316cm" chart:style-name="ch2">
          <text:p>0.64 XFS 4K IOR Throughput</text:p>
        </chart:title>
        <chart:legend chart:legend-position="end" svg:x="13.095cm" svg:y="3.454cm" style:legend-expansion="high" chart:style-name="ch3"/>
        <chart:plot-area chart:style-name="ch4" table:cell-range-address="'IOR Client Scaling'.A38:'IOR Client Scaling'.E46" chart:data-source-has-labels="both" svg:x="1.331cm" svg:y="1.635cm" svg:width="11.124cm" svg:height="6.204cm">
          <chartooo:coordinate-region svg:x="2.323cm" svg:y="1.834cm" svg:width="10.038cm" svg:height="5.358cm"/>
          <chart:axis chart:dimension="x" chart:name="primary-x" chart:style-name="ch5" chartooo:axis-type="auto">
            <chartooo:date-scale/>
            <chart:title svg:x="4.454cm" svg:y="8.019cm" chart:style-name="ch6">
              <text:p>Client Nodes (8 Processes Each)</text:p>
            </chart:title>
            <chart:categories table:cell-range-address="'IOR Client Scaling'.A39:'IOR Client Scaling'.A46"/>
          </chart:axis>
          <chart:axis chart:dimension="y" chart:name="primary-y" chart:style-name="ch5">
            <chart:title svg:x="0.451cm" svg:y="6.17cm" chart:style-name="ch7">
              <text:p>Throughput (MiB/s)</text:p>
            </chart:title>
            <chart:grid chart:style-name="ch8" chart:class="major"/>
          </chart:axis>
          <chart:series chart:style-name="ch9" chart:values-cell-range-address="'IOR Client Scaling'.B39:'IOR Client Scaling'.B46" chart:label-cell-address="'IOR Client Scaling'.B38:'IOR Client Scaling'.B38" chart:class="chart:line">
            <chart:data-point chart:repeated="8"/>
          </chart:series>
          <chart:series chart:style-name="ch10" chart:values-cell-range-address="'IOR Client Scaling'.C39:'IOR Client Scaling'.C46" chart:label-cell-address="'IOR Client Scaling'.C38:'IOR Client Scaling'.C38" chart:class="chart:line">
            <chart:data-point chart:repeated="8"/>
          </chart:series>
          <chart:series chart:style-name="ch11" chart:values-cell-range-address="'IOR Client Scaling'.D39:'IOR Client Scaling'.D46" chart:label-cell-address="'IOR Client Scaling'.D38:'IOR Client Scaling'.D38" chart:class="chart:line">
            <chart:data-point chart:repeated="8"/>
          </chart:series>
          <chart:series chart:style-name="ch12" chart:values-cell-range-address="'IOR Client Scaling'.E39:'IOR Client Scaling'.E46" chart:label-cell-address="'IOR Client Scaling'.E38:'IOR Client Scaling'.E38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Write</text:p>
                <draw:g>
                  <svg:desc>'IOR Client Scaling'.B38:'IOR Client Scaling'.B38</svg:desc>
                </draw:g>
              </table:table-cell>
              <table:table-cell office:value-type="string">
                <text:p>Avg Write</text:p>
                <draw:g>
                  <svg:desc>'IOR Client Scaling'.C38:'IOR Client Scaling'.C38</svg:desc>
                </draw:g>
              </table:table-cell>
              <table:table-cell office:value-type="string">
                <text:p>Max Read</text:p>
                <draw:g>
                  <svg:desc>'IOR Client Scaling'.D38:'IOR Client Scaling'.D38</svg:desc>
                </draw:g>
              </table:table-cell>
              <table:table-cell office:value-type="string">
                <text:p>Avg Read</text:p>
                <draw:g>
                  <svg:desc>'IOR Client Scaling'.E38:'IOR Client Scaling'.E3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IOR Client Scaling'.A39:'IOR Client Scaling'.A46</svg:desc>
                </draw:g>
              </table:table-cell>
              <table:table-cell office:value-type="float" office:value="830.09">
                <text:p>830.09</text:p>
                <draw:g>
                  <svg:desc>'IOR Client Scaling'.B39:'IOR Client Scaling'.B46</svg:desc>
                </draw:g>
              </table:table-cell>
              <table:table-cell office:value-type="float" office:value="826.99">
                <text:p>826.99</text:p>
                <draw:g>
                  <svg:desc>'IOR Client Scaling'.C39:'IOR Client Scaling'.C46</svg:desc>
                </draw:g>
              </table:table-cell>
              <table:table-cell office:value-type="float" office:value="1027.27">
                <text:p>1027.27</text:p>
                <draw:g>
                  <svg:desc>'IOR Client Scaling'.D39:'IOR Client Scaling'.D46</svg:desc>
                </draw:g>
              </table:table-cell>
              <table:table-cell office:value-type="float" office:value="1023.04">
                <text:p>1023.04</text:p>
                <draw:g>
                  <svg:desc>'IOR Client Scaling'.E39:'IOR Client Scaling'.E4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50.46">
                <text:p>1650.46</text:p>
              </table:table-cell>
              <table:table-cell office:value-type="float" office:value="1644.32">
                <text:p>1644.32</text:p>
              </table:table-cell>
              <table:table-cell office:value-type="float" office:value="2024.15">
                <text:p>2024.15</text:p>
              </table:table-cell>
              <table:table-cell office:value-type="float" office:value="2000.02">
                <text:p>2000.0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457.81">
                <text:p>2457.81</text:p>
              </table:table-cell>
              <table:table-cell office:value-type="float" office:value="2454.62">
                <text:p>2454.62</text:p>
              </table:table-cell>
              <table:table-cell office:value-type="float" office:value="2261.94">
                <text:p>2261.94</text:p>
              </table:table-cell>
              <table:table-cell office:value-type="float" office:value="2142.14">
                <text:p>2142.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60.14">
                <text:p>3260.14</text:p>
              </table:table-cell>
              <table:table-cell office:value-type="float" office:value="3249.49">
                <text:p>3249.49</text:p>
              </table:table-cell>
              <table:table-cell office:value-type="float" office:value="4041.39">
                <text:p>4041.39</text:p>
              </table:table-cell>
              <table:table-cell office:value-type="float" office:value="3901.16">
                <text:p>3901.1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034.7">
                <text:p>4034.7</text:p>
              </table:table-cell>
              <table:table-cell office:value-type="float" office:value="4008.31">
                <text:p>4008.31</text:p>
              </table:table-cell>
              <table:table-cell office:value-type="float" office:value="3400.56">
                <text:p>3400.56</text:p>
              </table:table-cell>
              <table:table-cell office:value-type="float" office:value="3346.45">
                <text:p>3346.4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740.66">
                <text:p>4740.66</text:p>
              </table:table-cell>
              <table:table-cell office:value-type="float" office:value="4722.15">
                <text:p>4722.15</text:p>
              </table:table-cell>
              <table:table-cell office:value-type="float" office:value="4029.38">
                <text:p>4029.38</text:p>
              </table:table-cell>
              <table:table-cell office:value-type="float" office:value="3996.37">
                <text:p>3996.3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188.27">
                <text:p>5188.27</text:p>
              </table:table-cell>
              <table:table-cell office:value-type="float" office:value="5125.43">
                <text:p>5125.43</text:p>
              </table:table-cell>
              <table:table-cell office:value-type="float" office:value="4660.78">
                <text:p>4660.78</text:p>
              </table:table-cell>
              <table:table-cell office:value-type="float" office:value="4585.33">
                <text:p>4585.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201.52">
                <text:p>5201.52</text:p>
              </table:table-cell>
              <table:table-cell office:value-type="float" office:value="3743.18">
                <text:p>3743.18</text:p>
              </table:table-cell>
              <table:table-cell office:value-type="float" office:value="7129.6">
                <text:p>7129.6</text:p>
              </table:table-cell>
              <table:table-cell office:value-type="float" office:value="6728.3">
                <text:p>6728.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79cm" svg:y="0.316cm" chart:style-name="ch2">
          <text:p>ORNL 4M CephFS (IOR) Throughput</text:p>
        </chart:title>
        <chart:legend chart:legend-position="end" svg:x="13.095cm" svg:y="3.454cm" style:legend-expansion="high" chart:style-name="ch3"/>
        <chart:plot-area chart:style-name="ch4" table:cell-range-address="'IOR Client Scaling'.A51:'IOR Client Scaling'.E59" chart:data-source-has-labels="both" svg:x="1.331cm" svg:y="1.635cm" svg:width="11.124cm" svg:height="6.204cm">
          <chartooo:coordinate-region svg:x="2.323cm" svg:y="1.834cm" svg:width="10.038cm" svg:height="5.358cm"/>
          <chart:axis chart:dimension="x" chart:name="primary-x" chart:style-name="ch5" chartooo:axis-type="auto">
            <chartooo:date-scale/>
            <chart:title svg:x="4.454cm" svg:y="8.019cm" chart:style-name="ch6">
              <text:p>Client Nodes (8 Processes Each)</text:p>
            </chart:title>
            <chart:categories table:cell-range-address="'IOR Client Scaling'.A52:'IOR Client Scaling'.A59"/>
          </chart:axis>
          <chart:axis chart:dimension="y" chart:name="primary-y" chart:style-name="ch5">
            <chart:title svg:x="0.451cm" svg:y="6.17cm" chart:style-name="ch7">
              <text:p>Throughput (MiB/s)</text:p>
            </chart:title>
            <chart:grid chart:style-name="ch8" chart:class="major"/>
          </chart:axis>
          <chart:series chart:style-name="ch9" chart:values-cell-range-address="'IOR Client Scaling'.B52:'IOR Client Scaling'.B59" chart:label-cell-address="'IOR Client Scaling'.B51:'IOR Client Scaling'.B51" chart:class="chart:line">
            <chart:data-point chart:repeated="8"/>
          </chart:series>
          <chart:series chart:style-name="ch10" chart:values-cell-range-address="'IOR Client Scaling'.C52:'IOR Client Scaling'.C59" chart:label-cell-address="'IOR Client Scaling'.C51:'IOR Client Scaling'.C51" chart:class="chart:line">
            <chart:data-point chart:repeated="8"/>
          </chart:series>
          <chart:series chart:style-name="ch11" chart:values-cell-range-address="'IOR Client Scaling'.D52:'IOR Client Scaling'.D59" chart:label-cell-address="'IOR Client Scaling'.D51:'IOR Client Scaling'.D51" chart:class="chart:line">
            <chart:data-point chart:repeated="8"/>
          </chart:series>
          <chart:series chart:style-name="ch12" chart:values-cell-range-address="'IOR Client Scaling'.E52:'IOR Client Scaling'.E59" chart:label-cell-address="'IOR Client Scaling'.E51:'IOR Client Scaling'.E5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Write</text:p>
                <draw:g>
                  <svg:desc>'IOR Client Scaling'.B51:'IOR Client Scaling'.B51</svg:desc>
                </draw:g>
              </table:table-cell>
              <table:table-cell office:value-type="string">
                <text:p>Avg Write</text:p>
                <draw:g>
                  <svg:desc>'IOR Client Scaling'.C51:'IOR Client Scaling'.C51</svg:desc>
                </draw:g>
              </table:table-cell>
              <table:table-cell office:value-type="string">
                <text:p>Max Read</text:p>
                <draw:g>
                  <svg:desc>'IOR Client Scaling'.D51:'IOR Client Scaling'.D51</svg:desc>
                </draw:g>
              </table:table-cell>
              <table:table-cell office:value-type="string">
                <text:p>Avg Read</text:p>
                <draw:g>
                  <svg:desc>'IOR Client Scaling'.E51:'IOR Client Scaling'.E5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IOR Client Scaling'.A52:'IOR Client Scaling'.A59</svg:desc>
                </draw:g>
              </table:table-cell>
              <table:table-cell office:value-type="float" office:value="860.89">
                <text:p>860.89</text:p>
                <draw:g>
                  <svg:desc>'IOR Client Scaling'.B52:'IOR Client Scaling'.B59</svg:desc>
                </draw:g>
              </table:table-cell>
              <table:table-cell office:value-type="float" office:value="858.62">
                <text:p>858.62</text:p>
                <draw:g>
                  <svg:desc>'IOR Client Scaling'.C52:'IOR Client Scaling'.C59</svg:desc>
                </draw:g>
              </table:table-cell>
              <table:table-cell office:value-type="float" office:value="1065.23">
                <text:p>1065.23</text:p>
                <draw:g>
                  <svg:desc>'IOR Client Scaling'.D52:'IOR Client Scaling'.D59</svg:desc>
                </draw:g>
              </table:table-cell>
              <table:table-cell office:value-type="float" office:value="1063.07">
                <text:p>1063.07</text:p>
                <draw:g>
                  <svg:desc>'IOR Client Scaling'.E52:'IOR Client Scaling'.E5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723.22">
                <text:p>1723.22</text:p>
              </table:table-cell>
              <table:table-cell office:value-type="float" office:value="1721.27">
                <text:p>1721.27</text:p>
              </table:table-cell>
              <table:table-cell office:value-type="float" office:value="2103.45">
                <text:p>2103.45</text:p>
              </table:table-cell>
              <table:table-cell office:value-type="float" office:value="2099.68">
                <text:p>2099.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567.44">
                <text:p>2567.44</text:p>
              </table:table-cell>
              <table:table-cell office:value-type="float" office:value="2565.19">
                <text:p>2565.19</text:p>
              </table:table-cell>
              <table:table-cell office:value-type="float" office:value="2796.9">
                <text:p>2796.9</text:p>
              </table:table-cell>
              <table:table-cell office:value-type="float" office:value="2736.89">
                <text:p>2736.8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434.35">
                <text:p>3434.35</text:p>
              </table:table-cell>
              <table:table-cell office:value-type="float" office:value="3417.74">
                <text:p>3417.74</text:p>
              </table:table-cell>
              <table:table-cell office:value-type="float" office:value="3818.23">
                <text:p>3818.23</text:p>
              </table:table-cell>
              <table:table-cell office:value-type="float" office:value="3762.51">
                <text:p>3762.5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180.21">
                <text:p>4180.21</text:p>
              </table:table-cell>
              <table:table-cell office:value-type="float" office:value="2980.24">
                <text:p>2980.24</text:p>
              </table:table-cell>
              <table:table-cell office:value-type="float" office:value="4129.69">
                <text:p>4129.69</text:p>
              </table:table-cell>
              <table:table-cell office:value-type="float" office:value="3993.04">
                <text:p>3993.0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921.92">
                <text:p>4921.92</text:p>
              </table:table-cell>
              <table:table-cell office:value-type="float" office:value="4913.64">
                <text:p>4913.64</text:p>
              </table:table-cell>
              <table:table-cell office:value-type="float" office:value="4704.74">
                <text:p>4704.74</text:p>
              </table:table-cell>
              <table:table-cell office:value-type="float" office:value="4495.23">
                <text:p>4495.2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061.92">
                <text:p>5061.92</text:p>
              </table:table-cell>
              <table:table-cell office:value-type="float" office:value="5030.37">
                <text:p>5030.37</text:p>
              </table:table-cell>
              <table:table-cell office:value-type="float" office:value="4838.83">
                <text:p>4838.83</text:p>
              </table:table-cell>
              <table:table-cell office:value-type="float" office:value="4757.32">
                <text:p>4757.3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162.05">
                <text:p>5162.05</text:p>
              </table:table-cell>
              <table:table-cell office:value-type="float" office:value="4815.26">
                <text:p>4815.26</text:p>
              </table:table-cell>
              <table:table-cell office:value-type="float" office:value="5728">
                <text:p>5728</text:p>
              </table:table-cell>
              <table:table-cell office:value-type="float" office:value="5621.72">
                <text:p>5621.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Fine_20_Dashed_20__28_var_29_" svg:stroke-width="0.08cm" svg:stroke-color="#ffd320" svg:stroke-opacity="50%" draw:fill-color="#ffd320" draw:opacity="50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Fine_20_Dashed_20__28_var_29_" svg:stroke-width="0.08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_20__28_var_29_" svg:stroke-width="0.08cm" svg:stroke-color="#7e0021" svg:stroke-opacity="50%" draw:fill-color="#7e0021" draw:opacity="50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54cm" svg:y="0.316cm" chart:style-name="ch2">
          <text:p>0.64 XFS Single-Server RADOS Bench</text:p>
        </chart:title>
        <chart:subtitle svg:x="5.773cm" svg:y="1.275cm" chart:style-name="ch3">
          <text:p>4MB IOs, 8 Client Nodes</text:p>
        </chart:subtitle>
        <chart:legend chart:legend-position="end" svg:x="9.781cm" svg:y="3.205cm" style:legend-expansion="high" chart:style-name="ch4"/>
        <chart:plot-area chart:style-name="ch5" table:cell-range-address="'RADOS Bench OSD Scaling'.A25:'RADOS Bench OSD Scaling'.F30" chart:data-source-has-labels="both" svg:x="1.331cm" svg:y="2.318cm" svg:width="7.81cm" svg:height="5.521cm">
          <chartooo:coordinate-region svg:x="2.323cm" svg:y="2.518cm" svg:width="6.631cm" svg:height="4.674cm"/>
          <chart:axis chart:dimension="x" chart:name="primary-x" chart:style-name="ch6" chartooo:axis-type="auto">
            <chartooo:date-scale/>
            <chart:title svg:x="4.755cm" svg:y="8.019cm" chart:style-name="ch7">
              <text:p>OSDs</text:p>
            </chart:title>
            <chart:categories table:cell-range-address="'RADOS Bench OSD Scaling'.A26:'RADOS Bench OSD Scaling'.A30"/>
          </chart:axis>
          <chart:axis chart:dimension="y" chart:name="primary-y" chart:style-name="ch6">
            <chart:title svg:x="0.451cm" svg:y="6.471cm" chart:style-name="ch8">
              <text:p>Throughput (MB/s)</text:p>
            </chart:title>
            <chart:grid chart:style-name="ch9" chart:class="major"/>
          </chart:axis>
          <chart:series chart:style-name="ch10" chart:values-cell-range-address="'RADOS Bench OSD Scaling'.B26:'RADOS Bench OSD Scaling'.B30" chart:label-cell-address="'RADOS Bench OSD Scaling'.B25:'RADOS Bench OSD Scaling'.B25" chart:class="chart:line">
            <chart:data-point chart:repeated="5"/>
          </chart:series>
          <chart:series chart:style-name="ch11" chart:values-cell-range-address="'RADOS Bench OSD Scaling'.C26:'RADOS Bench OSD Scaling'.C30" chart:label-cell-address="'RADOS Bench OSD Scaling'.C25:'RADOS Bench OSD Scaling'.C25" chart:class="chart:line">
            <chart:data-point chart:repeated="5"/>
          </chart:series>
          <chart:series chart:style-name="ch12" chart:values-cell-range-address="'RADOS Bench OSD Scaling'.D26:'RADOS Bench OSD Scaling'.D30" chart:label-cell-address="'RADOS Bench OSD Scaling'.D25:'RADOS Bench OSD Scaling'.D25" chart:class="chart:line">
            <chart:data-point chart:repeated="5"/>
          </chart:series>
          <chart:series chart:style-name="ch13" chart:values-cell-range-address="'RADOS Bench OSD Scaling'.E26:'RADOS Bench OSD Scaling'.E30" chart:label-cell-address="'RADOS Bench OSD Scaling'.E25:'RADOS Bench OSD Scaling'.E25" chart:class="chart:line">
            <chart:data-point chart:repeated="5"/>
          </chart:series>
          <chart:series chart:style-name="ch14" chart:values-cell-range-address="'RADOS Bench OSD Scaling'.F26:'RADOS Bench OSD Scaling'.F30" chart:label-cell-address="'RADOS Bench OSD Scaling'.F25:'RADOS Bench OSD Scaling'.F25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</text:p>
                <draw:g>
                  <svg:desc>'RADOS Bench OSD Scaling'.B25:'RADOS Bench OSD Scaling'.B25</svg:desc>
                </draw:g>
              </table:table-cell>
              <table:table-cell office:value-type="string">
                <text:p>Reads</text:p>
                <draw:g>
                  <svg:desc>'RADOS Bench OSD Scaling'.C25:'RADOS Bench OSD Scaling'.C25</svg:desc>
                </draw:g>
              </table:table-cell>
              <table:table-cell office:value-type="string">
                <text:p>Writes (Including Journals)</text:p>
                <draw:g>
                  <svg:desc>'RADOS Bench OSD Scaling'.D25:'RADOS Bench OSD Scaling'.D25</svg:desc>
                </draw:g>
              </table:table-cell>
              <table:table-cell office:value-type="string">
                <text:p>Disk Fabric Max</text:p>
                <draw:g>
                  <svg:desc>'RADOS Bench OSD Scaling'.E25:'RADOS Bench OSD Scaling'.E25</svg:desc>
                </draw:g>
              </table:table-cell>
              <table:table-cell office:value-type="string">
                <text:p>Client Network Max</text:p>
                <draw:g>
                  <svg:desc>'RADOS Bench OSD Scaling'.F25:'RADOS Bench OSD Scaling'.F25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'RADOS Bench OSD Scaling'.A26:'RADOS Bench OSD Scaling'.A30</svg:desc>
                </draw:g>
              </table:table-cell>
              <table:table-cell office:value-type="float" office:value="546.983">
                <text:p>546.983</text:p>
                <draw:g>
                  <svg:desc>'RADOS Bench OSD Scaling'.B26:'RADOS Bench OSD Scaling'.B30</svg:desc>
                </draw:g>
              </table:table-cell>
              <table:table-cell office:value-type="float" office:value="728.8">
                <text:p>728.8</text:p>
                <draw:g>
                  <svg:desc>'RADOS Bench OSD Scaling'.C26:'RADOS Bench OSD Scaling'.C30</svg:desc>
                </draw:g>
              </table:table-cell>
              <table:table-cell office:value-type="float" office:value="1093.966">
                <text:p>1093.966</text:p>
                <draw:g>
                  <svg:desc>'RADOS Bench OSD Scaling'.D26:'RADOS Bench OSD Scaling'.D30</svg:desc>
                </draw:g>
              </table:table-cell>
              <table:table-cell office:value-type="float" office:value="3000">
                <text:p>3000</text:p>
                <draw:g>
                  <svg:desc>'RADOS Bench OSD Scaling'.E26:'RADOS Bench OSD Scaling'.E30</svg:desc>
                </draw:g>
              </table:table-cell>
              <table:table-cell office:value-type="float" office:value="2470">
                <text:p>2470</text:p>
                <draw:g>
                  <svg:desc>'RADOS Bench OSD Scaling'.F26:'RADOS Bench OSD Scaling'.F30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79.263">
                <text:p>979.263</text:p>
              </table:table-cell>
              <table:table-cell office:value-type="float" office:value="1266.01">
                <text:p>1266.01</text:p>
              </table:table-cell>
              <table:table-cell office:value-type="float" office:value="1958.526">
                <text:p>1958.526</text:p>
              </table:table-cell>
              <table:table-cell office:value-type="float" office:value="3000">
                <text:p>3000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30.25">
                <text:p>1330.25</text:p>
              </table:table-cell>
              <table:table-cell office:value-type="float" office:value="1712.36">
                <text:p>1712.36</text:p>
              </table:table-cell>
              <table:table-cell office:value-type="float" office:value="2660.5">
                <text:p>2660.5</text:p>
              </table:table-cell>
              <table:table-cell office:value-type="float" office:value="3000">
                <text:p>3000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431.52">
                <text:p>1431.52</text:p>
              </table:table-cell>
              <table:table-cell office:value-type="float" office:value="2238.05">
                <text:p>2238.05</text:p>
              </table:table-cell>
              <table:table-cell office:value-type="float" office:value="2863.04">
                <text:p>2863.04</text:p>
              </table:table-cell>
              <table:table-cell office:value-type="float" office:value="3000">
                <text:p>3000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427.43">
                <text:p>1427.43</text:p>
              </table:table-cell>
              <table:table-cell office:value-type="float" office:value="2316.32">
                <text:p>2316.32</text:p>
              </table:table-cell>
              <table:table-cell office:value-type="float" office:value="2854.86">
                <text:p>2854.86</text:p>
              </table:table-cell>
              <table:table-cell office:value-type="float" office:value="3000">
                <text:p>3000</text:p>
              </table:table-cell>
              <table:table-cell office:value-type="float" office:value="2470">
                <text:p>247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Fine_20_Dashed_20__28_var_29_" svg:stroke-width="0.08cm" svg:stroke-color="#ffd320" svg:stroke-opacity="50%" draw:fill-color="#ffd320" draw:opacity="50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Fine_20_Dashed_20__28_var_29_" svg:stroke-width="0.08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_20__28_var_29_" svg:stroke-width="0.08cm" svg:stroke-color="#7e0021" svg:stroke-opacity="50%" draw:fill-color="#7e0021" draw:opacity="50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432cm" svg:y="0.316cm" chart:style-name="ch2">
          <text:p>ORNL Multi-Server RADOS Bench Througput</text:p>
        </chart:title>
        <chart:subtitle svg:x="5.773cm" svg:y="1.275cm" chart:style-name="ch3">
          <text:p>4MB IOs, 8 Client Nodes</text:p>
        </chart:subtitle>
        <chart:legend chart:legend-position="end" svg:x="9.781cm" svg:y="3.205cm" style:legend-expansion="high" chart:style-name="ch4"/>
        <chart:plot-area chart:style-name="ch5" table:cell-range-address="'RADOS Bench OSD Scaling'.A32:'RADOS Bench OSD Scaling'.F36" chart:data-source-has-labels="both" svg:x="1.331cm" svg:y="2.318cm" svg:width="7.81cm" svg:height="5.521cm">
          <chartooo:coordinate-region svg:x="2.508cm" svg:y="2.518cm" svg:width="6.539cm" svg:height="4.674cm"/>
          <chart:axis chart:dimension="x" chart:name="primary-x" chart:style-name="ch6" chartooo:axis-type="auto">
            <chartooo:date-scale/>
            <chart:title svg:x="3.036cm" svg:y="8.019cm" chart:style-name="ch7">
              <text:p>Client Nodes (11 OSDs Each)</text:p>
            </chart:title>
            <chart:categories table:cell-range-address="'RADOS Bench OSD Scaling'.A33:'RADOS Bench OSD Scaling'.A36"/>
          </chart:axis>
          <chart:axis chart:dimension="y" chart:name="primary-y" chart:style-name="ch6">
            <chart:title svg:x="0.451cm" svg:y="6.471cm" chart:style-name="ch8">
              <text:p>Throughput (MB/s)</text:p>
            </chart:title>
            <chart:grid chart:style-name="ch9" chart:class="major"/>
          </chart:axis>
          <chart:series chart:style-name="ch10" chart:values-cell-range-address="'RADOS Bench OSD Scaling'.B33:'RADOS Bench OSD Scaling'.B36" chart:label-cell-address="'RADOS Bench OSD Scaling'.B32:'RADOS Bench OSD Scaling'.B32" chart:class="chart:line">
            <chart:data-point chart:repeated="4"/>
          </chart:series>
          <chart:series chart:style-name="ch11" chart:values-cell-range-address="'RADOS Bench OSD Scaling'.C33:'RADOS Bench OSD Scaling'.C36" chart:label-cell-address="'RADOS Bench OSD Scaling'.C32:'RADOS Bench OSD Scaling'.C32" chart:class="chart:line">
            <chart:data-point chart:repeated="4"/>
          </chart:series>
          <chart:series chart:style-name="ch12" chart:values-cell-range-address="'RADOS Bench OSD Scaling'.D33:'RADOS Bench OSD Scaling'.D36" chart:label-cell-address="'RADOS Bench OSD Scaling'.D32:'RADOS Bench OSD Scaling'.D32" chart:class="chart:line">
            <chart:data-point chart:repeated="4"/>
          </chart:series>
          <chart:series chart:style-name="ch13" chart:values-cell-range-address="'RADOS Bench OSD Scaling'.E33:'RADOS Bench OSD Scaling'.E36" chart:label-cell-address="'RADOS Bench OSD Scaling'.E32:'RADOS Bench OSD Scaling'.E32" chart:class="chart:line">
            <chart:data-point chart:repeated="4"/>
          </chart:series>
          <chart:series chart:style-name="ch14" chart:values-cell-range-address="'RADOS Bench OSD Scaling'.F33:'RADOS Bench OSD Scaling'.F36" chart:label-cell-address="'RADOS Bench OSD Scaling'.F32:'RADOS Bench OSD Scaling'.F32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</text:p>
                <draw:g>
                  <svg:desc>'RADOS Bench OSD Scaling'.B32:'RADOS Bench OSD Scaling'.B32</svg:desc>
                </draw:g>
              </table:table-cell>
              <table:table-cell office:value-type="string">
                <text:p>Reads</text:p>
                <draw:g>
                  <svg:desc>'RADOS Bench OSD Scaling'.C32:'RADOS Bench OSD Scaling'.C32</svg:desc>
                </draw:g>
              </table:table-cell>
              <table:table-cell office:value-type="string">
                <text:p>Writes (Including Journals)</text:p>
                <draw:g>
                  <svg:desc>'RADOS Bench OSD Scaling'.D32:'RADOS Bench OSD Scaling'.D32</svg:desc>
                </draw:g>
              </table:table-cell>
              <table:table-cell office:value-type="string">
                <text:p>Disk Fabric Max</text:p>
                <draw:g>
                  <svg:desc>'RADOS Bench OSD Scaling'.E32:'RADOS Bench OSD Scaling'.E32</svg:desc>
                </draw:g>
              </table:table-cell>
              <table:table-cell office:value-type="string">
                <text:p>Client Network Max</text:p>
                <draw:g>
                  <svg:desc>'RADOS Bench OSD Scaling'.F32:'RADOS Bench OSD Scaling'.F3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RADOS Bench OSD Scaling'.A33:'RADOS Bench OSD Scaling'.A36</svg:desc>
                </draw:g>
              </table:table-cell>
              <table:table-cell office:value-type="float" office:value="1427.43">
                <text:p>1427.43</text:p>
                <draw:g>
                  <svg:desc>'RADOS Bench OSD Scaling'.B33:'RADOS Bench OSD Scaling'.B36</svg:desc>
                </draw:g>
              </table:table-cell>
              <table:table-cell office:value-type="float" office:value="2316.32">
                <text:p>2316.32</text:p>
                <draw:g>
                  <svg:desc>'RADOS Bench OSD Scaling'.C33:'RADOS Bench OSD Scaling'.C36</svg:desc>
                </draw:g>
              </table:table-cell>
              <table:table-cell office:value-type="float" office:value="2854.86">
                <text:p>2854.86</text:p>
                <draw:g>
                  <svg:desc>'RADOS Bench OSD Scaling'.D33:'RADOS Bench OSD Scaling'.D36</svg:desc>
                </draw:g>
              </table:table-cell>
              <table:table-cell office:value-type="float" office:value="3000">
                <text:p>3000</text:p>
                <draw:g>
                  <svg:desc>'RADOS Bench OSD Scaling'.E33:'RADOS Bench OSD Scaling'.E36</svg:desc>
                </draw:g>
              </table:table-cell>
              <table:table-cell office:value-type="float" office:value="2470">
                <text:p>2470</text:p>
                <draw:g>
                  <svg:desc>'RADOS Bench OSD Scaling'.F33:'RADOS Bench OSD Scaling'.F3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695.92">
                <text:p>2695.92</text:p>
              </table:table-cell>
              <table:table-cell office:value-type="float" office:value="4695.82">
                <text:p>4695.82</text:p>
              </table:table-cell>
              <table:table-cell office:value-type="float" office:value="5391.84">
                <text:p>5391.84</text:p>
              </table:table-cell>
              <table:table-cell office:value-type="float" office:value="6000">
                <text:p>6000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045.79">
                <text:p>4045.79</text:p>
              </table:table-cell>
              <table:table-cell office:value-type="float" office:value="6707.49">
                <text:p>6707.49</text:p>
              </table:table-cell>
              <table:table-cell office:value-type="float" office:value="8091.58">
                <text:p>8091.58</text:p>
              </table:table-cell>
              <table:table-cell office:value-type="float" office:value="9000">
                <text:p>9000</text:p>
              </table:table-cell>
              <table:table-cell office:value-type="float" office:value="7410">
                <text:p>741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322.91">
                <text:p>5322.91</text:p>
              </table:table-cell>
              <table:table-cell office:value-type="float" office:value="8781.62">
                <text:p>8781.62</text:p>
              </table:table-cell>
              <table:table-cell office:value-type="float" office:value="10645.82">
                <text:p>10645.82</text:p>
              </table:table-cell>
              <table:table-cell office:value-type="float" office:value="12000">
                <text:p>12000</text:p>
              </table:table-cell>
              <table:table-cell office:value-type="float" office:value="9880">
                <text:p>988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92cm" svg:y="0.316cm" chart:style-name="ch2">
          <text:p>Ceph 0.64 mdtest Directory Creation</text:p>
        </chart:title>
        <chart:legend chart:legend-position="end" svg:x="13.412cm" svg:y="3.454cm" style:legend-expansion="high" chart:style-name="ch3"/>
        <chart:plot-area chart:style-name="ch4" table:cell-range-address="'MDTest Client Scaling'.A6:'MDTest Client Scaling'.E13 'MDTest Client Scaling'.B5:'MDTest Client Scaling'.E5" chart:data-source-has-labels="both" svg:x="1.331cm" svg:y="1.635cm" svg:width="11.441cm" svg:height="6.204cm">
          <chartooo:coordinate-region svg:x="2.323cm" svg:y="1.834cm" svg:width="10.355cm" svg:height="5.358cm"/>
          <chart:axis chart:dimension="x" chart:name="primary-x" chart:style-name="ch5" chartooo:axis-type="auto">
            <chartooo:date-scale/>
            <chart:title svg:x="4.784cm" svg:y="8.019cm" chart:style-name="ch6">
              <text:p>Client Nodes (1 Process Each)</text:p>
            </chart:title>
            <chart:categories table:cell-range-address="'MDTest Client Scaling'.A6:'MDTest Client Scaling'.A13"/>
          </chart:axis>
          <chart:axis chart:dimension="y" chart:name="primary-y" chart:style-name="ch5">
            <chart:title svg:x="0.451cm" svg:y="6.474cm" chart:style-name="ch7">
              <text:p>Operations Per Second</text:p>
            </chart:title>
            <chart:grid chart:style-name="ch8" chart:class="major"/>
          </chart:axis>
          <chart:series chart:style-name="ch9" chart:values-cell-range-address="'MDTest Client Scaling'.B6:'MDTest Client Scaling'.B13" chart:label-cell-address="'MDTest Client Scaling'.B5:'MDTest Client Scaling'.B5" chart:class="chart:line">
            <chart:data-point chart:repeated="8"/>
          </chart:series>
          <chart:series chart:style-name="ch10" chart:values-cell-range-address="'MDTest Client Scaling'.C6:'MDTest Client Scaling'.C13" chart:label-cell-address="'MDTest Client Scaling'.C5:'MDTest Client Scaling'.C5" chart:class="chart:line">
            <chart:data-point chart:repeated="8"/>
          </chart:series>
          <chart:series chart:style-name="ch11" chart:values-cell-range-address="'MDTest Client Scaling'.D6:'MDTest Client Scaling'.D13" chart:label-cell-address="'MDTest Client Scaling'.D5:'MDTest Client Scaling'.D5" chart:class="chart:line">
            <chart:data-point chart:repeated="8"/>
          </chart:series>
          <chart:series chart:style-name="ch12" chart:values-cell-range-address="'MDTest Client Scaling'.E6:'MDTest Client Scaling'.E13" chart:label-cell-address="'MDTest Client Scaling'.E5:'MDTest Client Scaling'.E5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  <draw:g>
                  <svg:desc>'MDTest Client Scaling'.B5:'MDTest Client Scaling'.B5</svg:desc>
                </draw:g>
              </table:table-cell>
              <table:table-cell office:value-type="string">
                <text:p>Min</text:p>
                <draw:g>
                  <svg:desc>'MDTest Client Scaling'.C5:'MDTest Client Scaling'.C5</svg:desc>
                </draw:g>
              </table:table-cell>
              <table:table-cell office:value-type="string">
                <text:p>Mean</text:p>
                <draw:g>
                  <svg:desc>'MDTest Client Scaling'.D5:'MDTest Client Scaling'.D5</svg:desc>
                </draw:g>
              </table:table-cell>
              <table:table-cell office:value-type="string">
                <text:p>Std Dev</text:p>
                <draw:g>
                  <svg:desc>'MDTest Client Scaling'.E5:'MDTest Client Scaling'.E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MDTest Client Scaling'.A6:'MDTest Client Scaling'.A13</svg:desc>
                </draw:g>
              </table:table-cell>
              <table:table-cell office:value-type="float" office:value="872.651">
                <text:p>872.651</text:p>
                <draw:g>
                  <svg:desc>'MDTest Client Scaling'.B6:'MDTest Client Scaling'.B13</svg:desc>
                </draw:g>
              </table:table-cell>
              <table:table-cell office:value-type="float" office:value="795.131">
                <text:p>795.131</text:p>
                <draw:g>
                  <svg:desc>'MDTest Client Scaling'.C6:'MDTest Client Scaling'.C13</svg:desc>
                </draw:g>
              </table:table-cell>
              <table:table-cell office:value-type="float" office:value="834.747">
                <text:p>834.747</text:p>
                <draw:g>
                  <svg:desc>'MDTest Client Scaling'.D6:'MDTest Client Scaling'.D13</svg:desc>
                </draw:g>
              </table:table-cell>
              <table:table-cell office:value-type="float" office:value="28.841">
                <text:p>28.841</text:p>
                <draw:g>
                  <svg:desc>'MDTest Client Scaling'.E6:'MDTest Client Scaling'.E1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68.722">
                <text:p>1668.722</text:p>
              </table:table-cell>
              <table:table-cell office:value-type="float" office:value="1268.715">
                <text:p>1268.715</text:p>
              </table:table-cell>
              <table:table-cell office:value-type="float" office:value="1529.985">
                <text:p>1529.985</text:p>
              </table:table-cell>
              <table:table-cell office:value-type="float" office:value="145.901">
                <text:p>145.9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237.005">
                <text:p>2237.005</text:p>
              </table:table-cell>
              <table:table-cell office:value-type="float" office:value="1413.015">
                <text:p>1413.015</text:p>
              </table:table-cell>
              <table:table-cell office:value-type="float" office:value="1948.614">
                <text:p>1948.614</text:p>
              </table:table-cell>
              <table:table-cell office:value-type="float" office:value="300.126">
                <text:p>300.12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74.265">
                <text:p>2674.265</text:p>
              </table:table-cell>
              <table:table-cell office:value-type="float" office:value="1365.972">
                <text:p>1365.972</text:p>
              </table:table-cell>
              <table:table-cell office:value-type="float" office:value="2176.408">
                <text:p>2176.408</text:p>
              </table:table-cell>
              <table:table-cell office:value-type="float" office:value="519.86">
                <text:p>519.8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367.223">
                <text:p>3367.223</text:p>
              </table:table-cell>
              <table:table-cell office:value-type="float" office:value="1857.033">
                <text:p>1857.033</text:p>
              </table:table-cell>
              <table:table-cell office:value-type="float" office:value="2814.881">
                <text:p>2814.881</text:p>
              </table:table-cell>
              <table:table-cell office:value-type="float" office:value="549.443">
                <text:p>549.44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379.805">
                <text:p>3379.805</text:p>
              </table:table-cell>
              <table:table-cell office:value-type="float" office:value="1799.73">
                <text:p>1799.73</text:p>
              </table:table-cell>
              <table:table-cell office:value-type="float" office:value="2497.395">
                <text:p>2497.395</text:p>
              </table:table-cell>
              <table:table-cell office:value-type="float" office:value="613.557">
                <text:p>613.55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17.399">
                <text:p>3317.399</text:p>
              </table:table-cell>
              <table:table-cell office:value-type="float" office:value="1739.466">
                <text:p>1739.466</text:p>
              </table:table-cell>
              <table:table-cell office:value-type="float" office:value="2175.496">
                <text:p>2175.496</text:p>
              </table:table-cell>
              <table:table-cell office:value-type="float" office:value="576.83">
                <text:p>576.8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154.73">
                <text:p>3154.73</text:p>
              </table:table-cell>
              <table:table-cell office:value-type="float" office:value="1584.247">
                <text:p>1584.247</text:p>
              </table:table-cell>
              <table:table-cell office:value-type="float" office:value="2176.64">
                <text:p>2176.64</text:p>
              </table:table-cell>
              <table:table-cell office:value-type="float" office:value="568.079">
                <text:p>568.0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